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EE0000037A803B8C8A483C48C9.png" manifest:media-type="image/png"/>
  <manifest:file-entry manifest:full-path="Pictures/1000020100000DF20000032608D0F491559922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dash" draw:stroke-dash="Ultrafine_20_Dashed" draw:fill-color="#8d1d75" draw:textarea-horizontal-align="justify" draw:textarea-vertical-align="middle" draw:auto-grow-height="false" fo:min-height="0.779cm" fo:min-width="11.854cm"/>
    </style:style>
    <style:style style:name="gr4" style:family="graphic" style:parent-style-name="Default_5f_2">
      <style:graphic-properties draw:stroke="dash" draw:stroke-dash="Ultrafine_20_Dashed" draw:fill-color="#fff5ce" draw:textarea-horizontal-align="justify" draw:textarea-vertical-align="middle" draw:auto-grow-height="false" fo:min-height="0.779cm" fo:min-width="12.494cm"/>
    </style:style>
    <style:style style:name="gr5" style:family="graphic" style:parent-style-name="Default_5f_2">
      <style:graphic-properties draw:stroke="dash" draw:stroke-dash="Ultrafine_20_Dashed" draw:fill-color="#eeeeee" draw:textarea-horizontal-align="justify" draw:textarea-vertical-align="middle" draw:auto-grow-height="false" fo:min-height="0.779cm" fo:min-width="13.136cm"/>
    </style:style>
    <style:style style:name="gr6" style:family="graphic" style:parent-style-name="Default_5f_2">
      <style:graphic-properties draw:stroke="dash" draw:stroke-dash="Ultrafine_20_Dashed" draw:fill-color="#e6e905" draw:textarea-horizontal-align="justify" draw:textarea-vertical-align="middle" draw:auto-grow-height="false" fo:min-height="0.779cm" fo:min-width="13.837cm"/>
    </style:style>
    <style:style style:name="gr7" style:family="graphic" style:parent-style-name="Default_5f_1">
      <style:graphic-properties draw:stroke="none" draw:fill="none" fo:min-height="2.2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115cm"/>
    </style:style>
    <style:style style:name="gr9" style:family="graphic" style:parent-style-name="standard">
      <style:graphic-properties draw:stroke="dash" draw:stroke-dash="Fine_20_Dashed" svg:stroke-width="0.053cm" svg:stroke-color="#ce181e" draw:marker-start-width="0.279cm" draw:marker-end-width="0.279cm" draw:fill="none" draw:textarea-vertical-align="middle" draw:auto-grow-height="false" fo:min-height="6.62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0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52cm"/>
    </style:style>
    <style:style style:name="gr12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1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14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15" style:family="graphic" style:parent-style-name="standard">
      <style:graphic-properties draw:stroke="none" draw:fill="none" fo:min-height="0.866cm"/>
    </style:style>
    <style:style style:name="gr16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1.021cm" fo:min-width="1.972cm" fo:padding-top="0.139cm" fo:padding-bottom="0.139cm" fo:padding-left="0.264cm" fo:padding-right="0.264cm"/>
    </style:style>
    <style:style style:name="gr17" style:family="graphic" style:parent-style-name="standard">
      <style:graphic-properties draw:stroke="none" draw:fill="none" fo:min-height="1.095cm"/>
    </style:style>
    <style:style style:name="gr1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19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1.021cm" fo:min-width="1.972cm" fo:padding-top="0.139cm" fo:padding-bottom="0.139cm" fo:padding-left="0.264cm" fo:padding-right="0.264cm"/>
    </style:style>
    <style:style style:name="gr2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2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22" style:family="graphic" style:parent-style-name="objectwithoutfill">
      <style:graphic-properties draw:marker-end="Arrow_20_concave" draw:marker-end-width="0.3cm" draw:fill="none" draw:textarea-vertical-align="middle"/>
    </style:style>
    <style:style style:name="gr2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2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2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2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2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5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5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52" style:family="graphic" style:parent-style-name="standard">
      <style:graphic-properties svg:stroke-color="#ffd320" draw:fill-color="#ffff99" draw:textarea-horizontal-align="justify" draw:textarea-vertical-align="middle" draw:auto-grow-height="false" fo:min-height="0.33cm" fo:min-width="1.957cm"/>
    </style:style>
    <style:style style:name="gr53" style:family="graphic" style:parent-style-name="standard">
      <style:graphic-properties svg:stroke-color="#ffd320" draw:fill-color="#ffff99" draw:textarea-horizontal-align="justify" draw:textarea-vertical-align="middle" draw:auto-grow-height="false" fo:min-height="0.659cm" fo:min-width="2.566cm"/>
    </style:style>
    <style:style style:name="gr54" style:family="graphic" style:parent-style-name="objectwithoutfill">
      <style:graphic-properties svg:stroke-width="0.028cm" svg:stroke-color="#000000" draw:marker-start-width="0.242cm" draw:marker-end="Arrow_20_concave" draw:marker-end-width="0.203cm" draw:fill="none" draw:textarea-vertical-align="middle" fo:padding-top="0.139cm" fo:padding-bottom="0.139cm" fo:padding-left="0.264cm" fo:padding-right="0.264cm"/>
    </style:style>
    <style:style style:name="gr55" style:family="graphic" style:parent-style-name="objectwithoutfill">
      <style:graphic-properties draw:stroke="dash" draw:stroke-dash="Ultra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6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5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5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59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6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6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62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63" style:family="graphic" style:parent-style-name="standard">
      <style:graphic-properties draw:stroke="none" svg:stroke-color="#000000" draw:fill="none" draw:fill-color="#ffffff" fo:min-height="0.56cm"/>
    </style:style>
    <style:style style:name="gr6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6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66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6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6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69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70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7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7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73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74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7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7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853cm"/>
    </style:style>
    <style:style style:name="gr78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79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80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8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8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83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84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85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374cm"/>
    </style:style>
    <style:style style:name="gr8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8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89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90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91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9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9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94" style:family="graphic" style:parent-style-name="standard">
      <style:graphic-properties draw:stroke="none" draw:fill="none" fo:min-height="0.674cm"/>
    </style:style>
    <style:style style:name="gr95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96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97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9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9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00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101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102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10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0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05" style:family="graphic" style:parent-style-name="objectwithoutfill">
      <style:graphic-properties draw:marker-end="Arrow" draw:marker-end-width="0.3cm" draw:fill="none" draw:textarea-vertical-align="middle"/>
    </style:style>
    <style:style style:name="gr106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107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108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109" style:family="graphic" style:parent-style-name="objectwithoutfill">
      <style:graphic-properties svg:stroke-width="0.028cm" svg:stroke-color="#000000" draw:marker-start-width="0.242cm" draw:marker-end="Arrow_20_concave" draw:marker-end-width="0.245cm" draw:fill="none" draw:textarea-vertical-align="middle" fo:padding-top="0.139cm" fo:padding-bottom="0.139cm" fo:padding-left="0.264cm" fo:padding-right="0.264cm"/>
    </style:style>
    <style:style style:name="gr11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2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113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114" style:family="graphic" style:parent-style-name="standard">
      <style:graphic-properties svg:stroke-color="#ffd320" draw:fill-color="#ffff38" draw:textarea-horizontal-align="justify" draw:textarea-vertical-align="middle" draw:auto-grow-height="false" fo:min-height="0.659cm" fo:min-width="2.566cm"/>
    </style:style>
    <style:style style:name="gr115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11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8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1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122" style:family="graphic" style:parent-style-name="standard" style:list-style-name="L1">
      <style:graphic-properties svg:stroke-color="#ffd320" draw:fill-color="#ffff00" draw:textarea-horizontal-align="justify" draw:textarea-vertical-align="middle" draw:auto-grow-height="false" fo:min-height="0.91cm" fo:min-width="0.862cm"/>
    </style:style>
    <style:style style:name="gr123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12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8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129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130" style:family="graphic" style:parent-style-name="standard" style:list-style-name="L1">
      <style:graphic-properties svg:stroke-color="#ffd320" draw:fill-color="#ffff00" draw:textarea-horizontal-align="justify" draw:textarea-vertical-align="middle" draw:auto-grow-height="false" fo:min-height="0.91cm" fo:min-width="0.862cm"/>
    </style:style>
    <style:style style:name="gr131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13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3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3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3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36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137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138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139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14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4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4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4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44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145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146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147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14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4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5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5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52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153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154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155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15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5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5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5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60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161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162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</style:style>
    <style:style style:name="gr163" style:family="graphic" style:parent-style-name="standard" style:list-style-name="L1">
      <style:graphic-properties draw:stroke="none" svg:stroke-color="#000000" draw:marker-end-width="0.2cm" draw:fill="none" draw:fill-color="#ffffff" fo:min-height="0.729cm"/>
    </style:style>
    <style:style style:name="gr16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6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6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6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68" style:family="graphic" style:parent-style-name="standard">
      <style:graphic-properties draw:stroke="none" draw:fill="none" fo:min-height="0.89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4.764cm"/>
    </style:style>
    <style:style style:name="gr170" style:family="graphic" style:parent-style-name="standard">
      <style:graphic-properties draw:stroke="none" draw:fill="none" fo:min-height="1.475cm"/>
    </style:style>
    <style:style style:name="gr171" style:family="graphic" style:parent-style-name="standard">
      <style:graphic-properties draw:stroke="none" draw:fill="none" fo:min-height="0.865cm"/>
    </style:style>
    <style:style style:name="gr172" style:family="graphic" style:parent-style-name="standard">
      <style:graphic-properties draw:stroke="none" draw:fill="none" fo:min-height="1.729cm"/>
    </style:style>
    <style:style style:name="gr173" style:family="graphic" style:parent-style-name="standard">
      <style:graphic-properties draw:fill="solid" draw:fill-color="#2a6099" style:repeat="repeat" draw:textarea-horizontal-align="justify" draw:textarea-vertical-align="middle" draw:auto-grow-height="false" fo:min-height="0.75cm" fo:min-width="1.033cm" draw:shadow="hidden"/>
    </style:style>
    <style:style style:name="gr174" style:family="graphic" style:parent-style-name="standard">
      <style:graphic-properties draw:fill="solid" draw:fill-color="#2a6099" style:repeat="repeat" draw:textarea-horizontal-align="justify" draw:textarea-vertical-align="middle" draw:auto-grow-height="false" fo:min-height="0.75cm" fo:min-width="1.034cm" draw:shadow="hidden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657cm" draw:shadow="hidden"/>
    </style:style>
    <style:style style:name="gr176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22cm" draw:shadow="hidden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412cm" draw:shadow="hidden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416cm" draw:shadow="hidden"/>
    </style:style>
    <style:style style:name="gr180" style:family="graphic" style:parent-style-name="standard">
      <style:graphic-properties draw:stroke="none" draw:fill="none" fo:min-height="0.913cm"/>
    </style:style>
    <style:style style:name="gr181" style:family="graphic" style:parent-style-name="standard">
      <style:graphic-properties draw:stroke="none" draw:fill="none" fo:min-height="0.75cm"/>
    </style:style>
    <style:style style:name="gr18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83" style:family="graphic" style:parent-style-name="standard">
      <style:graphic-properties draw:stroke="none" draw:fill="none" fo:min-height="0.705cm"/>
    </style:style>
    <style:style style:name="gr18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8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86" style:family="graphic" style:parent-style-name="standard">
      <style:graphic-properties draw:stroke="none" draw:fill="none" fo:min-height="1.161cm"/>
    </style:style>
    <style:style style:name="gr18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88" style:family="graphic" style:parent-style-name="standard">
      <style:graphic-properties draw:stroke="none" draw:fill="none" fo:min-height="0.675cm"/>
    </style:style>
    <style:style style:name="gr18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9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91" style:family="graphic" style:parent-style-name="standard">
      <style:graphic-properties draw:stroke="none" draw:fill="none" fo:min-height="0.713cm"/>
    </style:style>
    <style:style style:name="gr19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9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9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9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9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9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9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9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0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0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0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0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0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0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0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0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3.465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draw:auto-grow-height="true" fo:min-height="13.364cm"/>
    </style:style>
    <style:style style:name="pr7" style:family="presentation" style:parent-style-name="sub_5f_header_5f_-title">
      <style:graphic-properties draw:auto-grow-height="true" fo:min-height="2.629cm"/>
    </style:style>
    <style:style style:name="pr8" style:family="presentation" style:parent-style-name="content-title">
      <style:graphic-properties draw:auto-grow-height="true" fo:min-height="3.69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start" fo:text-indent="0cm" style:writing-mode="lr-tb"/>
      <style:text-properties fo:color="#eeeeee" style:font-name="Open Sans" fo:font-size="22pt" style:font-size-asian="24pt" style:font-size-complex="24pt"/>
    </style:style>
    <style:style style:name="P7" style:family="paragraph">
      <loext:graphic-properties draw:fill-color="#8d1d75"/>
      <style:paragraph-properties fo:margin-left="0cm" fo:margin-right="0cm" fo:text-align="start" fo:text-indent="0cm" style:writing-mode="lr-tb"/>
      <style:text-properties fo:color="#eeeeee" style:font-name="Open Sans" fo:font-size="22pt" style:font-size-asian="24pt" style:font-size-complex="24pt"/>
    </style:style>
    <style:style style:name="P8" style:family="paragraph">
      <style:paragraph-properties fo:text-align="start" style:writing-mode="lr-tb"/>
      <style:text-properties fo:color="#000000" style:font-name="Open Sans" fo:font-size="22pt" style:font-size-asian="24pt" style:font-size-complex="24pt"/>
    </style:style>
    <style:style style:name="P9" style:family="paragraph">
      <loext:graphic-properties draw:fill-color="#fff5ce"/>
      <style:paragraph-properties fo:text-align="start" style:writing-mode="lr-tb"/>
      <style:text-properties fo:color="#000000" style:font-name="Open Sans" fo:font-size="22pt" style:font-size-asian="24pt" style:font-size-complex="24pt"/>
    </style:style>
    <style:style style:name="P10" style:family="paragraph">
      <loext:graphic-properties draw:fill-color="#eeeeee"/>
      <style:paragraph-properties fo:text-align="start" style:writing-mode="lr-tb"/>
      <style:text-properties fo:color="#000000" style:font-name="Open Sans" fo:font-size="22pt" style:font-size-asian="24pt" style:font-size-complex="24pt"/>
    </style:style>
    <style:style style:name="P11" style:family="paragraph">
      <style:paragraph-properties fo:text-align="start" style:writing-mode="lr-tb"/>
      <style:text-properties style:font-name="Open Sans" fo:font-size="22pt" style:font-size-asian="24pt" style:font-size-complex="24pt"/>
    </style:style>
    <style:style style:name="P12" style:family="paragraph">
      <loext:graphic-properties draw:fill-color="#e6e905"/>
      <style:paragraph-properties fo:text-align="start" style:writing-mode="lr-tb"/>
      <style:text-properties style:font-name="Open Sans" fo:font-size="22pt" style:font-size-asian="24pt" style:font-size-complex="24pt"/>
    </style:style>
    <style:style style:name="P13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14" style:family="paragraph">
      <style:paragraph-properties fo:text-align="end"/>
    </style:style>
    <style:style style:name="P15" style:family="paragraph">
      <style:paragraph-properties fo:text-align="end" style:writing-mode="lr-tb"/>
      <style:text-properties style:font-name="Open Sans" fo:font-size="36pt" fo:language="en" fo:country="US" style:font-size-asian="36pt" style:font-size-complex="36pt"/>
    </style:style>
    <style:style style:name="P16" style:family="paragraph">
      <loext:graphic-properties draw:fill="none"/>
      <style:paragraph-properties style:writing-mode="lr-tb"/>
      <style:text-properties style:font-name="Open Sans" fo:font-size="22pt" style:font-size-asian="22pt" style:font-size-complex="22pt"/>
    </style:style>
    <style:style style:name="P17" style:family="paragraph">
      <loext:graphic-properties draw:fill="none" draw:fill-color="#ffffff"/>
      <style:paragraph-properties style:writing-mode="lr-tb"/>
      <style:text-properties style:font-name="Open Sans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3465a4"/>
      <style:paragraph-properties fo:text-align="center" style:writing-mode="lr-tb"/>
      <style:text-properties fo:color="#ffffff" style:font-name="Open Sans" fo:font-size="14pt" style:font-size-asian="14pt" style:font-size-complex="14pt"/>
    </style:style>
    <style:style style:name="P20" style:family="paragraph">
      <loext:graphic-properties draw:fill-color="#3465a4"/>
      <style:paragraph-properties fo:margin-left="0cm" fo:margin-right="0cm" fo:text-align="center" fo:text-indent="0cm" style:writing-mode="lr-tb"/>
      <style:text-properties fo:color="#ffffff" style:font-name="Open Sans" fo:font-size="18pt" style:letter-kerning="true" style:font-size-asian="14pt" style:font-size-complex="14pt"/>
    </style:style>
    <style:style style:name="P21" style:family="paragraph">
      <loext:graphic-properties draw:fill-color="#3465a4"/>
      <style:paragraph-properties fo:text-align="center"/>
      <style:text-properties fo:color="#ffffff" style:font-name="Open Sans" fo:font-size="14pt" style:font-size-asian="14pt" style:font-size-complex="14pt"/>
    </style:style>
    <style:style style:name="P22" style:family="paragraph">
      <loext:graphic-properties draw:fill="none"/>
      <style:paragraph-properties style:writing-mode="lr-tb"/>
      <style:text-properties fo:font-size="18pt"/>
    </style:style>
    <style:style style:name="P23" style:family="paragraph">
      <loext:graphic-properties draw:fill="none"/>
      <style:paragraph-properties style:writing-mode="lr-tb"/>
      <style:text-properties style:font-name="Open Sans"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color="#ffffff" style:font-name="Open Sans" fo:font-size="14pt" style:font-size-asian="14pt" style:font-size-complex="14pt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style:paragraph-properties fo:text-align="center" style:writing-mode="lr-tb"/>
      <style:text-properties style:font-name="Open Sans" fo:font-size="10pt" style:font-size-asian="10pt" style:font-size-complex="10pt"/>
    </style:style>
    <style:style style:name="P27" style:family="paragraph">
      <loext:graphic-properties draw:fill-color="#ffff99"/>
      <style:paragraph-properties fo:text-align="center" style:writing-mode="lr-tb"/>
      <style:text-properties style:font-name="Open Sans" fo:font-size="10pt" style:font-size-asian="10pt" style:font-size-complex="10pt"/>
    </style:style>
    <style:style style:name="P28" style:family="paragraph">
      <loext:graphic-properties draw:fill-color="#3465a4"/>
      <style:paragraph-properties fo:margin-left="0cm" fo:margin-right="0cm" fo:text-align="center" fo:text-indent="0cm" style:writing-mode="lr-tb"/>
      <style:text-properties fo:color="#ffffff" style:font-name="Open Sans" fo:font-size="14pt" style:letter-kerning="true" style:font-size-asian="14pt" style:font-size-complex="14pt"/>
    </style:style>
    <style:style style:name="P29" style:family="paragraph">
      <loext:graphic-properties draw:fill-color="#3465a4"/>
      <style:paragraph-properties fo:margin-left="0cm" fo:margin-right="0cm" fo:text-align="center" fo:text-indent="0cm"/>
      <style:text-properties fo:color="#ffffff" style:font-name="Open Sans" fo:font-size="14pt" style:letter-kerning="true" style:font-size-asian="14pt" style:font-size-complex="14pt"/>
    </style:style>
    <style:style style:name="P30" style:family="paragraph">
      <style:paragraph-properties fo:text-align="center" style:writing-mode="lr-tb"/>
      <style:text-properties style:font-name="Open Sans" fo:font-size="10pt" style:letter-kerning="true" style:font-name-asian="Noto Sans CJK SC Regular" style:font-size-asian="10pt" style:font-size-complex="10pt"/>
    </style:style>
    <style:style style:name="P31" style:family="paragraph">
      <loext:graphic-properties draw:fill-color="#ffff99"/>
      <style:paragraph-properties fo:text-align="center" style:writing-mode="lr-tb"/>
      <style:text-properties style:font-name="Open Sans" fo:font-size="10pt" style:letter-kerning="true" style:font-name-asian="Noto Sans CJK SC Regular" style:font-size-asian="10pt" style:font-size-complex="10pt"/>
    </style:style>
    <style:style style:name="P32" style:family="paragraph">
      <loext:graphic-properties draw:fill="none" draw:fill-color="#ffffff"/>
      <style:paragraph-properties style:writing-mode="lr-tb"/>
      <style:text-properties style:font-name="Open Sans" fo:font-size="9pt" style:font-size-asian="9pt" style:font-size-complex="9pt"/>
    </style:style>
    <style:style style:name="P33" style:family="paragraph">
      <loext:graphic-properties draw:fill="none" draw:fill-color="#ffffff"/>
      <style:paragraph-properties style:writing-mode="lr-tb"/>
      <style:text-properties style:font-name="Open Sans" fo:font-size="9pt" style:letter-kerning="true" style:font-name-asian="Noto Sans CJK SC Regular" style:font-size-asian="9pt" style:font-size-complex="9pt"/>
    </style:style>
    <style:style style:name="P34" style:family="paragraph">
      <loext:graphic-properties draw:fill="none" draw:fill-color="#ffffff"/>
      <style:paragraph-properties style:writing-mode="lr-tb"/>
      <style:text-properties fo:color="#ffffff" style:font-name="Open Sans" fo:font-size="14pt" style:font-size-asian="14pt" style:font-size-complex="14pt"/>
    </style:style>
    <style:style style:name="P35" style:family="paragraph">
      <loext:graphic-properties draw:fill="none" draw:fill-color="#ffffff"/>
      <style:paragraph-properties style:writing-mode="lr-tb"/>
      <style:text-properties style:font-name="Open Sans" fo:font-size="14pt" style:font-size-asian="14pt" style:font-size-complex="14pt"/>
    </style:style>
    <style:style style:name="P36" style:family="paragraph">
      <loext:graphic-properties draw:fill="none"/>
      <style:paragraph-properties style:writing-mode="lr-tb"/>
      <style:text-properties fo:color="#ffffff" style:font-name="Open Sans" fo:font-size="14pt" style:font-size-asian="14pt" style:font-size-complex="14pt"/>
    </style:style>
    <style:style style:name="P37" style:family="paragraph">
      <loext:graphic-properties draw:fill-color="#ffff38"/>
      <style:paragraph-properties fo:text-align="center" style:writing-mode="lr-tb"/>
      <style:text-properties style:font-name="Open Sans" fo:font-size="10pt" style:font-size-asian="10pt" style:font-size-complex="10pt"/>
    </style:style>
    <style:style style:name="P38" style:family="paragraph">
      <loext:graphic-properties draw:fill-color="#ffff00"/>
      <style:paragraph-properties fo:text-align="center" style:writing-mode="lr-tb"/>
      <style:text-properties style:font-name="Open Sans" fo:font-size="10pt" style:letter-kerning="true" style:font-name-asian="Noto Sans CJK SC Regular" style:font-size-asian="10pt" style:font-size-complex="10pt"/>
    </style:style>
    <style:style style:name="P39" style:family="paragraph">
      <style:paragraph-properties fo:text-align="center" style:writing-mode="lr-tb"/>
      <style:text-properties style:font-name="Open Sans" fo:font-size="9.5pt" style:font-size-asian="9.5pt" style:font-size-complex="9.5pt"/>
    </style:style>
    <style:style style:name="P40" style:family="paragraph">
      <loext:graphic-properties draw:fill-color="#ffff99"/>
      <style:paragraph-properties fo:text-align="center" style:writing-mode="lr-tb"/>
      <style:text-properties style:font-name="Open Sans" fo:font-size="9.5pt" style:font-size-asian="9.5pt" style:font-size-complex="9.5pt"/>
    </style:style>
    <style:style style:name="P41" style:family="paragraph">
      <style:paragraph-properties style:writing-mode="lr-tb"/>
      <style:text-properties style:font-name="Open Sans" fo:font-size="32pt" style:font-size-asian="32pt" style:font-size-complex="32pt"/>
    </style:style>
    <style:style style:name="P42" style:family="paragraph">
      <loext:graphic-properties draw:fill="none"/>
      <style:paragraph-properties style:writing-mode="lr-tb"/>
      <style:text-properties style:font-name="Open Sans" fo:font-size="18pt" fo:font-weight="bold" style:font-weight-asian="bold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style:font-name="Open Sans" fo:font-size="18pt" fo:font-weight="bold" style:font-size-asian="22pt" style:font-weight-asian="bold" style:font-size-complex="22pt" style:font-weight-complex="bold"/>
    </style:style>
    <style:style style:name="P44" style:family="paragraph">
      <loext:graphic-properties draw:fill="none"/>
      <style:paragraph-properties style:writing-mode="lr-tb"/>
      <style:text-properties style:font-name="Open Sans" fo:font-size="18pt" fo:font-weight="normal"/>
    </style:style>
    <style:style style:name="P45" style:family="paragraph">
      <loext:graphic-properties draw:fill="none"/>
      <style:paragraph-properties style:writing-mode="lr-tb"/>
      <style:text-properties style:font-name="Open Sans"/>
    </style:style>
    <style:style style:name="P46" style:family="paragraph">
      <loext:graphic-properties draw:fill="solid" draw:fill-color="#2a6099" style:repeat="repeat"/>
      <style:paragraph-properties fo:text-align="center"/>
    </style:style>
    <style:style style:name="P47" style:family="paragraph">
      <loext:graphic-properties draw:fill="none"/>
      <style:paragraph-properties style:writing-mode="lr-tb"/>
      <style:text-properties style:font-name="Open Sans" fo:font-size="18pt"/>
    </style:style>
    <style:style style:name="P4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9" style:family="paragraph">
      <loext:graphic-properties draw:fill="none"/>
      <style:paragraph-properties style:writing-mode="lr-tb"/>
      <style:text-properties style:font-name="Open Sans" fo:font-size="14pt"/>
    </style:style>
    <style:style style:name="P50" style:family="paragraph">
      <loext:graphic-properties draw:fill="none"/>
      <style:paragraph-properties style:writing-mode="lr-tb"/>
      <style:text-properties style:font-name="Open Sans" fo:font-size="14pt" style:font-size-asian="14pt" style:font-size-complex="14pt"/>
    </style:style>
    <style:style style:name="P51" style:family="paragraph">
      <loext:graphic-properties draw:fill="none"/>
      <style:paragraph-properties fo:text-align="center"/>
      <style:text-properties style:font-name="Open Sans" fo:font-size="14pt"/>
    </style:style>
    <style:style style:name="P52" style:family="paragraph">
      <loext:graphic-properties draw:fill="none"/>
      <style:paragraph-properties style:writing-mode="lr-tb"/>
      <style:text-properties fo:color="#ffffff" style:font-name="Open Sans" fo:font-size="14pt"/>
    </style:style>
    <style:style style:name="P53" style:family="paragraph">
      <loext:graphic-properties draw:fill="none"/>
      <style:paragraph-properties style:writing-mode="lr-tb"/>
      <style:text-properties style:font-name="Open Sans" fo:font-size="14pt" fo:font-weight="bold" style:font-size-asian="14pt" style:font-size-complex="14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eeeeee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color="#000000" style:font-name="Open Sans" fo:font-size="24pt" style:font-size-asian="24pt" style:font-size-complex="24pt"/>
    </style:style>
    <style:style style:name="T6" style:family="text">
      <style:text-properties fo:color="#000000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2" style:family="text">
      <style:text-properties style:font-name="Open Sans" fo:font-size="28pt" style:font-size-asian="28pt" style:font-size-complex="28pt"/>
    </style:style>
    <style:style style:name="T13" style:family="text">
      <style:text-properties style:font-name="Open Sans" fo:font-size="22pt" style:font-size-asian="22pt" style:font-size-complex="22pt"/>
    </style:style>
    <style:style style:name="T14" style:family="text">
      <style:text-properties style:font-name="Open Sans" fo:font-size="18pt"/>
    </style:style>
    <style:style style:name="T15" style:family="text">
      <style:text-properties style:font-name="Open Sans" fo:font-size="18pt" style:font-size-asian="18pt" style:font-size-complex="18pt"/>
    </style:style>
    <style:style style:name="T16" style:family="text">
      <style:text-properties fo:color="#ffffff" style:font-name="Open Sans" fo:font-size="14pt" style:font-size-asian="14pt" style:font-size-complex="14pt"/>
    </style:style>
    <style:style style:name="T17" style:family="text">
      <style:text-properties style:font-name="Open Sans" fo:font-size="18pt" fo:language="en" fo:country="US" style:font-size-asian="18pt" style:font-size-complex="18pt"/>
    </style:style>
    <style:style style:name="T18" style:family="text">
      <style:text-properties style:font-name="Trebuchet MS" fo:font-size="10pt" style:font-size-asian="10pt" style:font-size-complex="10pt"/>
    </style:style>
    <style:style style:name="T19" style:family="text">
      <style:text-properties style:font-name="Open Sans" fo:font-size="10pt" style:font-size-asian="10pt" style:font-size-complex="10pt"/>
    </style:style>
    <style:style style:name="T20" style:family="text">
      <style:text-properties style:font-name="Trebuchet MS" fo:font-size="10pt" style:letter-kerning="true" style:font-name-asian="Noto Sans CJK SC Regular" style:font-size-asian="10pt" style:font-size-complex="10pt"/>
    </style:style>
    <style:style style:name="T21" style:family="text">
      <style:text-properties style:font-name="Trebuchet MS" fo:font-size="9pt" style:letter-kerning="true" style:font-name-asian="Noto Sans CJK SC Regular" style:font-size-asian="9pt" style:font-size-complex="9pt"/>
    </style:style>
    <style:style style:name="T22" style:family="text">
      <style:text-properties style:font-name="Open Sans" fo:font-size="14pt" style:font-size-asian="14pt" style:font-size-complex="14pt"/>
    </style:style>
    <style:style style:name="T23" style:family="text">
      <style:text-properties style:font-name="Open Sans" fo:font-size="9.5pt" style:font-size-asian="9.5pt" style:font-size-complex="9.5pt"/>
    </style:style>
    <style:style style:name="T24" style:family="text">
      <style:text-properties style:font-name="Open Sans" fo:font-size="32pt" style:font-size-asian="32pt" style:font-size-complex="32pt"/>
    </style:style>
    <style:style style:name="T25" style:family="text">
      <style:text-properties style:font-name="Open Sans" fo:font-size="18pt" fo:font-weight="bold" style:font-weight-asian="bold" style:font-weight-complex="bold"/>
    </style:style>
    <style:style style:name="T26" style:family="text">
      <style:text-properties style:font-name="Open Sans" fo:font-size="18pt" fo:font-weight="bold" style:font-size-asian="22pt" style:font-weight-asian="bold" style:font-size-complex="22pt" style:font-weight-complex="bold"/>
    </style:style>
    <style:style style:name="T27" style:family="text">
      <style:text-properties style:font-name="Open Sans" fo:font-size="18pt" fo:font-weight="normal" style:font-weight-asian="bold" style:font-weight-complex="bold"/>
    </style:style>
    <style:style style:name="T28" style:family="text">
      <style:text-properties style:font-name="Open Sans" fo:font-weight="normal" style:font-weight-asian="normal" style:font-weight-complex="normal"/>
    </style:style>
    <style:style style:name="T29" style:family="text">
      <style:text-properties fo:color="#00a933" style:font-name="Open Sans" fo:font-size="18pt"/>
    </style:style>
    <style:style style:name="T30" style:family="text">
      <style:text-properties fo:color="#000000" style:font-name="Open Sans" fo:font-size="18pt"/>
    </style:style>
    <style:style style:name="T31" style:family="text">
      <style:text-properties fo:color="#00a933" style:font-name="Open Sans" fo:font-size="18pt" fo:background-color="transparent"/>
    </style:style>
    <style:style style:name="T32" style:family="text">
      <style:text-properties style:font-name="Open Sans" fo:font-size="14pt"/>
    </style:style>
    <style:style style:name="T33" style:family="text">
      <style:text-properties style:font-name="Open Sans" fo:font-size="14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Double Linked List</text:span><text:span text:style-name="T1"> – insert_at_la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draw:frame presentation:style-name="pr3" draw:text-style-name="P4" draw:layer="layout" svg:width="26.911cm" svg:height="3.465cm" svg:x="0.9cm" svg:y="10.61cm" presentation:class="title" presentation:user-transformed="true">
          <draw:text-box>
            <text:p><text:span text:style-name="T3">Double Linked List – Insert at Last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_introduction" draw:style-name="dp1" draw:master-page-name="content" presentation:presentation-page-layout-name="AL2T1">
        <draw:custom-shape draw:style-name="gr3" draw:text-style-name="P7" xml:id="id1" draw:id="id1" draw:layer="layout" svg:width="12.354cm" svg:height="1.029cm" svg:x="-0.652cm" svg:y="5.032cm">
          <text:p text:style-name="P6"><text:span text:style-name="T4"><text:tab/></text:span><text:span text:style-name="T4">Analysis: Logic / Cases</text:span></text:p>
          <draw:enhanced-geometry svg:viewBox="0 0 21600 21600" draw:mirror-horizontal="true" draw:glue-points="?f6 0 10800 ?f8 ?f11 10800 ?f9 21600 10800 ?f10 ?f5 10800" draw:text-areas="?f3 ?f3 ?f4 ?f4" draw:type="parallelogram" draw:modifiers="870.6434641845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9" xml:id="id2" draw:id="id2" draw:layer="layout" svg:width="12.994cm" svg:height="1.029cm" svg:x="-0.622cm" svg:y="6.429cm">
          <text:p text:style-name="P8"><text:span text:style-name="T5"><text:tab/></text:span><text:span text:style-name="T5">Flowchart</text:span></text:p>
          <draw:enhanced-geometry svg:viewBox="0 0 21600 21600" draw:mirror-horizontal="true" draw:glue-points="?f6 0 10800 ?f8 ?f11 10800 ?f9 21600 10800 ?f10 ?f5 10800" draw:text-areas="?f3 ?f3 ?f4 ?f4" draw:type="parallelogram" draw:modifiers="841.0333208536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0" xml:id="id3" draw:id="id3" draw:layer="layout" svg:width="13.636cm" svg:height="1.029cm" svg:x="-0.569cm" svg:y="7.842cm">
          <text:p text:style-name="P8"><text:span text:style-name="T6"><text:tab/></text:span><text:span text:style-name="T7">Algorithm</text:span></text:p>
          <draw:enhanced-geometry svg:viewBox="0 0 21600 21600" draw:mirror-horizontal="true" draw:glue-points="?f6 0 10800 ?f8 ?f11 10800 ?f9 21600 10800 ?f10 ?f5 10800" draw:text-areas="?f3 ?f3 ?f4 ?f4" draw:type="parallelogram" draw:modifiers="772.9559287233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2" xml:id="id4" draw:id="id4" draw:layer="layout" svg:width="14.337cm" svg:height="1.029cm" svg:x="-0.651cm" svg:y="9.256cm">
          <text:p text:style-name="P11"><text:span text:style-name="T8"><text:tab/></text:span><text:span text:style-name="T7">Code</text:span></text:p>
          <draw:enhanced-geometry svg:viewBox="0 0 21600 21600" draw:mirror-horizontal="true" draw:glue-points="?f6 0 10800 ?f8 ?f11 10800 ?f9 21600 10800 ?f10 ?f5 10800" draw:text-areas="?f3 ?f3 ?f4 ?f4" draw:type="parallelogram" draw:modifiers="751.7366438833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5" draw:text-style-name="P13" draw:layer="layout" svg:width="19.5cm" svg:height="2.597cm" svg:x="0.649cm" svg:y="0.004cm" presentation:class="title" presentation:user-transformed="true">
          <draw:text-box>
            <text:p><text:span text:style-name="T9">Data Structure – Linked List</text:span><text:span text:style-name="T10"><text:line-break/></text:span><text:span text:style-name="T10">Analysis</text:span><text:span text:style-name="T11"> </text:span><text:span text:style-name="T9">– insert_at_la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_5f_header_5f_" presentation:presentation-page-layout-name="AL2T1">
        <draw:frame presentation:style-name="pr7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Analysis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frame draw:style-name="gr7" draw:text-style-name="P16" draw:layer="layout" svg:width="3.947cm" svg:height="2.545cm" svg:x="0.439cm" svg:y="0.653cm">
          <draw:text-box>
            <text:p><text:span text:style-name="T12">Cases :</text:span><text:span text:style-name="T13"> </text:span></text:p>
          </draw:text-box>
        </draw:frame>
        <draw:frame draw:style-name="gr8" draw:text-style-name="P17" draw:layer="layout" svg:width="1.615cm" svg:height="1.115cm" svg:x="11.496cm" svg:y="3.073cm">
          <draw:text-box>
            <text:p xml:id="id5" text:id="id5"><text:span text:style-name="T3">Li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frame draw:style-name="gr7" draw:text-style-name="P16" draw:layer="layout" svg:width="3.947cm" svg:height="2.545cm" svg:x="0.439cm" svg:y="0.653cm">
          <draw:text-box>
            <text:p><text:span text:style-name="T12">Cases :</text:span><text:span text:style-name="T13"> </text:span></text:p>
          </draw:text-box>
        </draw:frame>
        <draw:frame draw:style-name="gr8" draw:text-style-name="P17" draw:layer="layout" svg:width="1.615cm" svg:height="1.115cm" svg:x="11.496cm" svg:y="3.073cm">
          <draw:text-box>
            <text:p><text:span text:style-name="T3">List</text:span></text:p>
          </draw:text-box>
        </draw:frame>
        <draw:custom-shape draw:style-name="gr9" draw:text-style-name="P18" draw:layer="layout" svg:width="0.656cm" svg:height="7.302cm" draw:transform="rotate (-1.5707963267949) translate (15.908cm 4.2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7" draw:layer="layout" svg:width="2.551cm" svg:height="1.115cm" svg:x="7.41cm" svg:y="5.074cm">
          <draw:text-box>
            <text:p xml:id="id6" text:id="id6"><text:span text:style-name="T3">Empty</text:span></text:p>
          </draw:text-box>
        </draw:frame>
        <draw:frame draw:style-name="gr11" draw:text-style-name="P17" draw:layer="layout" svg:width="4.02cm" svg:height="1.115cm" svg:x="14.11cm" svg:y="5.075cm">
          <draw:text-box>
            <text:p xml:id="id7" text:id="id7"><text:span text:style-name="T3">Non Emp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draw:frame presentation:style-name="pr8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g xml:id="id8" draw:id="id8">
          <draw:custom-shape draw:style-name="gr12" draw:text-style-name="P19" draw:layer="layout" svg:width="1.741cm" svg:height="1.2cm" svg:x="8.732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" draw:text-style-name="P20" draw:layer="layout" svg:width="1.741cm" svg:height="1.2cm" svg:x="6.991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1" draw:layer="layout" svg:width="1.741cm" svg:height="1.2cm" svg:x="10.47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frame draw:style-name="gr15" draw:text-style-name="P22" draw:layer="layout" svg:width="4.582cm" svg:height="1.116cm" svg:x="4cm" svg:y="0.884cm">
          <draw:text-box>
            <text:p><text:span text:style-name="T14">List Emp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draw:frame presentation:style-name="pr8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g xml:id="id9" draw:id="id9">
          <draw:custom-shape draw:style-name="gr16" draw:text-style-name="P21" draw:layer="layout" svg:width="2.5cm" svg:height="1.299cm" svg:x="2cm" svg:y="4.79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frame draw:style-name="gr17" draw:text-style-name="P23" draw:layer="layout" svg:width="2.817cm" svg:height="1.345cm" svg:x="2cm" svg:y="3.6cm">
            <draw:text-box>
              <text:p><text:span text:style-name="T15">Head</text:span></text:p>
            </draw:text-box>
          </draw:frame>
        </draw:g>
        <draw:custom-shape draw:style-name="gr12" draw:text-style-name="P19" draw:layer="layout" svg:width="1.741cm" svg:height="1.2cm" svg:x="8.732cm" svg:y="4.8cm">
          <text:p text:style-name="P24"><text:span text:style-name="T16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8" draw:text-style-name="P20" draw:layer="layout" svg:width="1.741cm" svg:height="1.2cm" svg:x="6.991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1" draw:layer="layout" svg:width="1.741cm" svg:height="1.2cm" svg:x="10.474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5" draw:text-style-name="P22" draw:layer="layout" svg:width="4.582cm" svg:height="1.116cm" svg:x="4cm" svg:y="0.884cm">
          <draw:text-box>
            <text:p><text:span text:style-name="T14">List Emp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preset-property="Direction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draw:frame presentation:style-name="pr8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custom-shape draw:style-name="gr19" draw:text-style-name="P19" draw:layer="layout" svg:width="2.5cm" svg:height="1.299cm" svg:x="2cm" svg:y="4.799cm">
          <text:p text:style-name="P24"><text:span text:style-name="T16">NULL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17" draw:text-style-name="P23" draw:layer="layout" svg:width="2.817cm" svg:height="1.345cm" svg:x="2cm" svg:y="3.6cm">
          <draw:text-box>
            <text:p><text:span text:style-name="T15">Head</text:span></text:p>
          </draw:text-box>
        </draw:frame>
        <draw:custom-shape draw:style-name="gr12" draw:text-style-name="P19" draw:layer="layout" svg:width="1.741cm" svg:height="1.2cm" svg:x="8.732cm" svg:y="4.8cm">
          <text:p text:style-name="P24"><text:span text:style-name="T16">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0" draw:text-style-name="P20" draw:layer="layout" svg:width="1.741cm" svg:height="1.2cm" svg:x="6.991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1" draw:layer="layout" svg:width="1.741cm" svg:height="1.2cm" svg:x="10.474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5" draw:text-style-name="P22" draw:layer="layout" svg:width="4.582cm" svg:height="1.116cm" svg:x="4cm" svg:y="0.884cm">
          <draw:text-box>
            <text:p><text:span text:style-name="T14">List Empty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draw:frame presentation:style-name="pr8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custom-shape draw:style-name="gr16" draw:text-style-name="P21" draw:layer="layout" svg:width="2.5cm" svg:height="1.299cm" svg:x="2cm" svg:y="4.7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7" draw:text-style-name="P23" draw:layer="layout" svg:width="2.817cm" svg:height="1.345cm" svg:x="2cm" svg:y="3.6cm">
          <draw:text-box>
            <text:p><text:span text:style-name="T15">Head</text:span></text:p>
          </draw:text-box>
        </draw:frame>
        <draw:g>
          <draw:custom-shape draw:style-name="gr12" draw:text-style-name="P19" draw:layer="layout" svg:width="1.741cm" svg:height="1.2cm" svg:x="8.732cm" svg:y="4.8cm">
            <text:p text:style-name="P24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" draw:text-style-name="P20" draw:layer="layout" svg:width="1.741cm" svg:height="1.2cm" svg:x="6.991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1" draw:layer="layout" svg:width="1.741cm" svg:height="1.2cm" svg:x="10.47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polyline draw:style-name="gr22" draw:text-style-name="P18" xml:id="id10" draw:id="id10" draw:layer="layout" svg:width="2.699cm" svg:height="0cm" svg:x="4.3cm" svg:y="5.4cm" svg:viewBox="0 0 2700 0" draw:points="0,0 2700,0">
          <text:p/>
        </draw:polyline>
        <draw:frame draw:style-name="gr15" draw:text-style-name="P25" draw:layer="layout" svg:width="4.582cm" svg:height="1.116cm" svg:x="4cm" svg:y="0.884cm">
          <draw:text-box>
            <text:p><text:span text:style-name="T3">List Emp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0-width/2;x" smil:keyTimes="0;1"/>
                  <anim:animate smil:dur="0.5s" smil:fill="hold" smil:targetElement="id10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draw:frame presentation:style-name="pr8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custom-shape draw:style-name="gr16" draw:text-style-name="P21" draw:layer="layout" svg:width="2.5cm" svg:height="1.299cm" svg:x="2cm" svg:y="4.7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7" draw:text-style-name="P23" draw:layer="layout" svg:width="2.817cm" svg:height="1.345cm" svg:x="2cm" svg:y="3.6cm">
          <draw:text-box>
            <text:p><text:span text:style-name="T15">Head</text:span></text:p>
          </draw:text-box>
        </draw:frame>
        <draw:g>
          <draw:custom-shape draw:style-name="gr12" draw:text-style-name="P19" draw:layer="layout" svg:width="1.741cm" svg:height="1.2cm" svg:x="8.732cm" svg:y="4.8cm">
            <text:p text:style-name="P24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20" draw:layer="layout" svg:width="1.741cm" svg:height="1.2cm" svg:x="6.991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1" draw:layer="layout" svg:width="1.741cm" svg:height="1.2cm" svg:x="10.47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2" draw:text-style-name="P18" draw:layer="layout" svg:x1="4.3cm" svg:y1="5.4cm" svg:x2="7cm" svg:y2="5.4cm">
          <text:p/>
        </draw:line>
        <draw:frame draw:style-name="gr15" draw:text-style-name="P25" draw:layer="layout" svg:width="4.582cm" svg:height="1.116cm" svg:x="4cm" svg:y="0.884cm">
          <draw:text-box>
            <text:p><text:span text:style-name="T3">List Empty</text:span></text:p>
          </draw:text-box>
        </draw:frame>
        <draw:g xml:id="id11" draw:id="id11">
          <draw:custom-shape draw:style-name="gr16" draw:text-style-name="P21" draw:layer="layout" svg:width="2.5cm" svg:height="1.299cm" svg:x="1.9cm" svg:y="7.99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frame draw:style-name="gr15" draw:text-style-name="P25" draw:layer="layout" svg:width="2.068cm" svg:height="1.116cm" svg:x="1.932cm" svg:y="6.8cm">
            <draw:text-box>
              <text:p><text:span text:style-name="T15">Tail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draw:frame presentation:style-name="pr8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custom-shape draw:style-name="gr16" draw:text-style-name="P21" draw:layer="layout" svg:width="2.5cm" svg:height="1.299cm" svg:x="2cm" svg:y="4.7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7" draw:text-style-name="P23" draw:layer="layout" svg:width="2.817cm" svg:height="1.345cm" svg:x="2cm" svg:y="3.6cm">
          <draw:text-box>
            <text:p><text:span text:style-name="T15">Head</text:span></text:p>
          </draw:text-box>
        </draw:frame>
        <draw:g>
          <draw:custom-shape draw:style-name="gr12" draw:text-style-name="P19" draw:layer="layout" svg:width="1.741cm" svg:height="1.2cm" svg:x="8.732cm" svg:y="4.8cm">
            <text:p text:style-name="P24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4" draw:text-style-name="P20" draw:layer="layout" svg:width="1.741cm" svg:height="1.2cm" svg:x="6.991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1" draw:layer="layout" svg:width="1.741cm" svg:height="1.2cm" svg:x="10.47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2" draw:text-style-name="P18" draw:layer="layout" svg:x1="4.3cm" svg:y1="5.4cm" svg:x2="7cm" svg:y2="5.4cm">
          <text:p/>
        </draw:line>
        <draw:frame draw:style-name="gr15" draw:text-style-name="P25" draw:layer="layout" svg:width="4.582cm" svg:height="1.116cm" svg:x="4cm" svg:y="0.884cm">
          <draw:text-box>
            <text:p><text:span text:style-name="T3">List Empty</text:span></text:p>
          </draw:text-box>
        </draw:frame>
        <draw:custom-shape draw:style-name="gr16" draw:text-style-name="P21" draw:layer="layout" svg:width="2.5cm" svg:height="1.299cm" svg:x="1.9cm" svg:y="7.9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5" draw:text-style-name="P25" draw:layer="layout" svg:width="2.068cm" svg:height="1.116cm" svg:x="1.932cm" svg:y="6.8cm">
          <draw:text-box>
            <text:p><text:span text:style-name="T15">Tail</text:span></text:p>
          </draw:text-box>
        </draw:frame>
        <draw:g xml:id="id12" draw:id="id12">
          <draw:line draw:style-name="gr25" draw:text-style-name="P18" draw:layer="layout" svg:x1="4.2cm" svg:y1="8.8cm" svg:x2="8cm" svg:y2="8.8cm">
            <text:p/>
          </draw:line>
          <draw:line draw:style-name="gr22" draw:text-style-name="P18" draw:layer="layout" svg:x1="8cm" svg:y1="8.8cm" svg:x2="8cm" svg:y2="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preset-property="Direction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draw:frame presentation:style-name="pr8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frame draw:style-name="gr15" draw:text-style-name="P25" draw:layer="layout" svg:width="7.2cm" svg:height="1.116cm" svg:x="4cm" svg:y="0.884cm">
          <draw:text-box>
            <text:p xml:id="id13" text:id="id13"><text:span text:style-name="T3">Non List Empty</text:span></text:p>
          </draw:text-box>
        </draw:frame>
        <draw:g xml:id="id14" draw:id="id14">
          <draw:custom-shape draw:style-name="gr16" draw:text-style-name="P21" draw:layer="layout" svg:width="2.5cm" svg:height="1.299cm" svg:x="2cm" svg:y="4.79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frame draw:style-name="gr17" draw:text-style-name="P23" draw:layer="layout" svg:width="2.817cm" svg:height="1.345cm" svg:x="2cm" svg:y="3.6cm">
            <draw:text-box>
              <text:p><text:span text:style-name="T15">Head</text:span></text:p>
            </draw:text-box>
          </draw:frame>
          <draw:g>
            <draw:custom-shape draw:style-name="gr12" draw:text-style-name="P19" draw:layer="layout" svg:width="1.741cm" svg:height="1.2cm" svg:x="8.732cm" svg:y="4.8cm">
              <text:p text:style-name="P24"><text:span text:style-name="T16">10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6" draw:text-style-name="P20" draw:layer="layout" svg:width="1.741cm" svg:height="1.2cm" svg:x="6.991cm" svg:y="4.8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4" draw:text-style-name="P21" draw:layer="layout" svg:width="1.741cm" svg:height="1.2cm" svg:x="10.474cm" svg:y="4.8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line draw:style-name="gr22" draw:text-style-name="P18" draw:layer="layout" svg:x1="4.3cm" svg:y1="5.4cm" svg:x2="7cm" svg:y2="5.4cm">
            <text:p/>
          </draw:line>
          <draw:custom-shape draw:style-name="gr16" draw:text-style-name="P21" draw:layer="layout" svg:width="2.5cm" svg:height="1.299cm" svg:x="1.9cm" svg:y="7.99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frame draw:style-name="gr15" draw:text-style-name="P25" draw:layer="layout" svg:width="2.068cm" svg:height="1.116cm" svg:x="1.932cm" svg:y="6.8cm">
            <draw:text-box>
              <text:p><text:span text:style-name="T15">Tail</text:span></text:p>
            </draw:text-box>
          </draw:frame>
          <draw:g>
            <draw:line draw:style-name="gr25" draw:text-style-name="P18" draw:layer="layout" svg:x1="4.2cm" svg:y1="8.8cm" svg:x2="8cm" svg:y2="8.8cm">
              <text:p/>
            </draw:line>
            <draw:line draw:style-name="gr22" draw:text-style-name="P18" draw:layer="layout" svg:x1="8cm" svg:y1="8.8cm" svg:x2="8cm" svg:y2="6cm">
              <text:p/>
            </draw:line>
          </draw:g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bottom" presentation:preset-property="Directio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draw:frame presentation:style-name="pr8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frame draw:style-name="gr15" draw:text-style-name="P22" draw:layer="layout" svg:width="7.2cm" svg:height="1.116cm" svg:x="4cm" svg:y="0.884cm">
          <draw:text-box>
            <text:p><text:span text:style-name="T14">Non List Empty</text:span></text:p>
          </draw:text-box>
        </draw:frame>
        <draw:custom-shape draw:style-name="gr16" draw:text-style-name="P21" draw:layer="layout" svg:width="2.5cm" svg:height="1.299cm" svg:x="2cm" svg:y="4.7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7" draw:text-style-name="P23" draw:layer="layout" svg:width="2.817cm" svg:height="1.345cm" svg:x="2cm" svg:y="3.6cm">
          <draw:text-box>
            <text:p><text:span text:style-name="T15">Head</text:span></text:p>
          </draw:text-box>
        </draw:frame>
        <draw:g>
          <draw:custom-shape draw:style-name="gr12" draw:text-style-name="P19" draw:layer="layout" svg:width="1.741cm" svg:height="1.2cm" svg:x="8.732cm" svg:y="4.8cm">
            <text:p text:style-name="P24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7" draw:text-style-name="P20" draw:layer="layout" svg:width="1.741cm" svg:height="1.2cm" svg:x="6.991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1" draw:layer="layout" svg:width="1.741cm" svg:height="1.2cm" svg:x="10.47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2" draw:text-style-name="P18" draw:layer="layout" svg:x1="4.3cm" svg:y1="5.4cm" svg:x2="7cm" svg:y2="5.4cm">
          <text:p/>
        </draw:line>
        <draw:custom-shape draw:style-name="gr16" draw:text-style-name="P21" draw:layer="layout" svg:width="2.5cm" svg:height="1.299cm" svg:x="1.9cm" svg:y="7.9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5" draw:text-style-name="P25" draw:layer="layout" svg:width="2.068cm" svg:height="1.116cm" svg:x="1.932cm" svg:y="6.8cm">
          <draw:text-box>
            <text:p><text:span text:style-name="T15">Tail</text:span></text:p>
          </draw:text-box>
        </draw:frame>
        <draw:g>
          <draw:line draw:style-name="gr25" draw:text-style-name="P18" draw:layer="layout" svg:x1="4.2cm" svg:y1="8.8cm" svg:x2="8cm" svg:y2="8.8cm">
            <text:p/>
          </draw:line>
          <draw:line draw:style-name="gr22" draw:text-style-name="P18" draw:layer="layout" svg:x1="8cm" svg:y1="8.8cm" svg:x2="8cm" svg:y2="6cm">
            <text:p/>
          </draw:line>
        </draw:g>
        <draw:g xml:id="id15" draw:id="id15">
          <draw:custom-shape draw:style-name="gr12" draw:text-style-name="P19" draw:layer="layout" svg:width="1.741cm" svg:height="1.2cm" svg:x="16.508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" draw:text-style-name="P20" draw:layer="layout" svg:width="1.741cm" svg:height="1.2cm" svg:x="14.767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1" draw:layer="layout" svg:width="1.741cm" svg:height="1.2cm" svg:x="18.25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draw:frame presentation:style-name="pr8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frame draw:style-name="gr15" draw:text-style-name="P22" draw:layer="layout" svg:width="7.2cm" svg:height="1.116cm" svg:x="4cm" svg:y="0.884cm">
          <draw:text-box>
            <text:p><text:span text:style-name="T14">Non List Empty</text:span></text:p>
          </draw:text-box>
        </draw:frame>
        <draw:custom-shape draw:style-name="gr16" draw:text-style-name="P21" draw:layer="layout" svg:width="2.5cm" svg:height="1.299cm" svg:x="2cm" svg:y="4.7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7" draw:text-style-name="P23" draw:layer="layout" svg:width="2.817cm" svg:height="1.345cm" svg:x="2cm" svg:y="3.6cm">
          <draw:text-box>
            <text:p><text:span text:style-name="T15">Head</text:span></text:p>
          </draw:text-box>
        </draw:frame>
        <draw:g>
          <draw:custom-shape draw:style-name="gr12" draw:text-style-name="P19" draw:layer="layout" svg:width="1.741cm" svg:height="1.2cm" svg:x="8.732cm" svg:y="4.8cm">
            <text:p text:style-name="P24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9" draw:text-style-name="P20" draw:layer="layout" svg:width="1.741cm" svg:height="1.2cm" svg:x="6.991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1" draw:layer="layout" svg:width="1.741cm" svg:height="1.2cm" svg:x="10.47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2" draw:text-style-name="P18" draw:layer="layout" svg:x1="4.3cm" svg:y1="5.4cm" svg:x2="7cm" svg:y2="5.4cm">
          <text:p/>
        </draw:line>
        <draw:custom-shape draw:style-name="gr16" draw:text-style-name="P21" draw:layer="layout" svg:width="2.5cm" svg:height="1.299cm" svg:x="1.9cm" svg:y="7.9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5" draw:text-style-name="P25" draw:layer="layout" svg:width="2.068cm" svg:height="1.116cm" svg:x="1.932cm" svg:y="6.8cm">
          <draw:text-box>
            <text:p><text:span text:style-name="T15">Tail</text:span></text:p>
          </draw:text-box>
        </draw:frame>
        <draw:g>
          <draw:line draw:style-name="gr25" draw:text-style-name="P18" draw:layer="layout" svg:x1="4.2cm" svg:y1="8.8cm" svg:x2="8cm" svg:y2="8.8cm">
            <text:p/>
          </draw:line>
          <draw:line draw:style-name="gr22" draw:text-style-name="P18" draw:layer="layout" svg:x1="8cm" svg:y1="8.8cm" svg:x2="8cm" svg:y2="6cm">
            <text:p/>
          </draw:line>
        </draw:g>
        <draw:custom-shape draw:style-name="gr12" draw:text-style-name="P19" draw:layer="layout" svg:width="1.741cm" svg:height="1.2cm" svg:x="16.508cm" svg:y="4.8cm">
          <text:p text:style-name="P24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20" draw:layer="layout" svg:width="1.741cm" svg:height="1.2cm" svg:x="14.767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1" draw:layer="layout" svg:width="1.741cm" svg:height="1.2cm" svg:x="18.25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draw:frame presentation:style-name="pr8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frame draw:style-name="gr15" draw:text-style-name="P22" draw:layer="layout" svg:width="7.2cm" svg:height="1.116cm" svg:x="4cm" svg:y="0.884cm">
          <draw:text-box>
            <text:p><text:span text:style-name="T14">Non List Empty</text:span></text:p>
          </draw:text-box>
        </draw:frame>
        <draw:custom-shape draw:style-name="gr16" draw:text-style-name="P21" draw:layer="layout" svg:width="2.5cm" svg:height="1.299cm" svg:x="2cm" svg:y="4.7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7" draw:text-style-name="P23" draw:layer="layout" svg:width="2.817cm" svg:height="1.345cm" svg:x="2cm" svg:y="3.6cm">
          <draw:text-box>
            <text:p><text:span text:style-name="T15">Head</text:span></text:p>
          </draw:text-box>
        </draw:frame>
        <draw:g>
          <draw:custom-shape draw:style-name="gr12" draw:text-style-name="P19" draw:layer="layout" svg:width="1.741cm" svg:height="1.2cm" svg:x="8.732cm" svg:y="4.8cm">
            <text:p text:style-name="P24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1" draw:text-style-name="P20" draw:layer="layout" svg:width="1.741cm" svg:height="1.2cm" svg:x="6.991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1" draw:layer="layout" svg:width="1.741cm" svg:height="1.2cm" svg:x="10.47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2" draw:text-style-name="P18" draw:layer="layout" svg:x1="4.3cm" svg:y1="5.4cm" svg:x2="7cm" svg:y2="5.4cm">
          <text:p/>
        </draw:line>
        <draw:custom-shape draw:style-name="gr16" draw:text-style-name="P21" draw:layer="layout" svg:width="2.5cm" svg:height="1.299cm" svg:x="1.9cm" svg:y="7.9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5" draw:text-style-name="P25" draw:layer="layout" svg:width="2.068cm" svg:height="1.116cm" svg:x="1.932cm" svg:y="6.8cm">
          <draw:text-box>
            <text:p><text:span text:style-name="T15">Tail</text:span></text:p>
          </draw:text-box>
        </draw:frame>
        <draw:g>
          <draw:line draw:style-name="gr25" draw:text-style-name="P18" draw:layer="layout" svg:x1="4.2cm" svg:y1="8.8cm" svg:x2="8cm" svg:y2="8.8cm">
            <text:p/>
          </draw:line>
          <draw:line draw:style-name="gr22" draw:text-style-name="P18" draw:layer="layout" svg:x1="8cm" svg:y1="8.8cm" svg:x2="8cm" svg:y2="6cm">
            <text:p/>
          </draw:line>
        </draw:g>
        <draw:custom-shape draw:style-name="gr12" draw:text-style-name="P19" draw:layer="layout" svg:width="1.741cm" svg:height="1.2cm" svg:x="16.508cm" svg:y="4.8cm">
          <text:p text:style-name="P24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2" draw:text-style-name="P20" draw:layer="layout" svg:width="1.741cm" svg:height="1.2cm" svg:x="14.767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1" draw:layer="layout" svg:width="1.741cm" svg:height="1.2cm" svg:x="18.25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polyline draw:style-name="gr22" draw:text-style-name="P18" xml:id="id16" draw:id="id16" draw:layer="layout" svg:width="3.123cm" svg:height="0cm" svg:x="11.652cm" svg:y="5.1cm" svg:viewBox="0 0 3124 0" draw:points="0,0 3124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draw:frame presentation:style-name="pr8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frame draw:style-name="gr15" draw:text-style-name="P22" draw:layer="layout" svg:width="7.2cm" svg:height="1.116cm" svg:x="4cm" svg:y="0.884cm">
          <draw:text-box>
            <text:p><text:span text:style-name="T14">Non List Empty</text:span></text:p>
          </draw:text-box>
        </draw:frame>
        <draw:custom-shape draw:style-name="gr16" draw:text-style-name="P21" draw:layer="layout" svg:width="2.5cm" svg:height="1.299cm" svg:x="2cm" svg:y="4.7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7" draw:text-style-name="P23" draw:layer="layout" svg:width="2.817cm" svg:height="1.345cm" svg:x="2cm" svg:y="3.6cm">
          <draw:text-box>
            <text:p><text:span text:style-name="T15">Head</text:span></text:p>
          </draw:text-box>
        </draw:frame>
        <draw:g>
          <draw:custom-shape draw:style-name="gr12" draw:text-style-name="P19" draw:layer="layout" svg:width="1.741cm" svg:height="1.2cm" svg:x="8.732cm" svg:y="4.8cm">
            <text:p text:style-name="P24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" draw:text-style-name="P20" draw:layer="layout" svg:width="1.741cm" svg:height="1.2cm" svg:x="6.991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1" draw:layer="layout" svg:width="1.741cm" svg:height="1.2cm" svg:x="10.47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2" draw:text-style-name="P18" draw:layer="layout" svg:x1="4.3cm" svg:y1="5.4cm" svg:x2="7cm" svg:y2="5.4cm">
          <text:p/>
        </draw:line>
        <draw:custom-shape draw:style-name="gr16" draw:text-style-name="P21" draw:layer="layout" svg:width="2.5cm" svg:height="1.299cm" svg:x="1.9cm" svg:y="7.9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5" draw:text-style-name="P25" draw:layer="layout" svg:width="2.068cm" svg:height="1.116cm" svg:x="1.932cm" svg:y="6.8cm">
          <draw:text-box>
            <text:p><text:span text:style-name="T15">Tail</text:span></text:p>
          </draw:text-box>
        </draw:frame>
        <draw:g>
          <draw:line draw:style-name="gr25" draw:text-style-name="P18" draw:layer="layout" svg:x1="4.2cm" svg:y1="8.8cm" svg:x2="8cm" svg:y2="8.8cm">
            <text:p/>
          </draw:line>
          <draw:line draw:style-name="gr22" draw:text-style-name="P18" draw:layer="layout" svg:x1="8cm" svg:y1="8.8cm" svg:x2="8cm" svg:y2="6cm">
            <text:p/>
          </draw:line>
        </draw:g>
        <draw:custom-shape draw:style-name="gr12" draw:text-style-name="P19" draw:layer="layout" svg:width="1.741cm" svg:height="1.2cm" svg:x="16.508cm" svg:y="4.8cm">
          <text:p text:style-name="P24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4" draw:text-style-name="P20" draw:layer="layout" svg:width="1.741cm" svg:height="1.2cm" svg:x="14.767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1" draw:layer="layout" svg:width="1.741cm" svg:height="1.2cm" svg:x="18.25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2" draw:text-style-name="P18" draw:layer="layout" svg:x1="11.652cm" svg:y1="5.1cm" svg:x2="14.776cm" svg:y2="5.1cm">
          <text:p/>
        </draw:line>
        <draw:polyline draw:style-name="gr22" draw:text-style-name="P18" xml:id="id17" draw:id="id17" draw:layer="layout" svg:width="2.975cm" svg:height="0cm" svg:x="12.224cm" svg:y="5.6cm" svg:viewBox="0 0 2976 0" draw:points="2976,0 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draw:frame presentation:style-name="pr8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frame draw:style-name="gr15" draw:text-style-name="P22" draw:layer="layout" svg:width="7.2cm" svg:height="1.116cm" svg:x="4cm" svg:y="0.884cm">
          <draw:text-box>
            <text:p><text:span text:style-name="T14">Non List Empty</text:span></text:p>
          </draw:text-box>
        </draw:frame>
        <draw:custom-shape draw:style-name="gr16" draw:text-style-name="P21" draw:layer="layout" svg:width="2.5cm" svg:height="1.299cm" svg:x="2cm" svg:y="4.7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7" draw:text-style-name="P23" draw:layer="layout" svg:width="2.817cm" svg:height="1.345cm" svg:x="2cm" svg:y="3.6cm">
          <draw:text-box>
            <text:p><text:span text:style-name="T15">Head</text:span></text:p>
          </draw:text-box>
        </draw:frame>
        <draw:g>
          <draw:custom-shape draw:style-name="gr12" draw:text-style-name="P19" draw:layer="layout" svg:width="1.741cm" svg:height="1.2cm" svg:x="8.732cm" svg:y="4.8cm">
            <text:p text:style-name="P24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" draw:text-style-name="P20" draw:layer="layout" svg:width="1.741cm" svg:height="1.2cm" svg:x="6.991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1" draw:layer="layout" svg:width="1.741cm" svg:height="1.2cm" svg:x="10.47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2" draw:text-style-name="P18" draw:layer="layout" svg:x1="4.3cm" svg:y1="5.4cm" svg:x2="7cm" svg:y2="5.4cm">
          <text:p/>
        </draw:line>
        <draw:custom-shape draw:style-name="gr16" draw:text-style-name="P21" draw:layer="layout" svg:width="2.5cm" svg:height="1.299cm" svg:x="1.9cm" svg:y="7.9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5" draw:text-style-name="P25" draw:layer="layout" svg:width="2.068cm" svg:height="1.116cm" svg:x="1.932cm" svg:y="6.8cm">
          <draw:text-box>
            <text:p><text:span text:style-name="T15">Tail</text:span></text:p>
          </draw:text-box>
        </draw:frame>
        <draw:g xml:id="id18" draw:id="id18">
          <draw:line draw:style-name="gr25" draw:text-style-name="P18" draw:layer="layout" svg:x1="4.2cm" svg:y1="8.8cm" svg:x2="16cm" svg:y2="8.8cm">
            <text:p/>
          </draw:line>
          <draw:line draw:style-name="gr22" draw:text-style-name="P18" draw:layer="layout" svg:x1="16cm" svg:y1="8.8cm" svg:x2="16cm" svg:y2="6cm">
            <text:p/>
          </draw:line>
        </draw:g>
        <draw:custom-shape draw:style-name="gr12" draw:text-style-name="P19" draw:layer="layout" svg:width="1.741cm" svg:height="1.2cm" svg:x="16.508cm" svg:y="4.8cm">
          <text:p text:style-name="P24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6" draw:text-style-name="P20" draw:layer="layout" svg:width="1.741cm" svg:height="1.2cm" svg:x="14.767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1" draw:layer="layout" svg:width="1.741cm" svg:height="1.2cm" svg:x="18.25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2" draw:text-style-name="P18" draw:layer="layout" svg:x1="11.652cm" svg:y1="5.1cm" svg:x2="14.776cm" svg:y2="5.1cm">
          <text:p/>
        </draw:line>
        <draw:line draw:style-name="gr22" draw:text-style-name="P18" draw:layer="layout" svg:x1="15.2cm" svg:y1="5.6cm" svg:x2="12.224cm" svg:y2="5.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bottom" presentation:preset-property="Direction">
                  <anim:set smil:begin="0s" smil:dur="0.001s" smil:fill="hold" smil:targetElement="id18" smil:attributeName="visibility" smil:to="visible"/>
                  <anim:transitionFilter smil:dur="0.5s" smil:targetElement="id18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draw:frame presentation:style-name="pr8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frame draw:style-name="gr15" draw:text-style-name="P22" draw:layer="layout" svg:width="7.2cm" svg:height="1.116cm" svg:x="4cm" svg:y="0.884cm">
          <draw:text-box>
            <text:p><text:span text:style-name="T14">Non List Empty</text:span></text:p>
          </draw:text-box>
        </draw:frame>
        <draw:custom-shape draw:style-name="gr16" draw:text-style-name="P21" draw:layer="layout" svg:width="2.5cm" svg:height="1.299cm" svg:x="2cm" svg:y="4.7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7" draw:text-style-name="P23" draw:layer="layout" svg:width="2.817cm" svg:height="1.345cm" svg:x="2cm" svg:y="3.6cm">
          <draw:text-box>
            <text:p><text:span text:style-name="T15">Head</text:span></text:p>
          </draw:text-box>
        </draw:frame>
        <draw:g>
          <draw:custom-shape draw:style-name="gr12" draw:text-style-name="P19" draw:layer="layout" svg:width="1.741cm" svg:height="1.2cm" svg:x="8.732cm" svg:y="4.8cm">
            <text:p text:style-name="P24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7" draw:text-style-name="P20" draw:layer="layout" svg:width="1.741cm" svg:height="1.2cm" svg:x="6.991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1" draw:layer="layout" svg:width="1.741cm" svg:height="1.2cm" svg:x="10.47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2" draw:text-style-name="P18" draw:layer="layout" svg:x1="4.3cm" svg:y1="5.4cm" svg:x2="7cm" svg:y2="5.4cm">
          <text:p/>
        </draw:line>
        <draw:custom-shape draw:style-name="gr16" draw:text-style-name="P21" draw:layer="layout" svg:width="2.5cm" svg:height="1.299cm" svg:x="1.9cm" svg:y="7.9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5" draw:text-style-name="P25" draw:layer="layout" svg:width="2.068cm" svg:height="1.116cm" svg:x="1.932cm" svg:y="6.8cm">
          <draw:text-box>
            <text:p><text:span text:style-name="T15">Tail</text:span></text:p>
          </draw:text-box>
        </draw:frame>
        <draw:g>
          <draw:line draw:style-name="gr25" draw:text-style-name="P18" draw:layer="layout" svg:x1="3.8cm" svg:y1="8.8cm" svg:x2="16cm" svg:y2="8.8cm">
            <text:p/>
          </draw:line>
          <draw:line draw:style-name="gr22" draw:text-style-name="P18" draw:layer="layout" svg:x1="16cm" svg:y1="8.8cm" svg:x2="16cm" svg:y2="6cm">
            <text:p/>
          </draw:line>
        </draw:g>
        <draw:custom-shape draw:style-name="gr12" draw:text-style-name="P19" draw:layer="layout" svg:width="1.741cm" svg:height="1.2cm" svg:x="16.508cm" svg:y="4.8cm">
          <text:p text:style-name="P24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8" draw:text-style-name="P20" draw:layer="layout" svg:width="1.741cm" svg:height="1.2cm" svg:x="14.767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1" draw:layer="layout" svg:width="1.741cm" svg:height="1.2cm" svg:x="18.25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2" draw:text-style-name="P18" draw:layer="layout" svg:x1="11.652cm" svg:y1="5.1cm" svg:x2="14.776cm" svg:y2="5.1cm">
          <text:p/>
        </draw:line>
        <draw:line draw:style-name="gr22" draw:text-style-name="P18" draw:layer="layout" svg:x1="15.2cm" svg:y1="5.6cm" svg:x2="12.224cm" svg:y2="5.6cm">
          <text:p/>
        </draw:line>
        <draw:g xml:id="id19" draw:id="id19">
          <draw:custom-shape draw:style-name="gr12" draw:text-style-name="P19" draw:layer="layout" svg:width="1.741cm" svg:height="1.2cm" svg:x="23.708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9" draw:text-style-name="P20" draw:layer="layout" svg:width="1.741cm" svg:height="1.2cm" svg:x="21.967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1" draw:layer="layout" svg:width="1.741cm" svg:height="1.2cm" svg:x="25.45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19" smil:attributeName="visibility" smil:to="visible"/>
                  <anim:transitionFilter smil:dur="0.5s" smil:targetElement="id19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draw:frame presentation:style-name="pr8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frame draw:style-name="gr15" draw:text-style-name="P22" draw:layer="layout" svg:width="7.2cm" svg:height="1.116cm" svg:x="4cm" svg:y="0.884cm">
          <draw:text-box>
            <text:p><text:span text:style-name="T14">Non List Empty</text:span></text:p>
          </draw:text-box>
        </draw:frame>
        <draw:custom-shape draw:style-name="gr16" draw:text-style-name="P21" draw:layer="layout" svg:width="2.5cm" svg:height="1.299cm" svg:x="2cm" svg:y="4.7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7" draw:text-style-name="P23" draw:layer="layout" svg:width="2.817cm" svg:height="1.345cm" svg:x="2cm" svg:y="3.6cm">
          <draw:text-box>
            <text:p><text:span text:style-name="T15">Head</text:span></text:p>
          </draw:text-box>
        </draw:frame>
        <draw:g>
          <draw:custom-shape draw:style-name="gr12" draw:text-style-name="P19" draw:layer="layout" svg:width="1.741cm" svg:height="1.2cm" svg:x="8.732cm" svg:y="4.8cm">
            <text:p text:style-name="P24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0" draw:text-style-name="P20" draw:layer="layout" svg:width="1.741cm" svg:height="1.2cm" svg:x="6.991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1" draw:layer="layout" svg:width="1.741cm" svg:height="1.2cm" svg:x="10.47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2" draw:text-style-name="P18" draw:layer="layout" svg:x1="4.3cm" svg:y1="5.4cm" svg:x2="7cm" svg:y2="5.4cm">
          <text:p/>
        </draw:line>
        <draw:custom-shape draw:style-name="gr16" draw:text-style-name="P21" draw:layer="layout" svg:width="2.5cm" svg:height="1.299cm" svg:x="1.9cm" svg:y="7.9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5" draw:text-style-name="P25" draw:layer="layout" svg:width="2.068cm" svg:height="1.116cm" svg:x="1.932cm" svg:y="6.8cm">
          <draw:text-box>
            <text:p><text:span text:style-name="T15">Tail</text:span></text:p>
          </draw:text-box>
        </draw:frame>
        <draw:g>
          <draw:line draw:style-name="gr25" draw:text-style-name="P18" draw:layer="layout" svg:x1="4cm" svg:y1="8.8cm" svg:x2="16cm" svg:y2="8.8cm">
            <text:p/>
          </draw:line>
          <draw:line draw:style-name="gr22" draw:text-style-name="P18" draw:layer="layout" svg:x1="16cm" svg:y1="8.8cm" svg:x2="16cm" svg:y2="6cm">
            <text:p/>
          </draw:line>
        </draw:g>
        <draw:custom-shape draw:style-name="gr12" draw:text-style-name="P19" draw:layer="layout" svg:width="1.741cm" svg:height="1.2cm" svg:x="16.508cm" svg:y="4.8cm">
          <text:p text:style-name="P24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1" draw:text-style-name="P20" draw:layer="layout" svg:width="1.741cm" svg:height="1.2cm" svg:x="14.767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1" draw:layer="layout" svg:width="1.741cm" svg:height="1.2cm" svg:x="18.25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2" draw:text-style-name="P18" draw:layer="layout" svg:x1="11.652cm" svg:y1="5.1cm" svg:x2="14.776cm" svg:y2="5.1cm">
          <text:p/>
        </draw:line>
        <draw:line draw:style-name="gr22" draw:text-style-name="P18" draw:layer="layout" svg:x1="15.2cm" svg:y1="5.6cm" svg:x2="12.224cm" svg:y2="5.6cm">
          <text:p/>
        </draw:line>
        <draw:custom-shape draw:style-name="gr12" draw:text-style-name="P19" draw:layer="layout" svg:width="1.741cm" svg:height="1.2cm" svg:x="23.708cm" svg:y="4.8cm">
          <text:p text:style-name="P24"><text:span text:style-name="T16">3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2" draw:text-style-name="P20" draw:layer="layout" svg:width="1.741cm" svg:height="1.2cm" svg:x="21.967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1" draw:layer="layout" svg:width="1.741cm" svg:height="1.2cm" svg:x="25.45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draw:frame presentation:style-name="pr8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frame draw:style-name="gr15" draw:text-style-name="P22" draw:layer="layout" svg:width="7.2cm" svg:height="1.116cm" svg:x="4cm" svg:y="0.884cm">
          <draw:text-box>
            <text:p><text:span text:style-name="T14">Non List Empty</text:span></text:p>
          </draw:text-box>
        </draw:frame>
        <draw:custom-shape draw:style-name="gr16" draw:text-style-name="P21" draw:layer="layout" svg:width="2.5cm" svg:height="1.299cm" svg:x="2cm" svg:y="4.7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7" draw:text-style-name="P23" draw:layer="layout" svg:width="2.817cm" svg:height="1.345cm" svg:x="2cm" svg:y="3.6cm">
          <draw:text-box>
            <text:p><text:span text:style-name="T15">Head</text:span></text:p>
          </draw:text-box>
        </draw:frame>
        <draw:g>
          <draw:custom-shape draw:style-name="gr12" draw:text-style-name="P19" draw:layer="layout" svg:width="1.741cm" svg:height="1.2cm" svg:x="8.732cm" svg:y="4.8cm">
            <text:p text:style-name="P24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" draw:text-style-name="P20" draw:layer="layout" svg:width="1.741cm" svg:height="1.2cm" svg:x="6.991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1" draw:layer="layout" svg:width="1.741cm" svg:height="1.2cm" svg:x="10.47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2" draw:text-style-name="P18" draw:layer="layout" svg:x1="4.3cm" svg:y1="5.4cm" svg:x2="7cm" svg:y2="5.4cm">
          <text:p/>
        </draw:line>
        <draw:custom-shape draw:style-name="gr16" draw:text-style-name="P21" draw:layer="layout" svg:width="2.5cm" svg:height="1.299cm" svg:x="1.9cm" svg:y="7.9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5" draw:text-style-name="P25" draw:layer="layout" svg:width="2.068cm" svg:height="1.116cm" svg:x="1.932cm" svg:y="6.8cm">
          <draw:text-box>
            <text:p><text:span text:style-name="T15">Tail</text:span></text:p>
          </draw:text-box>
        </draw:frame>
        <draw:g>
          <draw:line draw:style-name="gr25" draw:text-style-name="P18" draw:layer="layout" svg:x1="4cm" svg:y1="8.8cm" svg:x2="16cm" svg:y2="8.8cm">
            <text:p/>
          </draw:line>
          <draw:line draw:style-name="gr22" draw:text-style-name="P18" draw:layer="layout" svg:x1="16cm" svg:y1="8.8cm" svg:x2="16cm" svg:y2="6cm">
            <text:p/>
          </draw:line>
        </draw:g>
        <draw:custom-shape draw:style-name="gr12" draw:text-style-name="P19" draw:layer="layout" svg:width="1.741cm" svg:height="1.2cm" svg:x="16.508cm" svg:y="4.8cm">
          <text:p text:style-name="P24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4" draw:text-style-name="P20" draw:layer="layout" svg:width="1.741cm" svg:height="1.2cm" svg:x="14.767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1" draw:layer="layout" svg:width="1.741cm" svg:height="1.2cm" svg:x="18.25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2" draw:text-style-name="P18" draw:layer="layout" svg:x1="11.652cm" svg:y1="5.1cm" svg:x2="14.776cm" svg:y2="5.1cm">
          <text:p/>
        </draw:line>
        <draw:line draw:style-name="gr22" draw:text-style-name="P18" draw:layer="layout" svg:x1="15.2cm" svg:y1="5.6cm" svg:x2="12.224cm" svg:y2="5.6cm">
          <text:p/>
        </draw:line>
        <draw:custom-shape draw:style-name="gr12" draw:text-style-name="P19" draw:layer="layout" svg:width="1.741cm" svg:height="1.2cm" svg:x="23.708cm" svg:y="4.8cm">
          <text:p text:style-name="P24"><text:span text:style-name="T16">3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5" draw:text-style-name="P20" draw:layer="layout" svg:width="1.741cm" svg:height="1.2cm" svg:x="21.967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1" draw:layer="layout" svg:width="1.741cm" svg:height="1.2cm" svg:x="25.45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polyline draw:style-name="gr22" draw:text-style-name="P18" xml:id="id20" draw:id="id20" draw:layer="layout" svg:width="2.723cm" svg:height="0cm" svg:x="19.4cm" svg:y="5.2cm" svg:viewBox="0 0 2724 0" draw:points="0,0 2724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draw:frame presentation:style-name="pr8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frame draw:style-name="gr15" draw:text-style-name="P22" draw:layer="layout" svg:width="7.2cm" svg:height="1.116cm" svg:x="4cm" svg:y="0.884cm">
          <draw:text-box>
            <text:p><text:span text:style-name="T14">Non List Empty</text:span></text:p>
          </draw:text-box>
        </draw:frame>
        <draw:custom-shape draw:style-name="gr16" draw:text-style-name="P21" draw:layer="layout" svg:width="2.5cm" svg:height="1.299cm" svg:x="2cm" svg:y="4.7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7" draw:text-style-name="P23" draw:layer="layout" svg:width="2.817cm" svg:height="1.345cm" svg:x="2cm" svg:y="3.6cm">
          <draw:text-box>
            <text:p><text:span text:style-name="T15">Head</text:span></text:p>
          </draw:text-box>
        </draw:frame>
        <draw:g>
          <draw:custom-shape draw:style-name="gr12" draw:text-style-name="P19" draw:layer="layout" svg:width="1.741cm" svg:height="1.2cm" svg:x="8.732cm" svg:y="4.8cm">
            <text:p text:style-name="P24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" draw:text-style-name="P20" draw:layer="layout" svg:width="1.741cm" svg:height="1.2cm" svg:x="6.991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1" draw:layer="layout" svg:width="1.741cm" svg:height="1.2cm" svg:x="10.47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2" draw:text-style-name="P18" draw:layer="layout" svg:x1="4.3cm" svg:y1="5.4cm" svg:x2="7cm" svg:y2="5.4cm">
          <text:p/>
        </draw:line>
        <draw:custom-shape draw:style-name="gr16" draw:text-style-name="P21" draw:layer="layout" svg:width="2.5cm" svg:height="1.299cm" svg:x="1.9cm" svg:y="7.9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5" draw:text-style-name="P25" draw:layer="layout" svg:width="2.068cm" svg:height="1.116cm" svg:x="1.932cm" svg:y="6.8cm">
          <draw:text-box>
            <text:p><text:span text:style-name="T15">Tail</text:span></text:p>
          </draw:text-box>
        </draw:frame>
        <draw:g>
          <draw:line draw:style-name="gr25" draw:text-style-name="P18" draw:layer="layout" svg:x1="3.976cm" svg:y1="8.8cm" svg:x2="16cm" svg:y2="8.8cm">
            <text:p/>
          </draw:line>
          <draw:line draw:style-name="gr22" draw:text-style-name="P18" draw:layer="layout" svg:x1="16cm" svg:y1="8.8cm" svg:x2="16cm" svg:y2="6cm">
            <text:p/>
          </draw:line>
        </draw:g>
        <draw:custom-shape draw:style-name="gr12" draw:text-style-name="P19" draw:layer="layout" svg:width="1.741cm" svg:height="1.2cm" svg:x="16.508cm" svg:y="4.8cm">
          <text:p text:style-name="P24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20" draw:layer="layout" svg:width="1.741cm" svg:height="1.2cm" svg:x="14.767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1" draw:layer="layout" svg:width="1.741cm" svg:height="1.2cm" svg:x="18.25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2" draw:text-style-name="P18" draw:layer="layout" svg:x1="11.652cm" svg:y1="5.1cm" svg:x2="14.776cm" svg:y2="5.1cm">
          <text:p/>
        </draw:line>
        <draw:line draw:style-name="gr22" draw:text-style-name="P18" draw:layer="layout" svg:x1="15.2cm" svg:y1="5.6cm" svg:x2="12.224cm" svg:y2="5.6cm">
          <text:p/>
        </draw:line>
        <draw:custom-shape draw:style-name="gr12" draw:text-style-name="P19" draw:layer="layout" svg:width="1.741cm" svg:height="1.2cm" svg:x="23.708cm" svg:y="4.8cm">
          <text:p text:style-name="P24"><text:span text:style-name="T16">3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8" draw:text-style-name="P20" draw:layer="layout" svg:width="1.741cm" svg:height="1.2cm" svg:x="21.967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1" draw:layer="layout" svg:width="1.741cm" svg:height="1.2cm" svg:x="25.45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2" draw:text-style-name="P18" draw:layer="layout" svg:x1="19.4cm" svg:y1="5.2cm" svg:x2="22.124cm" svg:y2="5.2cm">
          <text:p/>
        </draw:line>
        <draw:polyline draw:style-name="gr22" draw:text-style-name="P18" xml:id="id21" draw:id="id21" draw:layer="layout" svg:width="2.199cm" svg:height="0cm" svg:x="20cm" svg:y="5.6cm" svg:viewBox="0 0 2200 0" draw:points="2200,0 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draw:frame presentation:style-name="pr8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insert_at_last</text:span></text:p>
          </draw:text-box>
        </draw:frame>
        <draw:frame draw:style-name="gr15" draw:text-style-name="P22" draw:layer="layout" svg:width="7.2cm" svg:height="1.116cm" svg:x="4cm" svg:y="0.884cm">
          <draw:text-box>
            <text:p><text:span text:style-name="T14">Non List Empty</text:span></text:p>
          </draw:text-box>
        </draw:frame>
        <draw:custom-shape draw:style-name="gr16" draw:text-style-name="P21" draw:layer="layout" svg:width="2.5cm" svg:height="1.299cm" svg:x="2cm" svg:y="4.7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7" draw:text-style-name="P23" draw:layer="layout" svg:width="2.817cm" svg:height="1.345cm" svg:x="2cm" svg:y="3.6cm">
          <draw:text-box>
            <text:p><text:span text:style-name="T15">Head</text:span></text:p>
          </draw:text-box>
        </draw:frame>
        <draw:g>
          <draw:custom-shape draw:style-name="gr12" draw:text-style-name="P19" draw:layer="layout" svg:width="1.741cm" svg:height="1.2cm" svg:x="8.732cm" svg:y="4.8cm">
            <text:p text:style-name="P24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9" draw:text-style-name="P20" draw:layer="layout" svg:width="1.741cm" svg:height="1.2cm" svg:x="6.991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1" draw:layer="layout" svg:width="1.741cm" svg:height="1.2cm" svg:x="10.47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22" draw:text-style-name="P18" draw:layer="layout" svg:x1="4.3cm" svg:y1="5.4cm" svg:x2="7cm" svg:y2="5.4cm">
          <text:p/>
        </draw:line>
        <draw:custom-shape draw:style-name="gr16" draw:text-style-name="P21" draw:layer="layout" svg:width="2.5cm" svg:height="1.299cm" svg:x="1.9cm" svg:y="7.99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5" draw:text-style-name="P25" draw:layer="layout" svg:width="2.068cm" svg:height="1.116cm" svg:x="1.932cm" svg:y="6.8cm">
          <draw:text-box>
            <text:p><text:span text:style-name="T15">Tail</text:span></text:p>
          </draw:text-box>
        </draw:frame>
        <draw:g xml:id="id22" draw:id="id22">
          <draw:line draw:style-name="gr25" draw:text-style-name="P18" draw:layer="layout" svg:x1="4cm" svg:y1="8.8cm" svg:x2="24cm" svg:y2="8.8cm">
            <text:p/>
          </draw:line>
          <draw:line draw:style-name="gr22" draw:text-style-name="P18" draw:layer="layout" svg:x1="24cm" svg:y1="8.8cm" svg:x2="24cm" svg:y2="6cm">
            <text:p/>
          </draw:line>
        </draw:g>
        <draw:custom-shape draw:style-name="gr12" draw:text-style-name="P19" draw:layer="layout" svg:width="1.741cm" svg:height="1.2cm" svg:x="16.508cm" svg:y="4.8cm">
          <text:p text:style-name="P24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0" draw:text-style-name="P20" draw:layer="layout" svg:width="1.741cm" svg:height="1.2cm" svg:x="14.767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1" draw:layer="layout" svg:width="1.741cm" svg:height="1.2cm" svg:x="18.25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2" draw:text-style-name="P18" draw:layer="layout" svg:x1="11.652cm" svg:y1="5.1cm" svg:x2="14.776cm" svg:y2="5.1cm">
          <text:p/>
        </draw:line>
        <draw:line draw:style-name="gr22" draw:text-style-name="P18" draw:layer="layout" svg:x1="15.2cm" svg:y1="5.6cm" svg:x2="12.224cm" svg:y2="5.6cm">
          <text:p/>
        </draw:line>
        <draw:custom-shape draw:style-name="gr12" draw:text-style-name="P19" draw:layer="layout" svg:width="1.741cm" svg:height="1.2cm" svg:x="23.708cm" svg:y="4.8cm">
          <text:p text:style-name="P24"><text:span text:style-name="T16">3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1" draw:text-style-name="P20" draw:layer="layout" svg:width="1.741cm" svg:height="1.2cm" svg:x="21.967cm" svg:y="4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1" draw:layer="layout" svg:width="1.741cm" svg:height="1.2cm" svg:x="25.45cm" svg:y="4.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2" draw:text-style-name="P18" draw:layer="layout" svg:x1="19.4cm" svg:y1="5.2cm" svg:x2="22.124cm" svg:y2="5.2cm">
          <text:p/>
        </draw:line>
        <draw:line draw:style-name="gr22" draw:text-style-name="P18" draw:layer="layout" svg:x1="22.2cm" svg:y1="5.6cm" svg:x2="20cm" svg:y2="5.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bottom" presentation:preset-property="Direction">
                  <anim:set smil:begin="0s" smil:dur="0.001s" smil:fill="hold" smil:targetElement="id22" smil:attributeName="visibility" smil:to="visible"/>
                  <anim:transitionFilter smil:dur="0.5s" smil:targetElement="id22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_5f_header_5f_" presentation:presentation-page-layout-name="AL2T1">
        <draw:frame presentation:style-name="pr3" draw:text-style-name="P4" draw:layer="layout" svg:width="26.911cm" svg:height="3.465cm" svg:x="0.9cm" svg:y="10.61cm" presentation:class="title" presentation:user-transformed="true">
          <draw:text-box>
            <text:p><text:span text:style-name="T3"><text:tab/></text:span><text:span text:style-name="T3"> </text:span><text:span text:style-name="T3">Flowchar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polyline draw:style-name="gr55" draw:text-style-name="P18" xml:id="id23" draw:id="id23" draw:layer="layout" svg:width="0cm" svg:height="14.343cm" svg:x="5.292cm" svg:y="0.415cm" svg:viewBox="0 0 0 14344" draw:points="0,0 0,14344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top" presentation:preset-property="Direction">
                  <anim:set smil:begin="0s" smil:dur="0.001s" smil:fill="hold" smil:targetElement="id23" smil:attributeName="visibility" smil:to="visible"/>
                  <anim:transitionFilter smil:dur="0.5s" smil:targetElement="id23" smil:type="slideWipe" smil:subtype="fromTop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5" draw:text-style-name="P18" draw:layer="layout" svg:x1="5.292cm" svg:y1="0.415cm" svg:x2="5.292cm" svg:y2="14.759cm">
          <text:p/>
        </draw:line>
        <draw:g xml:id="id24" draw:id="id24"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bottom" presentation:preset-property="Direction">
                  <anim:set smil:begin="0s" smil:dur="0.001s" smil:fill="hold" smil:targetElement="id24" smil:attributeName="visibility" smil:to="visible"/>
                  <anim:transitionFilter smil:dur="0.5s" smil:targetElement="id24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9" draw:text-style-name="P31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4" draw:text-style-name="P18" draw:layer="layout" svg:x1="13.332cm" svg:y1="3.114cm" svg:x2="13.332cm" svg:y2="3.788cm">
          <text:p/>
        </draw:line>
        <draw:line draw:style-name="gr55" draw:text-style-name="P18" draw:layer="layout" svg:x1="5.292cm" svg:y1="0.415cm" svg:x2="5.292cm" svg:y2="14.759cm">
          <text:p/>
        </draw:line>
        <draw:g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2" draw:text-style-name="P31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541cm" svg:height="0.81cm" svg:x="10.546cm" svg:y="4.284cm">
          <draw:text-box>
            <text:p><text:span text:style-name="T21">No</text:span></text:p>
          </draw:text-box>
        </draw:fram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4" draw:text-style-name="P18" draw:layer="layout" svg:x1="13.332cm" svg:y1="3.114cm" svg:x2="13.332cm" svg:y2="3.788cm">
          <text:p/>
        </draw:line>
        <draw:line draw:style-name="gr54" draw:text-style-name="P18" draw:layer="layout" svg:x1="12.034cm" svg:y1="4.989cm" svg:x2="10.17cm" svg:y2="4.989cm">
          <text:p/>
        </draw:line>
        <draw:line draw:style-name="gr55" draw:text-style-name="P18" draw:layer="layout" svg:x1="5.292cm" svg:y1="0.415cm" svg:x2="5.292cm" svg:y2="14.759cm">
          <text:p/>
        </draw:line>
        <draw:g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6" draw:text-style-name="P31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541cm" svg:height="0.81cm" svg:x="10.546cm" svg:y="4.284cm">
          <draw:text-box>
            <text:p><text:span text:style-name="T21">No</text:span></text:p>
          </draw:text-box>
        </draw:fram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4" draw:text-style-name="P18" draw:layer="layout" svg:x1="13.332cm" svg:y1="3.114cm" svg:x2="13.332cm" svg:y2="3.788cm">
          <text:p/>
        </draw:line>
        <draw:line draw:style-name="gr54" draw:text-style-name="P18" draw:layer="layout" svg:x1="12.034cm" svg:y1="4.989cm" svg:x2="10.17cm" svg:y2="4.989cm">
          <text:p/>
        </draw:line>
        <draw:custom-shape draw:style-name="gr53" draw:text-style-name="P27" draw:layer="layout" svg:width="4.2cm" svg:height="1.245cm" svg:x="6.204cm" svg:y="4.377cm">
          <text:p text:style-name="P26"><text:span text:style-name="T19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27" draw:layer="layout" svg:width="2.723cm" svg:height="0.822cm" svg:x="6.943cm" svg:y="6.896cm">
          <text:p text:style-name="P26"><text:span text:style-name="T18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4" draw:text-style-name="P18" draw:layer="layout" svg:x1="8.315cm" svg:y1="5.637cm" svg:x2="8.293cm" svg:y2="6.864cm">
          <text:p/>
        </draw:line>
        <draw:line draw:style-name="gr55" draw:text-style-name="P18" draw:layer="layout" svg:x1="5.292cm" svg:y1="0.415cm" svg:x2="5.292cm" svg:y2="14.759cm">
          <text:p/>
        </draw:line>
        <draw:g xml:id="id25" draw:id="id25"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25" svg:path="M 0 0  L -0.25 0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69" draw:text-style-name="P33" draw:layer="layout" svg:width="1.099cm" svg:height="0.979cm" svg:x="14.87cm" svg:y="4.279cm">
          <draw:text-box>
            <text:p><text:span text:style-name="T21">Yes</text:span></text:p>
          </draw:text-box>
        </draw:frame>
        <draw:custom-shape draw:style-name="gr70" draw:text-style-name="P31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541cm" svg:height="0.81cm" svg:x="10.546cm" svg:y="4.284cm">
          <draw:text-box>
            <text:p><text:span text:style-name="T21">No</text:span></text:p>
          </draw:text-box>
        </draw:fram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4" draw:text-style-name="P18" draw:layer="layout" svg:x1="13.332cm" svg:y1="3.114cm" svg:x2="13.332cm" svg:y2="3.788cm">
          <text:p/>
        </draw:line>
        <draw:line draw:style-name="gr54" draw:text-style-name="P18" draw:layer="layout" svg:x1="12.034cm" svg:y1="4.989cm" svg:x2="10.17cm" svg:y2="4.989cm">
          <text:p/>
        </draw:line>
        <draw:line draw:style-name="gr54" draw:text-style-name="P18" draw:layer="layout" svg:x1="14.765cm" svg:y1="4.989cm" svg:x2="16.629cm" svg:y2="4.989cm">
          <text:p/>
        </draw:line>
        <draw:custom-shape draw:style-name="gr53" draw:text-style-name="P27" draw:layer="layout" svg:width="4.2cm" svg:height="1.245cm" svg:x="6.204cm" svg:y="4.377cm">
          <text:p text:style-name="P26"><text:span text:style-name="T19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27" draw:layer="layout" svg:width="2.723cm" svg:height="0.822cm" svg:x="6.943cm" svg:y="6.896cm">
          <text:p text:style-name="P26"><text:span text:style-name="T18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4" draw:text-style-name="P18" draw:layer="layout" svg:x1="8.315cm" svg:y1="5.637cm" svg:x2="8.293cm" svg:y2="6.864cm">
          <text:p/>
        </draw:line>
        <draw:line draw:style-name="gr55" draw:text-style-name="P18" draw:layer="layout" svg:x1="5.292cm" svg:y1="0.415cm" svg:x2="5.292cm" svg:y2="14.759cm">
          <text:p/>
        </draw:line>
        <draw:g xml:id="id26" draw:id="id26"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26" smil:attributeName="visibility" smil:to="visible"/>
                  <anim:animate smil:dur="1s" smil:fill="hold" smil:targetElement="id26" smil:attributeName="x" smil:values="0-width/2;x" smil:keyTimes="0;1"/>
                  <anim:animate smil:dur="1s" smil:fill="hold" smil:targetElement="id2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73" draw:text-style-name="P33" draw:layer="layout" svg:width="1.099cm" svg:height="0.979cm" svg:x="14.87cm" svg:y="4.279cm">
          <draw:text-box>
            <text:p><text:span text:style-name="T21">Yes</text:span></text:p>
          </draw:text-box>
        </draw:frame>
        <draw:custom-shape draw:style-name="gr74" draw:text-style-name="P31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541cm" svg:height="0.81cm" svg:x="10.546cm" svg:y="4.284cm">
          <draw:text-box>
            <text:p><text:span text:style-name="T21">No</text:span></text:p>
          </draw:text-box>
        </draw:fram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4" draw:text-style-name="P18" draw:layer="layout" svg:x1="13.332cm" svg:y1="3.114cm" svg:x2="13.332cm" svg:y2="3.788cm">
          <text:p/>
        </draw:line>
        <draw:line draw:style-name="gr54" draw:text-style-name="P18" draw:layer="layout" svg:x1="12.034cm" svg:y1="4.989cm" svg:x2="10.17cm" svg:y2="4.989cm">
          <text:p/>
        </draw:line>
        <draw:line draw:style-name="gr54" draw:text-style-name="P18" draw:layer="layout" svg:x1="14.765cm" svg:y1="4.989cm" svg:x2="16.629cm" svg:y2="4.989cm">
          <text:p/>
        </draw:line>
        <draw:custom-shape draw:style-name="gr53" draw:text-style-name="P27" draw:layer="layout" svg:width="4.2cm" svg:height="1.245cm" svg:x="16.367cm" svg:y="4.377cm">
          <text:p text:style-name="P26"><text:span text:style-name="T19">update data</text:span></text:p>
          <text:p text:style-name="P26"><text:span text:style-name="T19">link part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27" draw:layer="layout" svg:width="4.2cm" svg:height="1.245cm" svg:x="6.204cm" svg:y="4.377cm">
          <text:p text:style-name="P26"><text:span text:style-name="T19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27" draw:layer="layout" svg:width="2.723cm" svg:height="0.822cm" svg:x="6.943cm" svg:y="6.896cm">
          <text:p text:style-name="P26"><text:span text:style-name="T18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4" draw:text-style-name="P18" draw:layer="layout" svg:x1="8.315cm" svg:y1="5.637cm" svg:x2="8.293cm" svg:y2="6.864cm">
          <text:p/>
        </draw:line>
        <draw:line draw:style-name="gr55" draw:text-style-name="P18" draw:layer="layout" svg:x1="5.292cm" svg:y1="0.415cm" svg:x2="5.292cm" svg:y2="14.759cm">
          <text:p/>
        </draw:line>
        <draw:g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34" draw:layer="layout" svg:width="1.353cm" svg:height="0.924cm" svg:x="2.6cm" svg:y="7.187cm">
          <draw:text-box>
            <text:p xml:id="id27" text:id="id27"><text:span text:style-name="T16">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78" draw:text-style-name="P33" draw:layer="layout" svg:width="1.099cm" svg:height="0.979cm" svg:x="14.87cm" svg:y="4.279cm">
          <draw:text-box>
            <text:p><text:span text:style-name="T21">Yes</text:span></text:p>
          </draw:text-box>
        </draw:frame>
        <draw:custom-shape draw:style-name="gr79" draw:text-style-name="P31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541cm" svg:height="0.81cm" svg:x="10.546cm" svg:y="4.284cm">
          <draw:text-box>
            <text:p><text:span text:style-name="T21">No</text:span></text:p>
          </draw:text-box>
        </draw:fram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4" draw:text-style-name="P18" draw:layer="layout" svg:x1="13.332cm" svg:y1="3.114cm" svg:x2="13.332cm" svg:y2="3.788cm">
          <text:p/>
        </draw:line>
        <draw:line draw:style-name="gr54" draw:text-style-name="P18" draw:layer="layout" svg:x1="12.034cm" svg:y1="4.989cm" svg:x2="10.17cm" svg:y2="4.989cm">
          <text:p/>
        </draw:line>
        <draw:line draw:style-name="gr54" draw:text-style-name="P18" draw:layer="layout" svg:x1="14.765cm" svg:y1="4.989cm" svg:x2="16.629cm" svg:y2="4.989cm">
          <text:p/>
        </draw:line>
        <draw:custom-shape draw:style-name="gr53" draw:text-style-name="P27" draw:layer="layout" svg:width="4.2cm" svg:height="1.245cm" svg:x="16.367cm" svg:y="4.377cm">
          <text:p text:style-name="P26"><text:span text:style-name="T19">update data</text:span></text:p>
          <text:p text:style-name="P26"><text:span text:style-name="T19">link part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27" draw:layer="layout" svg:width="4.2cm" svg:height="1.245cm" svg:x="6.204cm" svg:y="4.377cm">
          <text:p text:style-name="P26"><text:span text:style-name="T19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27" draw:layer="layout" svg:width="2.723cm" svg:height="0.822cm" svg:x="6.943cm" svg:y="6.896cm">
          <text:p text:style-name="P26"><text:span text:style-name="T18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0" draw:text-style-name="P31" draw:layer="layout" svg:width="2.723cm" svg:height="2.32cm" svg:x="17.106cm" svg:y="6.32cm">
          <text:p text:style-name="P30"><text:span text:style-name="T20">is</text:span></text:p>
          <text:p text:style-name="P30"><text:span text:style-name="T20">list</text:span></text:p>
          <text:p text:style-name="P30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54" draw:text-style-name="P18" draw:layer="layout" svg:x1="18.467cm" svg:y1="5.608cm" svg:x2="18.467cm" svg:y2="6.282cm">
          <text:p/>
        </draw:line>
        <draw:line draw:style-name="gr54" draw:text-style-name="P18" draw:layer="layout" svg:x1="8.315cm" svg:y1="5.637cm" svg:x2="8.293cm" svg:y2="6.864cm">
          <text:p/>
        </draw:line>
        <draw:line draw:style-name="gr55" draw:text-style-name="P18" draw:layer="layout" svg:x1="5.292cm" svg:y1="0.415cm" svg:x2="5.292cm" svg:y2="14.759cm">
          <text:p/>
        </draw:line>
        <draw:g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34" draw:layer="layout" svg:width="1.353cm" svg:height="0.924cm" svg:x="2.6cm" svg:y="7.187cm">
          <draw:text-box>
            <text:p><text:span text:style-name="T16">10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3" draw:text-style-name="P33" draw:layer="layout" svg:width="1.099cm" svg:height="0.979cm" svg:x="14.87cm" svg:y="4.279cm">
          <draw:text-box>
            <text:p><text:span text:style-name="T21">Yes</text:span></text:p>
          </draw:text-box>
        </draw:frame>
        <draw:custom-shape draw:style-name="gr84" draw:text-style-name="P31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541cm" svg:height="0.81cm" svg:x="10.546cm" svg:y="4.284cm">
          <draw:text-box>
            <text:p><text:span text:style-name="T21">No</text:span></text:p>
          </draw:text-box>
        </draw:fram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4" draw:text-style-name="P18" draw:layer="layout" svg:x1="13.332cm" svg:y1="3.114cm" svg:x2="13.332cm" svg:y2="3.788cm">
          <text:p/>
        </draw:line>
        <draw:line draw:style-name="gr54" draw:text-style-name="P18" draw:layer="layout" svg:x1="12.034cm" svg:y1="4.989cm" svg:x2="10.17cm" svg:y2="4.989cm">
          <text:p/>
        </draw:line>
        <draw:line draw:style-name="gr54" draw:text-style-name="P18" draw:layer="layout" svg:x1="14.765cm" svg:y1="4.989cm" svg:x2="16.629cm" svg:y2="4.989cm">
          <text:p/>
        </draw:line>
        <draw:custom-shape draw:style-name="gr53" draw:text-style-name="P27" draw:layer="layout" svg:width="4.2cm" svg:height="1.245cm" svg:x="16.367cm" svg:y="4.377cm">
          <text:p text:style-name="P26"><text:span text:style-name="T19">update data</text:span></text:p>
          <text:p text:style-name="P26"><text:span text:style-name="T19">link part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27" draw:layer="layout" svg:width="4.2cm" svg:height="1.245cm" svg:x="6.204cm" svg:y="4.377cm">
          <text:p text:style-name="P26"><text:span text:style-name="T19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27" draw:layer="layout" svg:width="2.723cm" svg:height="0.822cm" svg:x="6.943cm" svg:y="6.896cm">
          <text:p text:style-name="P26"><text:span text:style-name="T18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5" draw:text-style-name="P31" draw:layer="layout" svg:width="2.723cm" svg:height="2.32cm" svg:x="17.106cm" svg:y="6.32cm">
          <text:p text:style-name="P30"><text:span text:style-name="T20">is</text:span></text:p>
          <text:p text:style-name="P30"><text:span text:style-name="T20">list</text:span></text:p>
          <text:p text:style-name="P30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54" draw:text-style-name="P18" draw:layer="layout" svg:x1="18.467cm" svg:y1="5.608cm" svg:x2="18.467cm" svg:y2="6.282cm">
          <text:p/>
        </draw:line>
        <draw:line draw:style-name="gr54" draw:text-style-name="P18" draw:layer="layout" svg:x1="8.315cm" svg:y1="5.637cm" svg:x2="8.293cm" svg:y2="6.864cm">
          <text:p/>
        </draw:line>
        <draw:line draw:style-name="gr55" draw:text-style-name="P18" draw:layer="layout" svg:x1="5.292cm" svg:y1="0.415cm" svg:x2="5.292cm" svg:y2="14.759cm">
          <text:p/>
        </draw:line>
        <draw:custom-shape draw:style-name="gr56" draw:text-style-name="P19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2.258cm" svg:y="3.73cm">
          <draw:text-box>
            <text:p><text:span text:style-name="T22">Head</text:span></text:p>
          </draw:text-box>
        </draw:frame>
        <draw:g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34" draw:layer="layout" svg:width="1.353cm" svg:height="0.924cm" svg:x="2.6cm" svg:y="7.187cm">
          <draw:text-box>
            <text:p><text:span text:style-name="T16">10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9" draw:text-style-name="P33" draw:layer="layout" svg:width="1.099cm" svg:height="0.979cm" svg:x="14.87cm" svg:y="4.279cm">
          <draw:text-box>
            <text:p><text:span text:style-name="T21">Yes</text:span></text:p>
          </draw:text-box>
        </draw:frame>
        <draw:custom-shape draw:style-name="gr90" draw:text-style-name="P31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541cm" svg:height="0.81cm" svg:x="10.546cm" svg:y="4.284cm">
          <draw:text-box>
            <text:p><text:span text:style-name="T21">No</text:span></text:p>
          </draw:text-box>
        </draw:fram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4" draw:text-style-name="P18" draw:layer="layout" svg:x1="13.332cm" svg:y1="3.114cm" svg:x2="13.332cm" svg:y2="3.788cm">
          <text:p/>
        </draw:line>
        <draw:line draw:style-name="gr54" draw:text-style-name="P18" draw:layer="layout" svg:x1="12.034cm" svg:y1="4.989cm" svg:x2="10.17cm" svg:y2="4.989cm">
          <text:p/>
        </draw:line>
        <draw:line draw:style-name="gr54" draw:text-style-name="P18" draw:layer="layout" svg:x1="14.765cm" svg:y1="4.989cm" svg:x2="16.629cm" svg:y2="4.989cm">
          <text:p/>
        </draw:line>
        <draw:custom-shape draw:style-name="gr53" draw:text-style-name="P27" draw:layer="layout" svg:width="4.2cm" svg:height="1.245cm" svg:x="16.367cm" svg:y="4.377cm">
          <text:p text:style-name="P26"><text:span text:style-name="T19">update data</text:span></text:p>
          <text:p text:style-name="P26"><text:span text:style-name="T19">link part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27" draw:layer="layout" svg:width="4.2cm" svg:height="1.245cm" svg:x="6.204cm" svg:y="4.377cm">
          <text:p text:style-name="P26"><text:span text:style-name="T19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27" draw:layer="layout" svg:width="2.723cm" svg:height="0.822cm" svg:x="6.943cm" svg:y="6.896cm">
          <text:p text:style-name="P26"><text:span text:style-name="T18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1" draw:layer="layout" svg:width="2.723cm" svg:height="2.32cm" svg:x="17.106cm" svg:y="6.32cm">
          <text:p text:style-name="P30"><text:span text:style-name="T20">is</text:span></text:p>
          <text:p text:style-name="P30"><text:span text:style-name="T20">list</text:span></text:p>
          <text:p text:style-name="P30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54" draw:text-style-name="P18" draw:layer="layout" svg:x1="18.467cm" svg:y1="5.608cm" svg:x2="18.467cm" svg:y2="6.282cm">
          <text:p/>
        </draw:line>
        <draw:line draw:style-name="gr54" draw:text-style-name="P18" draw:layer="layout" svg:x1="8.315cm" svg:y1="5.637cm" svg:x2="8.293cm" svg:y2="6.864cm">
          <text:p/>
        </draw:line>
        <draw:line draw:style-name="gr55" draw:text-style-name="P18" draw:layer="layout" svg:x1="5.292cm" svg:y1="0.415cm" svg:x2="5.292cm" svg:y2="14.759cm">
          <text:p/>
        </draw:line>
        <draw:custom-shape draw:style-name="gr56" draw:text-style-name="P19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2.258cm" svg:y="3.73cm">
          <draw:text-box>
            <text:p><text:span text:style-name="T22">Head</text:span></text:p>
          </draw:text-box>
        </draw:frame>
        <draw:g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34" draw:layer="layout" svg:width="1.353cm" svg:height="0.924cm" svg:x="2.6cm" svg:y="7.187cm">
          <draw:text-box>
            <text:p><text:span text:style-name="T16">10</text:span></text:p>
          </draw:text-box>
        </draw:frame>
        <draw:frame draw:style-name="gr94" draw:text-style-name="P36" draw:layer="layout" svg:width="1.805cm" svg:height="0.924cm" svg:x="2.395cm" svg:y="4.578cm">
          <draw:text-box>
            <text:p><text:span text:style-name="T16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95" draw:text-style-name="P33" draw:layer="layout" svg:width="1.099cm" svg:height="0.979cm" svg:x="14.87cm" svg:y="4.279cm">
          <draw:text-box>
            <text:p><text:span text:style-name="T21">Yes</text:span></text:p>
          </draw:text-box>
        </draw:frame>
        <draw:custom-shape draw:style-name="gr96" draw:text-style-name="P31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541cm" svg:height="0.81cm" svg:x="10.546cm" svg:y="4.284cm">
          <draw:text-box>
            <text:p><text:span text:style-name="T21">No</text:span></text:p>
          </draw:text-box>
        </draw:fram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4" draw:text-style-name="P18" draw:layer="layout" svg:x1="13.332cm" svg:y1="3.114cm" svg:x2="13.332cm" svg:y2="3.788cm">
          <text:p/>
        </draw:line>
        <draw:line draw:style-name="gr54" draw:text-style-name="P18" draw:layer="layout" svg:x1="12.034cm" svg:y1="4.989cm" svg:x2="10.17cm" svg:y2="4.989cm">
          <text:p/>
        </draw:line>
        <draw:line draw:style-name="gr54" draw:text-style-name="P18" draw:layer="layout" svg:x1="14.765cm" svg:y1="4.989cm" svg:x2="16.629cm" svg:y2="4.989cm">
          <text:p/>
        </draw:line>
        <draw:custom-shape draw:style-name="gr53" draw:text-style-name="P27" draw:layer="layout" svg:width="4.2cm" svg:height="1.245cm" svg:x="16.367cm" svg:y="4.377cm">
          <text:p text:style-name="P26"><text:span text:style-name="T19">update data</text:span></text:p>
          <text:p text:style-name="P26"><text:span text:style-name="T19">link part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27" draw:layer="layout" svg:width="4.2cm" svg:height="1.245cm" svg:x="6.204cm" svg:y="4.377cm">
          <text:p text:style-name="P26"><text:span text:style-name="T19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27" draw:layer="layout" svg:width="2.723cm" svg:height="0.822cm" svg:x="6.943cm" svg:y="6.896cm">
          <text:p text:style-name="P26"><text:span text:style-name="T18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7" draw:layer="layout" svg:width="4.2cm" svg:height="1.245cm" svg:x="11.259cm" svg:y="6.777cm">
          <text:p text:style-name="P26"><text:span text:style-name="T19">update Head</text:span></text:p>
          <text:p text:style-name="P26"><text:span text:style-name="T19">And Tail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1" draw:layer="layout" svg:width="2.723cm" svg:height="2.32cm" svg:x="17.106cm" svg:y="6.32cm">
          <text:p text:style-name="P30"><text:span text:style-name="T20">is</text:span></text:p>
          <text:p text:style-name="P30"><text:span text:style-name="T20">list</text:span></text:p>
          <text:p text:style-name="P30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069cm" svg:height="0.81cm" svg:x="15.747cm" svg:y="6.778cm">
          <draw:text-box>
            <text:p><text:span text:style-name="T21">Yes</text:span></text:p>
          </draw:text-box>
        </draw:frame>
        <draw:line draw:style-name="gr54" draw:text-style-name="P18" draw:layer="layout" svg:x1="18.467cm" svg:y1="5.608cm" svg:x2="18.467cm" svg:y2="6.282cm">
          <text:p/>
        </draw:line>
        <draw:line draw:style-name="gr54" draw:text-style-name="P18" draw:layer="layout" svg:x1="17.11cm" svg:y1="7.483cm" svg:x2="15.171cm" svg:y2="7.483cm">
          <text:p/>
        </draw:line>
        <draw:line draw:style-name="gr54" draw:text-style-name="P18" draw:layer="layout" svg:x1="8.315cm" svg:y1="5.637cm" svg:x2="8.293cm" svg:y2="6.864cm">
          <text:p/>
        </draw:line>
        <draw:line draw:style-name="gr55" draw:text-style-name="P18" draw:layer="layout" svg:x1="5.292cm" svg:y1="0.415cm" svg:x2="5.292cm" svg:y2="14.759cm">
          <text:p/>
        </draw:line>
        <draw:custom-shape draw:style-name="gr56" draw:text-style-name="P19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2.258cm" svg:y="3.73cm">
          <draw:text-box>
            <text:p><text:span text:style-name="T22">Head</text:span></text:p>
          </draw:text-box>
        </draw:frame>
        <draw:g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34" draw:layer="layout" svg:width="1.353cm" svg:height="0.924cm" svg:x="2.6cm" svg:y="7.187cm">
          <draw:text-box>
            <text:p><text:span text:style-name="T16">10</text:span></text:p>
          </draw:text-box>
        </draw:frame>
        <draw:frame draw:style-name="gr94" draw:text-style-name="P36" draw:layer="layout" svg:width="1.805cm" svg:height="0.924cm" svg:x="2.395cm" svg:y="4.578cm">
          <draw:text-box>
            <text:p><text:span text:style-name="T16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00" draw:text-style-name="P33" draw:layer="layout" svg:width="1.099cm" svg:height="0.979cm" svg:x="14.87cm" svg:y="4.279cm">
          <draw:text-box>
            <text:p><text:span text:style-name="T21">Yes</text:span></text:p>
          </draw:text-box>
        </draw:frame>
        <draw:custom-shape draw:style-name="gr101" draw:text-style-name="P31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541cm" svg:height="0.81cm" svg:x="10.546cm" svg:y="4.284cm">
          <draw:text-box>
            <text:p><text:span text:style-name="T21">No</text:span></text:p>
          </draw:text-box>
        </draw:fram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4" draw:text-style-name="P18" draw:layer="layout" svg:x1="13.332cm" svg:y1="3.114cm" svg:x2="13.332cm" svg:y2="3.788cm">
          <text:p/>
        </draw:line>
        <draw:line draw:style-name="gr54" draw:text-style-name="P18" draw:layer="layout" svg:x1="12.034cm" svg:y1="4.989cm" svg:x2="10.17cm" svg:y2="4.989cm">
          <text:p/>
        </draw:line>
        <draw:line draw:style-name="gr54" draw:text-style-name="P18" draw:layer="layout" svg:x1="14.765cm" svg:y1="4.989cm" svg:x2="16.629cm" svg:y2="4.989cm">
          <text:p/>
        </draw:line>
        <draw:custom-shape draw:style-name="gr53" draw:text-style-name="P27" draw:layer="layout" svg:width="4.2cm" svg:height="1.245cm" svg:x="16.367cm" svg:y="4.377cm">
          <text:p text:style-name="P26"><text:span text:style-name="T19">update data</text:span></text:p>
          <text:p text:style-name="P26"><text:span text:style-name="T19">link part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27" draw:layer="layout" svg:width="4.2cm" svg:height="1.245cm" svg:x="6.204cm" svg:y="4.377cm">
          <text:p text:style-name="P26"><text:span text:style-name="T19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27" draw:layer="layout" svg:width="2.723cm" svg:height="0.822cm" svg:x="6.943cm" svg:y="6.896cm">
          <text:p text:style-name="P26"><text:span text:style-name="T18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7" draw:layer="layout" svg:width="4.2cm" svg:height="1.245cm" svg:x="11.259cm" svg:y="6.777cm">
          <text:p text:style-name="P26"><text:span text:style-name="T19">update Head</text:span></text:p>
          <text:p text:style-name="P26"><text:span text:style-name="T19">And Tail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2" draw:text-style-name="P31" draw:layer="layout" svg:width="2.723cm" svg:height="2.32cm" svg:x="17.106cm" svg:y="6.32cm">
          <text:p text:style-name="P30"><text:span text:style-name="T20">is</text:span></text:p>
          <text:p text:style-name="P30"><text:span text:style-name="T20">list</text:span></text:p>
          <text:p text:style-name="P30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069cm" svg:height="0.81cm" svg:x="15.747cm" svg:y="6.778cm">
          <draw:text-box>
            <text:p><text:span text:style-name="T21">Yes</text:span></text:p>
          </draw:text-box>
        </draw:frame>
        <draw:line draw:style-name="gr54" draw:text-style-name="P18" draw:layer="layout" svg:x1="18.467cm" svg:y1="5.608cm" svg:x2="18.467cm" svg:y2="6.282cm">
          <text:p/>
        </draw:line>
        <draw:line draw:style-name="gr54" draw:text-style-name="P18" draw:layer="layout" svg:x1="17.11cm" svg:y1="7.483cm" svg:x2="15.171cm" svg:y2="7.483cm">
          <text:p/>
        </draw:line>
        <draw:line draw:style-name="gr54" draw:text-style-name="P18" draw:layer="layout" svg:x1="8.315cm" svg:y1="5.637cm" svg:x2="8.293cm" svg:y2="6.864cm">
          <text:p/>
        </draw:line>
        <draw:line draw:style-name="gr55" draw:text-style-name="P18" draw:layer="layout" svg:x1="5.292cm" svg:y1="0.415cm" svg:x2="5.292cm" svg:y2="14.759cm">
          <text:p/>
        </draw:line>
        <draw:custom-shape draw:style-name="gr56" draw:text-style-name="P19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2.258cm" svg:y="3.73cm">
          <draw:text-box>
            <text:p><text:span text:style-name="T22">Head</text:span></text:p>
          </draw:text-box>
        </draw:frame>
        <draw:g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34" draw:layer="layout" svg:width="1.353cm" svg:height="0.924cm" svg:x="2.6cm" svg:y="7.187cm">
          <draw:text-box>
            <text:p><text:span text:style-name="T16">10</text:span></text:p>
          </draw:text-box>
        </draw:frame>
        <draw:polyline draw:style-name="gr105" draw:text-style-name="P18" xml:id="id28" draw:id="id28" draw:layer="layout" svg:width="0cm" svg:height="1.15cm" svg:x="3.6cm" svg:y="5.2cm" svg:viewBox="0 0 0 1151" draw:points="0,0 0,1151">
          <text:p/>
        </draw:polyline>
        <draw:g xml:id="id29" draw:id="id29">
          <draw:custom-shape draw:style-name="gr56" draw:text-style-name="P19" draw:layer="layout" svg:width="1.741cm" svg:height="0.882cm" svg:x="0.259cm" svg:y="4.58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35" draw:layer="layout" svg:width="1.874cm" svg:height="0.924cm" svg:x="0.2cm" svg:y="3.816cm">
            <draw:text-box>
              <text:p><text:span text:style-name="T22">Tail</text:span></text:p>
            </draw:text-box>
          </draw:frame>
        </draw:g>
        <draw:g xml:id="id30" draw:id="id30">
          <draw:line draw:style-name="gr25" draw:text-style-name="P18" draw:layer="layout" svg:x1="1.4cm" svg:y1="5.462cm" svg:x2="1.4cm" svg:y2="8cm">
            <text:p/>
          </draw:line>
          <draw:line draw:style-name="gr105" draw:text-style-name="P18" draw:layer="layout" svg:x1="1.4cm" svg:y1="8cm" svg:x2="2.259cm" svg:y2="8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top" presentation:preset-property="Direction">
                  <anim:set smil:begin="0s" smil:dur="0.001s" smil:fill="hold" smil:targetElement="id28" smil:attributeName="visibility" smil:to="visible"/>
                  <anim:transitionFilter smil:dur="0.5s" smil:targetElement="id28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29" smil:attributeName="visibility" smil:to="visible"/>
                  <anim:transitionFilter smil:dur="0.5s" smil:targetElement="id29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30" smil:attributeName="visibility" smil:to="visible"/>
                  <anim:transitionFilter smil:dur="0.5s" smil:targetElement="id30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06" draw:text-style-name="P33" draw:layer="layout" svg:width="1.099cm" svg:height="0.979cm" svg:x="14.87cm" svg:y="4.279cm">
          <draw:text-box>
            <text:p><text:span text:style-name="T21">Yes</text:span></text:p>
          </draw:text-box>
        </draw:frame>
        <draw:custom-shape draw:style-name="gr107" draw:text-style-name="P31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541cm" svg:height="0.81cm" svg:x="10.546cm" svg:y="4.284cm">
          <draw:text-box>
            <text:p><text:span text:style-name="T21">No</text:span></text:p>
          </draw:text-box>
        </draw:fram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4" draw:text-style-name="P18" draw:layer="layout" svg:x1="13.332cm" svg:y1="3.114cm" svg:x2="13.332cm" svg:y2="3.788cm">
          <text:p/>
        </draw:line>
        <draw:line draw:style-name="gr54" draw:text-style-name="P18" draw:layer="layout" svg:x1="12.034cm" svg:y1="4.989cm" svg:x2="10.17cm" svg:y2="4.989cm">
          <text:p/>
        </draw:line>
        <draw:line draw:style-name="gr54" draw:text-style-name="P18" draw:layer="layout" svg:x1="14.765cm" svg:y1="4.989cm" svg:x2="16.629cm" svg:y2="4.989cm">
          <text:p/>
        </draw:line>
        <draw:custom-shape draw:style-name="gr53" draw:text-style-name="P27" draw:layer="layout" svg:width="4.2cm" svg:height="1.245cm" svg:x="16.367cm" svg:y="4.377cm">
          <text:p text:style-name="P26"><text:span text:style-name="T19">update data</text:span></text:p>
          <text:p text:style-name="P26"><text:span text:style-name="T19">link part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27" draw:layer="layout" svg:width="4.2cm" svg:height="1.245cm" svg:x="6.204cm" svg:y="4.377cm">
          <text:p text:style-name="P26"><text:span text:style-name="T19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27" draw:layer="layout" svg:width="2.723cm" svg:height="0.822cm" svg:x="6.943cm" svg:y="6.896cm">
          <text:p text:style-name="P26"><text:span text:style-name="T18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7" draw:layer="layout" svg:width="4.2cm" svg:height="1.245cm" svg:x="11.259cm" svg:y="6.777cm">
          <text:p text:style-name="P26"><text:span text:style-name="T19">update Head</text:span></text:p>
          <text:p text:style-name="P26"><text:span text:style-name="T19">And Tail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8" draw:text-style-name="P31" draw:layer="layout" svg:width="2.723cm" svg:height="2.32cm" svg:x="17.106cm" svg:y="6.32cm">
          <text:p text:style-name="P30"><text:span text:style-name="T20">is</text:span></text:p>
          <text:p text:style-name="P30"><text:span text:style-name="T20">list</text:span></text:p>
          <text:p text:style-name="P30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069cm" svg:height="0.81cm" svg:x="15.747cm" svg:y="6.778cm">
          <draw:text-box>
            <text:p><text:span text:style-name="T21">Yes</text:span></text:p>
          </draw:text-box>
        </draw:frame>
        <draw:line draw:style-name="gr54" draw:text-style-name="P18" draw:layer="layout" svg:x1="18.467cm" svg:y1="5.608cm" svg:x2="18.467cm" svg:y2="6.282cm">
          <text:p/>
        </draw:line>
        <draw:line draw:style-name="gr54" draw:text-style-name="P18" draw:layer="layout" svg:x1="17.11cm" svg:y1="7.483cm" svg:x2="15.171cm" svg:y2="7.483cm">
          <text:p/>
        </draw:line>
        <draw:line draw:style-name="gr54" draw:text-style-name="P18" draw:layer="layout" svg:x1="8.315cm" svg:y1="5.637cm" svg:x2="8.293cm" svg:y2="6.864cm">
          <text:p/>
        </draw:line>
        <draw:line draw:style-name="gr55" draw:text-style-name="P18" draw:layer="layout" svg:x1="5.292cm" svg:y1="0.415cm" svg:x2="5.292cm" svg:y2="14.759cm">
          <text:p/>
        </draw:line>
        <draw:custom-shape draw:style-name="gr56" draw:text-style-name="P19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2.258cm" svg:y="3.73cm">
          <draw:text-box>
            <text:p><text:span text:style-name="T22">Head</text:span></text:p>
          </draw:text-box>
        </draw:frame>
        <draw:g xml:id="id31" draw:id="id31">
          <draw:custom-shape draw:style-name="gr53" draw:text-style-name="P27" draw:layer="layout" svg:width="4.2cm" svg:height="1.245cm" svg:x="11.26cm" svg:y="9.306cm">
            <text:p text:style-name="P26"><text:span text:style-name="T19">return SUCCESS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2" draw:text-style-name="P27" draw:layer="layout" svg:width="2.723cm" svg:height="0.822cm" svg:x="11.972cm" svg:y="11.819cm">
            <text:p text:style-name="P26"><text:span text:style-name="T18">stop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109" draw:text-style-name="P18" draw:layer="layout" svg:x1="13.362cm" svg:y1="8.034cm" svg:x2="13.362cm" svg:y2="9.297cm">
            <text:p/>
          </draw:line>
          <draw:line draw:style-name="gr109" draw:text-style-name="P18" draw:layer="layout" svg:x1="13.362cm" svg:y1="10.552cm" svg:x2="13.362cm" svg:y2="11.815cm">
            <text:p/>
          </draw:line>
        </draw:g>
        <draw:g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34" draw:layer="layout" svg:width="1.353cm" svg:height="0.924cm" svg:x="2.6cm" svg:y="7.187cm">
          <draw:text-box>
            <text:p><text:span text:style-name="T16">10</text:span></text:p>
          </draw:text-box>
        </draw:frame>
        <draw:line draw:style-name="gr105" draw:text-style-name="P18" draw:layer="layout" svg:x1="3.6cm" svg:y1="5.2cm" svg:x2="3.6cm" svg:y2="6.351cm">
          <text:p/>
        </draw:line>
        <draw:custom-shape draw:style-name="gr56" draw:text-style-name="P19" draw:layer="layout" svg:width="1.741cm" svg:height="0.882cm" svg:x="0.259cm" svg:y="4.5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0.2cm" svg:y="3.816cm">
          <draw:text-box>
            <text:p><text:span text:style-name="T22">Tail</text:span></text:p>
          </draw:text-box>
        </draw:frame>
        <draw:g>
          <draw:line draw:style-name="gr25" draw:text-style-name="P18" draw:layer="layout" svg:x1="1.4cm" svg:y1="5.462cm" svg:x2="1.4cm" svg:y2="8cm">
            <text:p/>
          </draw:line>
          <draw:line draw:style-name="gr105" draw:text-style-name="P18" draw:layer="layout" svg:x1="1.4cm" svg:y1="8cm" svg:x2="2.259cm" svg:y2="8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top" presentation:preset-property="Direction">
                  <anim:set smil:begin="0s" smil:dur="0.001s" smil:fill="hold" smil:targetElement="id31" smil:attributeName="visibility" smil:to="visible"/>
                  <anim:transitionFilter smil:dur="0.5s" smil:targetElement="id31" smil:type="slideWipe" smil:subtype="fromTop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12" draw:text-style-name="P33" draw:layer="layout" svg:width="1.099cm" svg:height="0.979cm" svg:x="14.87cm" svg:y="4.279cm">
          <draw:text-box>
            <text:p><text:span text:style-name="T21">Yes</text:span></text:p>
          </draw:text-box>
        </draw:frame>
        <draw:custom-shape draw:style-name="gr113" draw:text-style-name="P31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541cm" svg:height="0.81cm" svg:x="10.546cm" svg:y="4.284cm">
          <draw:text-box>
            <text:p><text:span text:style-name="T21">No</text:span></text:p>
          </draw:text-box>
        </draw:frame>
        <draw:custom-shape draw:style-name="gr114" draw:text-style-name="P37" draw:layer="layout" svg:width="4.2cm" svg:height="1.245cm" svg:x="11.259cm" svg:y="1.855cm">
          <text:p text:style-name="P26"><text:span text:style-name="T19">create a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4" draw:text-style-name="P18" draw:layer="layout" svg:x1="13.332cm" svg:y1="1.187cm" svg:x2="13.332cm" svg:y2="1.861cm">
          <text:p/>
        </draw:line>
        <draw:line draw:style-name="gr54" draw:text-style-name="P18" draw:layer="layout" svg:x1="13.332cm" svg:y1="3.114cm" svg:x2="13.332cm" svg:y2="3.788cm">
          <text:p/>
        </draw:line>
        <draw:line draw:style-name="gr54" draw:text-style-name="P18" draw:layer="layout" svg:x1="12.034cm" svg:y1="4.989cm" svg:x2="10.17cm" svg:y2="4.989cm">
          <text:p/>
        </draw:line>
        <draw:line draw:style-name="gr54" draw:text-style-name="P18" draw:layer="layout" svg:x1="14.765cm" svg:y1="4.989cm" svg:x2="16.629cm" svg:y2="4.989cm">
          <text:p/>
        </draw:line>
        <draw:custom-shape draw:style-name="gr53" draw:text-style-name="P27" draw:layer="layout" svg:width="4.2cm" svg:height="1.245cm" svg:x="16.367cm" svg:y="4.377cm">
          <text:p text:style-name="P26"><text:span text:style-name="T19">update data</text:span></text:p>
          <text:p text:style-name="P26"><text:span text:style-name="T19">link part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27" draw:layer="layout" svg:width="4.2cm" svg:height="1.245cm" svg:x="6.204cm" svg:y="4.377cm">
          <text:p text:style-name="P26"><text:span text:style-name="T19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27" draw:layer="layout" svg:width="2.723cm" svg:height="0.822cm" svg:x="6.943cm" svg:y="6.896cm">
          <text:p text:style-name="P26"><text:span text:style-name="T18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7" draw:layer="layout" svg:width="4.2cm" svg:height="1.245cm" svg:x="11.259cm" svg:y="6.777cm">
          <text:p text:style-name="P26"><text:span text:style-name="T19">update Head</text:span></text:p>
          <text:p text:style-name="P26"><text:span text:style-name="T19">And Tail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5" draw:text-style-name="P31" draw:layer="layout" svg:width="2.723cm" svg:height="2.32cm" svg:x="17.106cm" svg:y="6.32cm">
          <text:p text:style-name="P30"><text:span text:style-name="T20">is</text:span></text:p>
          <text:p text:style-name="P30"><text:span text:style-name="T20">list</text:span></text:p>
          <text:p text:style-name="P30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069cm" svg:height="0.81cm" svg:x="15.747cm" svg:y="6.778cm">
          <draw:text-box>
            <text:p><text:span text:style-name="T21">Yes</text:span></text:p>
          </draw:text-box>
        </draw:frame>
        <draw:line draw:style-name="gr54" draw:text-style-name="P18" draw:layer="layout" svg:x1="18.467cm" svg:y1="5.608cm" svg:x2="18.467cm" svg:y2="6.282cm">
          <text:p/>
        </draw:line>
        <draw:line draw:style-name="gr54" draw:text-style-name="P18" draw:layer="layout" svg:x1="17.11cm" svg:y1="7.483cm" svg:x2="15.171cm" svg:y2="7.483cm">
          <text:p/>
        </draw:line>
        <draw:line draw:style-name="gr54" draw:text-style-name="P18" draw:layer="layout" svg:x1="8.315cm" svg:y1="5.637cm" svg:x2="8.293cm" svg:y2="6.864cm">
          <text:p/>
        </draw:line>
        <draw:line draw:style-name="gr55" draw:text-style-name="P18" draw:layer="layout" svg:x1="5.292cm" svg:y1="0.415cm" svg:x2="5.292cm" svg:y2="14.759cm">
          <text:p/>
        </draw:line>
        <draw:custom-shape draw:style-name="gr56" draw:text-style-name="P19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2.258cm" svg:y="3.73cm">
          <draw:text-box>
            <text:p><text:span text:style-name="T22">Head</text:span></text:p>
          </draw:text-box>
        </draw:frame>
        <draw:g>
          <draw:custom-shape draw:style-name="gr53" draw:text-style-name="P27" draw:layer="layout" svg:width="4.2cm" svg:height="1.245cm" svg:x="11.26cm" svg:y="9.306cm">
            <text:p text:style-name="P26"><text:span text:style-name="T19">return SUCCESS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2" draw:text-style-name="P27" draw:layer="layout" svg:width="2.723cm" svg:height="0.822cm" svg:x="11.972cm" svg:y="11.819cm">
            <text:p text:style-name="P26"><text:span text:style-name="T18">stop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109" draw:text-style-name="P18" draw:layer="layout" svg:x1="13.362cm" svg:y1="8.034cm" svg:x2="13.362cm" svg:y2="9.297cm">
            <text:p/>
          </draw:line>
          <draw:line draw:style-name="gr109" draw:text-style-name="P18" draw:layer="layout" svg:x1="13.362cm" svg:y1="10.552cm" svg:x2="13.362cm" svg:y2="11.815cm">
            <text:p/>
          </draw:line>
        </draw:g>
        <draw:g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draw:g xml:id="id32" draw:id="id32">
          <draw:custom-shape draw:style-name="gr118" draw:text-style-name="P21" draw:layer="layout" svg:width="1.741cm" svg:height="0.882cm" svg:x="2.259cm" svg:y="10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28" draw:layer="layout" svg:width="1.741cm" svg:height="0.882cm" svg:x="2.259cm" svg:y="10.878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29" draw:layer="layout" svg:width="1.741cm" svg:height="0.882cm" svg:x="2.259cm" svg:y="11.769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34" draw:layer="layout" svg:width="1.353cm" svg:height="0.924cm" svg:x="2.6cm" svg:y="7.187cm">
          <draw:text-box>
            <text:p><text:span text:style-name="T16">10</text:span></text:p>
          </draw:text-box>
        </draw:frame>
        <draw:line draw:style-name="gr105" draw:text-style-name="P18" draw:layer="layout" svg:x1="3.6cm" svg:y1="5.2cm" svg:x2="3.6cm" svg:y2="6.351cm">
          <text:p/>
        </draw:line>
        <draw:custom-shape draw:style-name="gr56" draw:text-style-name="P19" draw:layer="layout" svg:width="1.741cm" svg:height="0.882cm" svg:x="0.259cm" svg:y="4.5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0.2cm" svg:y="3.816cm">
          <draw:text-box>
            <text:p><text:span text:style-name="T22">Tail</text:span></text:p>
          </draw:text-box>
        </draw:frame>
        <draw:g>
          <draw:line draw:style-name="gr25" draw:text-style-name="P18" draw:layer="layout" svg:x1="1.4cm" svg:y1="5.462cm" svg:x2="1.4cm" svg:y2="8cm">
            <text:p/>
          </draw:line>
          <draw:line draw:style-name="gr105" draw:text-style-name="P18" draw:layer="layout" svg:x1="1.4cm" svg:y1="8cm" svg:x2="2.259cm" svg:y2="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32" smil:attributeName="visibility" smil:to="visible"/>
                  <anim:transitionFilter smil:dur="0.5s" smil:targetElement="id32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21" draw:text-style-name="P33" draw:layer="layout" svg:width="1.099cm" svg:height="0.979cm" svg:x="14.87cm" svg:y="4.279cm">
          <draw:text-box>
            <text:p xml:id="id33" text:id="id33"><text:span text:style-name="T21">Yes</text:span></text:p>
          </draw:text-box>
        </draw:frame>
        <draw:custom-shape draw:style-name="gr122" draw:text-style-name="P38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541cm" svg:height="0.81cm" svg:x="10.546cm" svg:y="4.284cm">
          <draw:text-box>
            <text:p><text:span text:style-name="T21">No</text:span></text:p>
          </draw:text-box>
        </draw:fram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4" draw:text-style-name="P18" draw:layer="layout" svg:x1="13.332cm" svg:y1="3.114cm" svg:x2="13.332cm" svg:y2="3.788cm">
          <text:p/>
        </draw:line>
        <draw:line draw:style-name="gr54" draw:text-style-name="P18" draw:layer="layout" svg:x1="12.034cm" svg:y1="4.989cm" svg:x2="10.17cm" svg:y2="4.989cm">
          <text:p/>
        </draw:line>
        <draw:line draw:style-name="gr54" draw:text-style-name="P18" draw:layer="layout" svg:x1="14.765cm" svg:y1="4.989cm" svg:x2="16.629cm" svg:y2="4.989cm">
          <text:p/>
        </draw:line>
        <draw:custom-shape draw:style-name="gr53" draw:text-style-name="P27" xml:id="id34" draw:id="id34" draw:layer="layout" svg:width="4.2cm" svg:height="1.245cm" svg:x="16.367cm" svg:y="4.377cm">
          <text:p text:style-name="P26"><text:span text:style-name="T19">update data</text:span></text:p>
          <text:p text:style-name="P26"><text:span text:style-name="T19">link part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27" draw:layer="layout" svg:width="4.2cm" svg:height="1.245cm" svg:x="6.204cm" svg:y="4.377cm">
          <text:p text:style-name="P26"><text:span text:style-name="T19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27" draw:layer="layout" svg:width="2.723cm" svg:height="0.822cm" svg:x="6.943cm" svg:y="6.896cm">
          <text:p text:style-name="P26"><text:span text:style-name="T18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7" draw:layer="layout" svg:width="4.2cm" svg:height="1.245cm" svg:x="11.259cm" svg:y="6.777cm">
          <text:p text:style-name="P26"><text:span text:style-name="T19">update Head</text:span></text:p>
          <text:p text:style-name="P26"><text:span text:style-name="T19">And Tail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3" draw:text-style-name="P31" draw:layer="layout" svg:width="2.723cm" svg:height="2.32cm" svg:x="17.106cm" svg:y="6.32cm">
          <text:p text:style-name="P30"><text:span text:style-name="T20">is</text:span></text:p>
          <text:p text:style-name="P30"><text:span text:style-name="T20">list</text:span></text:p>
          <text:p text:style-name="P30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069cm" svg:height="0.81cm" svg:x="15.747cm" svg:y="6.778cm">
          <draw:text-box>
            <text:p><text:span text:style-name="T21">Yes</text:span></text:p>
          </draw:text-box>
        </draw:frame>
        <draw:line draw:style-name="gr54" draw:text-style-name="P18" draw:layer="layout" svg:x1="18.467cm" svg:y1="5.608cm" svg:x2="18.467cm" svg:y2="6.282cm">
          <text:p/>
        </draw:line>
        <draw:line draw:style-name="gr54" draw:text-style-name="P18" draw:layer="layout" svg:x1="17.11cm" svg:y1="7.483cm" svg:x2="15.171cm" svg:y2="7.483cm">
          <text:p/>
        </draw:line>
        <draw:line draw:style-name="gr54" draw:text-style-name="P18" draw:layer="layout" svg:x1="8.315cm" svg:y1="5.637cm" svg:x2="8.293cm" svg:y2="6.864cm">
          <text:p/>
        </draw:line>
        <draw:line draw:style-name="gr55" draw:text-style-name="P18" draw:layer="layout" svg:x1="5.292cm" svg:y1="0.415cm" svg:x2="5.292cm" svg:y2="14.759cm">
          <text:p/>
        </draw:line>
        <draw:custom-shape draw:style-name="gr56" draw:text-style-name="P19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2.258cm" svg:y="3.73cm">
          <draw:text-box>
            <text:p><text:span text:style-name="T22">Head</text:span></text:p>
          </draw:text-box>
        </draw:frame>
        <draw:g>
          <draw:custom-shape draw:style-name="gr53" draw:text-style-name="P27" draw:layer="layout" svg:width="4.2cm" svg:height="1.245cm" svg:x="11.26cm" svg:y="9.306cm">
            <text:p text:style-name="P26"><text:span text:style-name="T19">return SUCCESS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2" draw:text-style-name="P27" draw:layer="layout" svg:width="2.723cm" svg:height="0.822cm" svg:x="11.972cm" svg:y="11.819cm">
            <text:p text:style-name="P26"><text:span text:style-name="T18">stop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109" draw:text-style-name="P18" draw:layer="layout" svg:x1="13.362cm" svg:y1="8.034cm" svg:x2="13.362cm" svg:y2="9.297cm">
            <text:p/>
          </draw:line>
          <draw:line draw:style-name="gr109" draw:text-style-name="P18" draw:layer="layout" svg:x1="13.362cm" svg:y1="10.552cm" svg:x2="13.362cm" svg:y2="11.815cm">
            <text:p/>
          </draw:line>
        </draw:g>
        <draw:g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125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8" draw:text-style-name="P21" draw:layer="layout" svg:width="1.741cm" svg:height="0.882cm" svg:x="2.259cm" svg:y="10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28" draw:layer="layout" svg:width="1.741cm" svg:height="0.882cm" svg:x="2.259cm" svg:y="10.878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29" draw:layer="layout" svg:width="1.741cm" svg:height="0.882cm" svg:x="2.259cm" svg:y="11.769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34" draw:layer="layout" svg:width="1.353cm" svg:height="0.924cm" svg:x="2.6cm" svg:y="7.187cm">
          <draw:text-box>
            <text:p><text:span text:style-name="T16">10</text:span></text:p>
          </draw:text-box>
        </draw:frame>
        <draw:frame draw:style-name="gr77" draw:text-style-name="P34" draw:layer="layout" svg:width="1.353cm" svg:height="0.924cm" svg:x="2.447cm" svg:y="10.836cm">
          <draw:text-box>
            <text:p xml:id="id35" text:id="id35"><text:span text:style-name="T16">20</text:span></text:p>
          </draw:text-box>
        </draw:frame>
        <draw:line draw:style-name="gr105" draw:text-style-name="P18" draw:layer="layout" svg:x1="3.6cm" svg:y1="5.2cm" svg:x2="3.6cm" svg:y2="6.351cm">
          <text:p/>
        </draw:line>
        <draw:custom-shape draw:style-name="gr56" draw:text-style-name="P19" draw:layer="layout" svg:width="1.741cm" svg:height="0.882cm" svg:x="0.259cm" svg:y="4.5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0.2cm" svg:y="3.816cm">
          <draw:text-box>
            <text:p><text:span text:style-name="T22">Tail</text:span></text:p>
          </draw:text-box>
        </draw:frame>
        <draw:g>
          <draw:line draw:style-name="gr25" draw:text-style-name="P18" draw:layer="layout" svg:x1="1.4cm" svg:y1="5.462cm" svg:x2="1.4cm" svg:y2="8cm">
            <text:p/>
          </draw:line>
          <draw:line draw:style-name="gr105" draw:text-style-name="P18" draw:layer="layout" svg:x1="1.4cm" svg:y1="8cm" svg:x2="2.259cm" svg:y2="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bold-reveal" presentation:text-only="true">
                  <anim:set smil:dur="indefinite" smil:targetElement="id33" anim:sub-item="text" smil:attributeName="font-weight" smil:to="bold"/>
                </anim:par>
              </anim:par>
              <anim:par smil:begin="0s">
                <anim:par smil:begin="0s" smil:fill="hold" presentation:node-type="after-previous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34" smil:attributeName="fill-color" smil:to="#ffff00" anim:color-interpolation="rgb" anim:color-interpolation-direction="clockwise"/>
                  <anim:set smil:dur="2s" smil:fill="hold" smil:targetElement="id3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28" draw:text-style-name="P33" draw:layer="layout" svg:width="1.099cm" svg:height="0.979cm" svg:x="14.87cm" svg:y="4.279cm">
          <draw:text-box>
            <text:p><text:span text:style-name="T21">Yes</text:span></text:p>
          </draw:text-box>
        </draw:frame>
        <draw:custom-shape draw:style-name="gr129" draw:text-style-name="P31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541cm" svg:height="0.81cm" svg:x="10.546cm" svg:y="4.284cm">
          <draw:text-box>
            <text:p><text:span text:style-name="T21">No</text:span></text:p>
          </draw:text-box>
        </draw:fram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4" draw:text-style-name="P18" draw:layer="layout" svg:x1="13.332cm" svg:y1="3.114cm" svg:x2="13.332cm" svg:y2="3.788cm">
          <text:p/>
        </draw:line>
        <draw:line draw:style-name="gr54" draw:text-style-name="P18" draw:layer="layout" svg:x1="12.034cm" svg:y1="4.989cm" svg:x2="10.17cm" svg:y2="4.989cm">
          <text:p/>
        </draw:line>
        <draw:line draw:style-name="gr54" draw:text-style-name="P18" draw:layer="layout" svg:x1="14.765cm" svg:y1="4.989cm" svg:x2="16.629cm" svg:y2="4.989cm">
          <text:p/>
        </draw:line>
        <draw:custom-shape draw:style-name="gr53" draw:text-style-name="P27" draw:layer="layout" svg:width="4.2cm" svg:height="1.245cm" svg:x="16.367cm" svg:y="4.377cm">
          <text:p text:style-name="P26"><text:span text:style-name="T19">update data</text:span></text:p>
          <text:p text:style-name="P26"><text:span text:style-name="T19">link part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27" draw:layer="layout" svg:width="4.2cm" svg:height="1.245cm" svg:x="6.204cm" svg:y="4.377cm">
          <text:p text:style-name="P26"><text:span text:style-name="T19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27" draw:layer="layout" svg:width="2.723cm" svg:height="0.822cm" svg:x="6.943cm" svg:y="6.896cm">
          <text:p text:style-name="P26"><text:span text:style-name="T18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7" draw:layer="layout" svg:width="4.2cm" svg:height="1.245cm" svg:x="11.259cm" svg:y="6.777cm">
          <text:p text:style-name="P26"><text:span text:style-name="T19">update Head</text:span></text:p>
          <text:p text:style-name="P26"><text:span text:style-name="T19">And Tail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0" draw:text-style-name="P38" draw:layer="layout" svg:width="2.723cm" svg:height="2.32cm" svg:x="17.106cm" svg:y="6.32cm">
          <text:p text:style-name="P30"><text:span text:style-name="T20">is</text:span></text:p>
          <text:p text:style-name="P30"><text:span text:style-name="T20">list</text:span></text:p>
          <text:p text:style-name="P30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069cm" svg:height="0.81cm" svg:x="15.747cm" svg:y="6.778cm">
          <draw:text-box>
            <text:p><text:span text:style-name="T21">Yes</text:span></text:p>
          </draw:text-box>
        </draw:frame>
        <draw:line draw:style-name="gr54" draw:text-style-name="P18" draw:layer="layout" svg:x1="18.467cm" svg:y1="5.608cm" svg:x2="18.467cm" svg:y2="6.282cm">
          <text:p/>
        </draw:line>
        <draw:line draw:style-name="gr54" draw:text-style-name="P18" draw:layer="layout" svg:x1="17.11cm" svg:y1="7.483cm" svg:x2="15.171cm" svg:y2="7.483cm">
          <text:p/>
        </draw:line>
        <draw:line draw:style-name="gr54" draw:text-style-name="P18" draw:layer="layout" svg:x1="8.315cm" svg:y1="5.637cm" svg:x2="8.293cm" svg:y2="6.864cm">
          <text:p/>
        </draw:line>
        <draw:line draw:style-name="gr55" draw:text-style-name="P18" draw:layer="layout" svg:x1="5.292cm" svg:y1="0.415cm" svg:x2="5.292cm" svg:y2="14.759cm">
          <text:p/>
        </draw:line>
        <draw:custom-shape draw:style-name="gr56" draw:text-style-name="P19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2.258cm" svg:y="3.73cm">
          <draw:text-box>
            <text:p><text:span text:style-name="T22">Head</text:span></text:p>
          </draw:text-box>
        </draw:frame>
        <draw:g>
          <draw:custom-shape draw:style-name="gr53" draw:text-style-name="P27" draw:layer="layout" svg:width="4.2cm" svg:height="1.245cm" svg:x="11.26cm" svg:y="9.306cm">
            <text:p text:style-name="P26"><text:span text:style-name="T19">return SUCCESS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2" draw:text-style-name="P27" draw:layer="layout" svg:width="2.723cm" svg:height="0.822cm" svg:x="11.972cm" svg:y="11.819cm">
            <text:p text:style-name="P26"><text:span text:style-name="T18">stop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109" draw:text-style-name="P18" draw:layer="layout" svg:x1="13.362cm" svg:y1="8.034cm" svg:x2="13.362cm" svg:y2="9.297cm">
            <text:p/>
          </draw:line>
          <draw:line draw:style-name="gr109" draw:text-style-name="P18" draw:layer="layout" svg:x1="13.362cm" svg:y1="10.552cm" svg:x2="13.362cm" svg:y2="11.815cm">
            <text:p/>
          </draw:line>
        </draw:g>
        <draw:frame draw:style-name="gr131" draw:text-style-name="P33" draw:layer="layout" svg:width="1.099cm" svg:height="0.979cm" svg:x="20.04cm" svg:y="6.774cm">
          <draw:text-box>
            <text:p xml:id="id36" text:id="id36"><text:span text:style-name="T21">No</text:span></text:p>
          </draw:text-box>
        </draw:frame>
        <draw:line draw:style-name="gr54" draw:text-style-name="P18" draw:layer="layout" svg:x1="19.835cm" svg:y1="7.484cm" svg:x2="21.699cm" svg:y2="7.484cm">
          <text:p/>
        </draw:line>
        <draw:g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8" draw:text-style-name="P21" draw:layer="layout" svg:width="1.741cm" svg:height="0.882cm" svg:x="2.259cm" svg:y="10cm">
            <text:p/>
            <draw:enhanced-geometry svg:viewBox="0 0 21600 21600" draw:type="rectangle" draw:enhanced-path="M 0 0 L 21600 0 21600 21600 0 21600 0 0 Z N"/>
          </draw:custom-shape>
          <draw:custom-shape draw:style-name="gr134" draw:text-style-name="P28" draw:layer="layout" svg:width="1.741cm" svg:height="0.882cm" svg:x="2.259cm" svg:y="10.878cm">
            <text:p/>
            <draw:enhanced-geometry svg:viewBox="0 0 21600 21600" draw:type="rectangle" draw:enhanced-path="M 0 0 L 21600 0 21600 21600 0 21600 0 0 Z N"/>
          </draw:custom-shape>
          <draw:custom-shape draw:style-name="gr135" draw:text-style-name="P29" draw:layer="layout" svg:width="1.741cm" svg:height="0.882cm" svg:x="2.259cm" svg:y="11.769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34" draw:layer="layout" svg:width="1.353cm" svg:height="0.924cm" svg:x="2.6cm" svg:y="7.187cm">
          <draw:text-box>
            <text:p><text:span text:style-name="T16">10</text:span></text:p>
          </draw:text-box>
        </draw:frame>
        <draw:frame draw:style-name="gr77" draw:text-style-name="P34" draw:layer="layout" svg:width="1.353cm" svg:height="0.924cm" svg:x="2.447cm" svg:y="10.836cm">
          <draw:text-box>
            <text:p><text:span text:style-name="T16">20</text:span></text:p>
          </draw:text-box>
        </draw:frame>
        <draw:line draw:style-name="gr105" draw:text-style-name="P18" draw:layer="layout" svg:x1="3.6cm" svg:y1="5.2cm" svg:x2="3.6cm" svg:y2="6.351cm">
          <text:p/>
        </draw:line>
        <draw:custom-shape draw:style-name="gr56" draw:text-style-name="P19" draw:layer="layout" svg:width="1.741cm" svg:height="0.882cm" svg:x="0.259cm" svg:y="4.5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0.2cm" svg:y="3.816cm">
          <draw:text-box>
            <text:p><text:span text:style-name="T22">Tail</text:span></text:p>
          </draw:text-box>
        </draw:frame>
        <draw:g>
          <draw:line draw:style-name="gr25" draw:text-style-name="P18" draw:layer="layout" svg:x1="1.4cm" svg:y1="5.462cm" svg:x2="1.4cm" svg:y2="8cm">
            <text:p/>
          </draw:line>
          <draw:line draw:style-name="gr105" draw:text-style-name="P18" draw:layer="layout" svg:x1="1.4cm" svg:y1="8cm" svg:x2="2.259cm" svg:y2="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bold-reveal" presentation:text-only="true">
                  <anim:set smil:dur="indefinite" smil:targetElement="id36" anim:sub-item="text" smil:attributeName="font-weight" smil:to="bol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36" draw:text-style-name="P33" draw:layer="layout" svg:width="1.099cm" svg:height="0.979cm" svg:x="14.87cm" svg:y="4.279cm">
          <draw:text-box>
            <text:p><text:span text:style-name="T21">Yes</text:span></text:p>
          </draw:text-box>
        </draw:frame>
        <draw:custom-shape draw:style-name="gr137" draw:text-style-name="P31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541cm" svg:height="0.81cm" svg:x="10.546cm" svg:y="4.284cm">
          <draw:text-box>
            <text:p><text:span text:style-name="T21">No</text:span></text:p>
          </draw:text-box>
        </draw:fram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4" draw:text-style-name="P18" draw:layer="layout" svg:x1="13.332cm" svg:y1="3.114cm" svg:x2="13.332cm" svg:y2="3.788cm">
          <text:p/>
        </draw:line>
        <draw:line draw:style-name="gr54" draw:text-style-name="P18" draw:layer="layout" svg:x1="12.034cm" svg:y1="4.989cm" svg:x2="10.17cm" svg:y2="4.989cm">
          <text:p/>
        </draw:line>
        <draw:line draw:style-name="gr54" draw:text-style-name="P18" draw:layer="layout" svg:x1="14.765cm" svg:y1="4.989cm" svg:x2="16.629cm" svg:y2="4.989cm">
          <text:p/>
        </draw:line>
        <draw:custom-shape draw:style-name="gr53" draw:text-style-name="P27" draw:layer="layout" svg:width="4.2cm" svg:height="1.245cm" svg:x="16.367cm" svg:y="4.377cm">
          <text:p text:style-name="P26"><text:span text:style-name="T19">update data</text:span></text:p>
          <text:p text:style-name="P26"><text:span text:style-name="T19">link part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27" draw:layer="layout" svg:width="4.2cm" svg:height="1.245cm" svg:x="6.204cm" svg:y="4.377cm">
          <text:p text:style-name="P26"><text:span text:style-name="T19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27" draw:layer="layout" svg:width="2.723cm" svg:height="0.822cm" svg:x="6.943cm" svg:y="6.896cm">
          <text:p text:style-name="P26"><text:span text:style-name="T18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7" draw:layer="layout" svg:width="4.2cm" svg:height="1.245cm" svg:x="11.259cm" svg:y="6.777cm">
          <text:p text:style-name="P26"><text:span text:style-name="T19">update Head</text:span></text:p>
          <text:p text:style-name="P26"><text:span text:style-name="T19">And Tail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8" draw:text-style-name="P31" draw:layer="layout" svg:width="2.723cm" svg:height="2.32cm" svg:x="17.106cm" svg:y="6.32cm">
          <text:p text:style-name="P30"><text:span text:style-name="T20">is</text:span></text:p>
          <text:p text:style-name="P30"><text:span text:style-name="T20">list</text:span></text:p>
          <text:p text:style-name="P30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069cm" svg:height="0.81cm" svg:x="15.747cm" svg:y="6.778cm">
          <draw:text-box>
            <text:p><text:span text:style-name="T21">Yes</text:span></text:p>
          </draw:text-box>
        </draw:frame>
        <draw:line draw:style-name="gr54" draw:text-style-name="P18" draw:layer="layout" svg:x1="18.467cm" svg:y1="5.608cm" svg:x2="18.467cm" svg:y2="6.282cm">
          <text:p/>
        </draw:line>
        <draw:line draw:style-name="gr54" draw:text-style-name="P18" draw:layer="layout" svg:x1="17.11cm" svg:y1="7.483cm" svg:x2="15.171cm" svg:y2="7.483cm">
          <text:p/>
        </draw:line>
        <draw:line draw:style-name="gr54" draw:text-style-name="P18" draw:layer="layout" svg:x1="8.315cm" svg:y1="5.637cm" svg:x2="8.293cm" svg:y2="6.864cm">
          <text:p/>
        </draw:line>
        <draw:line draw:style-name="gr55" draw:text-style-name="P18" draw:layer="layout" svg:x1="5.292cm" svg:y1="0.415cm" svg:x2="5.292cm" svg:y2="14.759cm">
          <text:p/>
        </draw:line>
        <draw:custom-shape draw:style-name="gr56" draw:text-style-name="P19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2.258cm" svg:y="3.73cm">
          <draw:text-box>
            <text:p><text:span text:style-name="T22">Head</text:span></text:p>
          </draw:text-box>
        </draw:frame>
        <draw:g>
          <draw:custom-shape draw:style-name="gr53" draw:text-style-name="P27" draw:layer="layout" svg:width="4.2cm" svg:height="1.245cm" svg:x="11.26cm" svg:y="9.306cm">
            <text:p text:style-name="P26"><text:span text:style-name="T19">return SUCCESS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2" draw:text-style-name="P27" draw:layer="layout" svg:width="2.723cm" svg:height="0.822cm" svg:x="11.972cm" svg:y="11.819cm">
            <text:p text:style-name="P26"><text:span text:style-name="T18">stop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109" draw:text-style-name="P18" draw:layer="layout" svg:x1="13.362cm" svg:y1="8.034cm" svg:x2="13.362cm" svg:y2="9.297cm">
            <text:p/>
          </draw:line>
          <draw:line draw:style-name="gr109" draw:text-style-name="P18" draw:layer="layout" svg:x1="13.362cm" svg:y1="10.552cm" svg:x2="13.362cm" svg:y2="11.815cm">
            <text:p/>
          </draw:line>
        </draw:g>
        <draw:frame draw:style-name="gr139" draw:text-style-name="P33" draw:layer="layout" svg:width="1.099cm" svg:height="0.979cm" svg:x="20.04cm" svg:y="6.774cm">
          <draw:text-box>
            <text:p><text:span text:style-name="T21">No</text:span></text:p>
          </draw:text-box>
        </draw:frame>
        <draw:line draw:style-name="gr54" draw:text-style-name="P18" draw:layer="layout" svg:x1="19.835cm" svg:y1="7.484cm" svg:x2="21.699cm" svg:y2="7.484cm">
          <text:p/>
        </draw:line>
        <draw:custom-shape draw:style-name="gr53" draw:text-style-name="P27" draw:layer="layout" svg:width="4.2cm" svg:height="1.245cm" svg:x="21.483cm" svg:y="6.778cm">
          <text:p text:style-name="P26"><text:span text:style-name="T19"/></text:p>
          <text:p text:style-name="P26"><text:span text:style-name="T19">establish link </text:span></text:p>
          <text:p text:style-name="P26"><text:span text:style-name="T19">last node + new node</text:span></text:p>
          <text:p text:style-name="P26"><text:span text:style-name="T19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8" draw:text-style-name="P21" draw:layer="layout" svg:width="1.741cm" svg:height="0.882cm" svg:x="2.259cm" svg:y="10cm">
            <text:p/>
            <draw:enhanced-geometry svg:viewBox="0 0 21600 21600" draw:type="rectangle" draw:enhanced-path="M 0 0 L 21600 0 21600 21600 0 21600 0 0 Z N"/>
          </draw:custom-shape>
          <draw:custom-shape draw:style-name="gr142" draw:text-style-name="P28" draw:layer="layout" svg:width="1.741cm" svg:height="0.882cm" svg:x="2.259cm" svg:y="10.878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29" draw:layer="layout" svg:width="1.741cm" svg:height="0.882cm" svg:x="2.259cm" svg:y="11.769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34" draw:layer="layout" svg:width="1.353cm" svg:height="0.924cm" svg:x="2.6cm" svg:y="7.187cm">
          <draw:text-box>
            <text:p><text:span text:style-name="T16">10</text:span></text:p>
          </draw:text-box>
        </draw:frame>
        <draw:frame draw:style-name="gr77" draw:text-style-name="P34" draw:layer="layout" svg:width="1.353cm" svg:height="0.924cm" svg:x="2.447cm" svg:y="10.836cm">
          <draw:text-box>
            <text:p><text:span text:style-name="T16">20</text:span></text:p>
          </draw:text-box>
        </draw:frame>
        <draw:line draw:style-name="gr105" draw:text-style-name="P18" draw:layer="layout" svg:x1="3.6cm" svg:y1="5.2cm" svg:x2="3.6cm" svg:y2="6.351cm">
          <text:p/>
        </draw:line>
        <draw:polyline draw:style-name="gr105" draw:text-style-name="P18" xml:id="id37" draw:id="id37" draw:layer="layout" svg:width="0cm" svg:height="1.199cm" svg:x="3.6cm" svg:y="8.8cm" svg:viewBox="0 0 0 1200" draw:points="0,0 0,1200">
          <text:p/>
        </draw:polyline>
        <draw:polyline draw:style-name="gr105" draw:text-style-name="P18" xml:id="id38" draw:id="id38" draw:layer="layout" svg:width="0cm" svg:height="1.197cm" svg:x="3cm" svg:y="9.002cm" svg:viewBox="0 0 0 1198" draw:points="0,1198 0,0">
          <text:p/>
        </draw:polyline>
        <draw:custom-shape draw:style-name="gr56" draw:text-style-name="P19" draw:layer="layout" svg:width="1.741cm" svg:height="0.882cm" svg:x="0.259cm" svg:y="4.5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0.2cm" svg:y="3.816cm">
          <draw:text-box>
            <text:p><text:span text:style-name="T22">Tail</text:span></text:p>
          </draw:text-box>
        </draw:frame>
        <draw:g>
          <draw:line draw:style-name="gr25" draw:text-style-name="P18" draw:layer="layout" svg:x1="1.4cm" svg:y1="5.462cm" svg:x2="1.4cm" svg:y2="8cm">
            <text:p/>
          </draw:line>
          <draw:line draw:style-name="gr105" draw:text-style-name="P18" draw:layer="layout" svg:x1="1.4cm" svg:y1="8cm" svg:x2="2.259cm" svg:y2="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 presentation:preset-property="Direction">
                  <anim:set smil:begin="0s" smil:dur="0.001s" smil:fill="hold" smil:targetElement="id37" smil:attributeName="visibility" smil:to="visible"/>
                  <anim:transitionFilter smil:dur="0.5s" smil:targetElement="id37" smil:type="slideWipe" smil:subtype="fromTop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bottom" presentation:preset-property="Direction">
                  <anim:set smil:begin="0s" smil:dur="0.001s" smil:fill="hold" smil:targetElement="id38" smil:attributeName="visibility" smil:to="visible"/>
                  <anim:transitionFilter smil:dur="0.5s" smil:targetElement="id38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44" draw:text-style-name="P33" draw:layer="layout" svg:width="1.099cm" svg:height="0.979cm" svg:x="14.87cm" svg:y="4.279cm">
          <draw:text-box>
            <text:p><text:span text:style-name="T21">Yes</text:span></text:p>
          </draw:text-box>
        </draw:frame>
        <draw:custom-shape draw:style-name="gr145" draw:text-style-name="P31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541cm" svg:height="0.81cm" svg:x="10.546cm" svg:y="4.284cm">
          <draw:text-box>
            <text:p><text:span text:style-name="T21">No</text:span></text:p>
          </draw:text-box>
        </draw:fram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4" draw:text-style-name="P18" draw:layer="layout" svg:x1="13.332cm" svg:y1="3.114cm" svg:x2="13.332cm" svg:y2="3.788cm">
          <text:p/>
        </draw:line>
        <draw:line draw:style-name="gr54" draw:text-style-name="P18" draw:layer="layout" svg:x1="12.034cm" svg:y1="4.989cm" svg:x2="10.17cm" svg:y2="4.989cm">
          <text:p/>
        </draw:line>
        <draw:line draw:style-name="gr54" draw:text-style-name="P18" draw:layer="layout" svg:x1="14.765cm" svg:y1="4.989cm" svg:x2="16.629cm" svg:y2="4.989cm">
          <text:p/>
        </draw:line>
        <draw:custom-shape draw:style-name="gr53" draw:text-style-name="P27" draw:layer="layout" svg:width="4.2cm" svg:height="1.245cm" svg:x="16.367cm" svg:y="4.377cm">
          <text:p text:style-name="P26"><text:span text:style-name="T19">update data</text:span></text:p>
          <text:p text:style-name="P26"><text:span text:style-name="T19">link part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27" draw:layer="layout" svg:width="4.2cm" svg:height="1.245cm" svg:x="6.204cm" svg:y="4.377cm">
          <text:p text:style-name="P26"><text:span text:style-name="T19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27" draw:layer="layout" svg:width="2.723cm" svg:height="0.822cm" svg:x="6.943cm" svg:y="6.896cm">
          <text:p text:style-name="P26"><text:span text:style-name="T18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7" draw:layer="layout" svg:width="4.2cm" svg:height="1.245cm" svg:x="11.259cm" svg:y="6.777cm">
          <text:p text:style-name="P26"><text:span text:style-name="T19">update Head</text:span></text:p>
          <text:p text:style-name="P26"><text:span text:style-name="T19">And Tail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6" draw:text-style-name="P31" draw:layer="layout" svg:width="2.723cm" svg:height="2.32cm" svg:x="17.106cm" svg:y="6.32cm">
          <text:p text:style-name="P30"><text:span text:style-name="T20">is</text:span></text:p>
          <text:p text:style-name="P30"><text:span text:style-name="T20">list</text:span></text:p>
          <text:p text:style-name="P30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069cm" svg:height="0.81cm" svg:x="15.747cm" svg:y="6.778cm">
          <draw:text-box>
            <text:p><text:span text:style-name="T21">Yes</text:span></text:p>
          </draw:text-box>
        </draw:frame>
        <draw:line draw:style-name="gr54" draw:text-style-name="P18" draw:layer="layout" svg:x1="18.467cm" svg:y1="5.608cm" svg:x2="18.467cm" svg:y2="6.282cm">
          <text:p/>
        </draw:line>
        <draw:line draw:style-name="gr54" draw:text-style-name="P18" draw:layer="layout" svg:x1="17.11cm" svg:y1="7.483cm" svg:x2="15.171cm" svg:y2="7.483cm">
          <text:p/>
        </draw:line>
        <draw:line draw:style-name="gr54" draw:text-style-name="P18" draw:layer="layout" svg:x1="8.315cm" svg:y1="5.637cm" svg:x2="8.293cm" svg:y2="6.864cm">
          <text:p/>
        </draw:line>
        <draw:line draw:style-name="gr55" draw:text-style-name="P18" draw:layer="layout" svg:x1="5.292cm" svg:y1="0.415cm" svg:x2="5.292cm" svg:y2="14.759cm">
          <text:p/>
        </draw:line>
        <draw:custom-shape draw:style-name="gr56" draw:text-style-name="P19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2.258cm" svg:y="3.73cm">
          <draw:text-box>
            <text:p><text:span text:style-name="T22">Head</text:span></text:p>
          </draw:text-box>
        </draw:frame>
        <draw:g>
          <draw:custom-shape draw:style-name="gr53" draw:text-style-name="P27" draw:layer="layout" svg:width="4.2cm" svg:height="1.245cm" svg:x="11.26cm" svg:y="9.306cm">
            <text:p text:style-name="P26"><text:span text:style-name="T19">return SUCCESS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2" draw:text-style-name="P27" draw:layer="layout" svg:width="2.723cm" svg:height="0.822cm" svg:x="11.972cm" svg:y="11.819cm">
            <text:p text:style-name="P26"><text:span text:style-name="T18">stop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109" draw:text-style-name="P18" draw:layer="layout" svg:x1="13.362cm" svg:y1="8.034cm" svg:x2="13.362cm" svg:y2="9.297cm">
            <text:p/>
          </draw:line>
          <draw:line draw:style-name="gr109" draw:text-style-name="P18" draw:layer="layout" svg:x1="13.362cm" svg:y1="10.552cm" svg:x2="13.362cm" svg:y2="11.815cm">
            <text:p/>
          </draw:line>
        </draw:g>
        <draw:frame draw:style-name="gr147" draw:text-style-name="P33" draw:layer="layout" svg:width="1.099cm" svg:height="0.979cm" svg:x="20.04cm" svg:y="6.774cm">
          <draw:text-box>
            <text:p><text:span text:style-name="T21">No</text:span></text:p>
          </draw:text-box>
        </draw:frame>
        <draw:line draw:style-name="gr54" draw:text-style-name="P18" draw:layer="layout" svg:x1="19.835cm" svg:y1="7.484cm" svg:x2="21.699cm" svg:y2="7.484cm">
          <text:p/>
        </draw:line>
        <draw:custom-shape draw:style-name="gr53" draw:text-style-name="P27" draw:layer="layout" svg:width="4.2cm" svg:height="1.245cm" svg:x="21.483cm" svg:y="6.778cm">
          <text:p text:style-name="P26"><text:span text:style-name="T19"/></text:p>
          <text:p text:style-name="P26"><text:span text:style-name="T19">establish link </text:span></text:p>
          <text:p text:style-name="P26"><text:span text:style-name="T19">last node + new node</text:span></text:p>
          <text:p text:style-name="P26"><text:span text:style-name="T19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40" draw:layer="layout" svg:width="4.2cm" svg:height="1.245cm" svg:x="21.483cm" svg:y="9.264cm">
          <text:p text:style-name="P39"><text:span text:style-name="T23">Update tail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9" draw:text-style-name="P18" draw:layer="layout" svg:x1="23.583cm" svg:y1="8.028cm" svg:x2="23.583cm" svg:y2="9.291cm">
          <text:p/>
        </draw:line>
        <draw:g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148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8" draw:text-style-name="P21" draw:layer="layout" svg:width="1.741cm" svg:height="0.882cm" svg:x="2.259cm" svg:y="10cm">
            <text:p/>
            <draw:enhanced-geometry svg:viewBox="0 0 21600 21600" draw:type="rectangle" draw:enhanced-path="M 0 0 L 21600 0 21600 21600 0 21600 0 0 Z N"/>
          </draw:custom-shape>
          <draw:custom-shape draw:style-name="gr150" draw:text-style-name="P28" draw:layer="layout" svg:width="1.741cm" svg:height="0.882cm" svg:x="2.259cm" svg:y="10.878cm">
            <text:p/>
            <draw:enhanced-geometry svg:viewBox="0 0 21600 21600" draw:type="rectangle" draw:enhanced-path="M 0 0 L 21600 0 21600 21600 0 21600 0 0 Z N"/>
          </draw:custom-shape>
          <draw:custom-shape draw:style-name="gr151" draw:text-style-name="P29" draw:layer="layout" svg:width="1.741cm" svg:height="0.882cm" svg:x="2.259cm" svg:y="11.769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34" draw:layer="layout" svg:width="1.353cm" svg:height="0.924cm" svg:x="2.6cm" svg:y="7.187cm">
          <draw:text-box>
            <text:p><text:span text:style-name="T16">10</text:span></text:p>
          </draw:text-box>
        </draw:frame>
        <draw:frame draw:style-name="gr77" draw:text-style-name="P34" draw:layer="layout" svg:width="1.353cm" svg:height="0.924cm" svg:x="2.447cm" svg:y="10.836cm">
          <draw:text-box>
            <text:p><text:span text:style-name="T16">20</text:span></text:p>
          </draw:text-box>
        </draw:frame>
        <draw:line draw:style-name="gr105" draw:text-style-name="P18" draw:layer="layout" svg:x1="3.6cm" svg:y1="5.2cm" svg:x2="3.6cm" svg:y2="6.351cm">
          <text:p/>
        </draw:line>
        <draw:line draw:style-name="gr105" draw:text-style-name="P18" draw:layer="layout" svg:x1="3.6cm" svg:y1="8.8cm" svg:x2="3.6cm" svg:y2="10cm">
          <text:p/>
        </draw:line>
        <draw:line draw:style-name="gr105" draw:text-style-name="P18" draw:layer="layout" svg:x1="3cm" svg:y1="10.2cm" svg:x2="3cm" svg:y2="9.002cm">
          <text:p/>
        </draw:line>
        <draw:custom-shape draw:style-name="gr56" draw:text-style-name="P19" draw:layer="layout" svg:width="1.741cm" svg:height="0.882cm" svg:x="0.259cm" svg:y="4.5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0.2cm" svg:y="3.816cm">
          <draw:text-box>
            <text:p><text:span text:style-name="T22">Tail</text:span></text:p>
          </draw:text-box>
        </draw:frame>
        <draw:g>
          <draw:line draw:style-name="gr25" draw:text-style-name="P18" draw:layer="layout" svg:x1="1.4cm" svg:y1="5.462cm" svg:x2="1.4cm" svg:y2="8cm">
            <text:p/>
          </draw:line>
          <draw:line draw:style-name="gr105" draw:text-style-name="P18" draw:layer="layout" svg:x1="1.4cm" svg:y1="8cm" svg:x2="2.259cm" svg:y2="8cm">
            <text:p/>
          </draw:line>
        </draw:g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52" draw:text-style-name="P33" draw:layer="layout" svg:width="1.099cm" svg:height="0.979cm" svg:x="14.87cm" svg:y="4.279cm">
          <draw:text-box>
            <text:p><text:span text:style-name="T21">Yes</text:span></text:p>
          </draw:text-box>
        </draw:frame>
        <draw:custom-shape draw:style-name="gr153" draw:text-style-name="P31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541cm" svg:height="0.81cm" svg:x="10.546cm" svg:y="4.284cm">
          <draw:text-box>
            <text:p><text:span text:style-name="T21">No</text:span></text:p>
          </draw:text-box>
        </draw:fram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4" draw:text-style-name="P18" draw:layer="layout" svg:x1="13.332cm" svg:y1="3.114cm" svg:x2="13.332cm" svg:y2="3.788cm">
          <text:p/>
        </draw:line>
        <draw:line draw:style-name="gr54" draw:text-style-name="P18" draw:layer="layout" svg:x1="12.034cm" svg:y1="4.989cm" svg:x2="10.17cm" svg:y2="4.989cm">
          <text:p/>
        </draw:line>
        <draw:line draw:style-name="gr54" draw:text-style-name="P18" draw:layer="layout" svg:x1="14.765cm" svg:y1="4.989cm" svg:x2="16.629cm" svg:y2="4.989cm">
          <text:p/>
        </draw:line>
        <draw:custom-shape draw:style-name="gr53" draw:text-style-name="P27" draw:layer="layout" svg:width="4.2cm" svg:height="1.245cm" svg:x="16.367cm" svg:y="4.377cm">
          <text:p text:style-name="P26"><text:span text:style-name="T19">update data</text:span></text:p>
          <text:p text:style-name="P26"><text:span text:style-name="T19">link part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27" draw:layer="layout" svg:width="4.2cm" svg:height="1.245cm" svg:x="6.204cm" svg:y="4.377cm">
          <text:p text:style-name="P26"><text:span text:style-name="T19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27" draw:layer="layout" svg:width="2.723cm" svg:height="0.822cm" svg:x="6.943cm" svg:y="6.896cm">
          <text:p text:style-name="P26"><text:span text:style-name="T18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7" draw:layer="layout" svg:width="4.2cm" svg:height="1.245cm" svg:x="11.259cm" svg:y="6.777cm">
          <text:p text:style-name="P26"><text:span text:style-name="T19">update Head</text:span></text:p>
          <text:p text:style-name="P26"><text:span text:style-name="T19">And Tail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4" draw:text-style-name="P31" draw:layer="layout" svg:width="2.723cm" svg:height="2.32cm" svg:x="17.106cm" svg:y="6.32cm">
          <text:p text:style-name="P30"><text:span text:style-name="T20">is</text:span></text:p>
          <text:p text:style-name="P30"><text:span text:style-name="T20">list</text:span></text:p>
          <text:p text:style-name="P30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069cm" svg:height="0.81cm" svg:x="15.747cm" svg:y="6.778cm">
          <draw:text-box>
            <text:p><text:span text:style-name="T21">Yes</text:span></text:p>
          </draw:text-box>
        </draw:frame>
        <draw:line draw:style-name="gr54" draw:text-style-name="P18" draw:layer="layout" svg:x1="18.467cm" svg:y1="5.608cm" svg:x2="18.467cm" svg:y2="6.282cm">
          <text:p/>
        </draw:line>
        <draw:line draw:style-name="gr54" draw:text-style-name="P18" draw:layer="layout" svg:x1="17.11cm" svg:y1="7.483cm" svg:x2="15.171cm" svg:y2="7.483cm">
          <text:p/>
        </draw:line>
        <draw:line draw:style-name="gr54" draw:text-style-name="P18" draw:layer="layout" svg:x1="8.315cm" svg:y1="5.637cm" svg:x2="8.293cm" svg:y2="6.864cm">
          <text:p/>
        </draw:line>
        <draw:line draw:style-name="gr55" draw:text-style-name="P18" draw:layer="layout" svg:x1="5.292cm" svg:y1="0.415cm" svg:x2="5.292cm" svg:y2="14.759cm">
          <text:p/>
        </draw:line>
        <draw:custom-shape draw:style-name="gr56" draw:text-style-name="P19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2.258cm" svg:y="3.73cm">
          <draw:text-box>
            <text:p><text:span text:style-name="T22">Head</text:span></text:p>
          </draw:text-box>
        </draw:frame>
        <draw:g>
          <draw:custom-shape draw:style-name="gr53" draw:text-style-name="P27" draw:layer="layout" svg:width="4.2cm" svg:height="1.245cm" svg:x="11.26cm" svg:y="9.306cm">
            <text:p text:style-name="P26"><text:span text:style-name="T19">return SUCCESS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2" draw:text-style-name="P27" draw:layer="layout" svg:width="2.723cm" svg:height="0.822cm" svg:x="11.972cm" svg:y="11.819cm">
            <text:p text:style-name="P26"><text:span text:style-name="T18">stop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109" draw:text-style-name="P18" draw:layer="layout" svg:x1="13.362cm" svg:y1="8.034cm" svg:x2="13.362cm" svg:y2="9.297cm">
            <text:p/>
          </draw:line>
          <draw:line draw:style-name="gr109" draw:text-style-name="P18" draw:layer="layout" svg:x1="13.362cm" svg:y1="10.552cm" svg:x2="13.362cm" svg:y2="11.815cm">
            <text:p/>
          </draw:line>
        </draw:g>
        <draw:frame draw:style-name="gr155" draw:text-style-name="P33" draw:layer="layout" svg:width="1.099cm" svg:height="0.979cm" svg:x="20.04cm" svg:y="6.774cm">
          <draw:text-box>
            <text:p><text:span text:style-name="T21">No</text:span></text:p>
          </draw:text-box>
        </draw:frame>
        <draw:line draw:style-name="gr54" draw:text-style-name="P18" draw:layer="layout" svg:x1="19.835cm" svg:y1="7.484cm" svg:x2="21.699cm" svg:y2="7.484cm">
          <text:p/>
        </draw:line>
        <draw:custom-shape draw:style-name="gr53" draw:text-style-name="P27" draw:layer="layout" svg:width="4.2cm" svg:height="1.245cm" svg:x="21.483cm" svg:y="6.778cm">
          <text:p text:style-name="P26"><text:span text:style-name="T19"/></text:p>
          <text:p text:style-name="P26"><text:span text:style-name="T19">establish link </text:span></text:p>
          <text:p text:style-name="P26"><text:span text:style-name="T19">last node + new node</text:span></text:p>
          <text:p text:style-name="P26"><text:span text:style-name="T19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40" draw:layer="layout" svg:width="4.2cm" svg:height="1.245cm" svg:x="21.483cm" svg:y="9.264cm">
          <text:p text:style-name="P39"><text:span text:style-name="T23">Update tail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9" draw:text-style-name="P18" draw:layer="layout" svg:x1="23.583cm" svg:y1="8.028cm" svg:x2="23.583cm" svg:y2="9.291cm">
          <text:p/>
        </draw:line>
        <draw:g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156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157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8" draw:text-style-name="P21" draw:layer="layout" svg:width="1.741cm" svg:height="0.882cm" svg:x="2.259cm" svg:y="10cm">
            <text:p/>
            <draw:enhanced-geometry svg:viewBox="0 0 21600 21600" draw:type="rectangle" draw:enhanced-path="M 0 0 L 21600 0 21600 21600 0 21600 0 0 Z N"/>
          </draw:custom-shape>
          <draw:custom-shape draw:style-name="gr158" draw:text-style-name="P28" draw:layer="layout" svg:width="1.741cm" svg:height="0.882cm" svg:x="2.259cm" svg:y="10.878cm">
            <text:p/>
            <draw:enhanced-geometry svg:viewBox="0 0 21600 21600" draw:type="rectangle" draw:enhanced-path="M 0 0 L 21600 0 21600 21600 0 21600 0 0 Z N"/>
          </draw:custom-shape>
          <draw:custom-shape draw:style-name="gr159" draw:text-style-name="P29" draw:layer="layout" svg:width="1.741cm" svg:height="0.882cm" svg:x="2.259cm" svg:y="11.769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34" draw:layer="layout" svg:width="1.353cm" svg:height="0.924cm" svg:x="2.6cm" svg:y="7.187cm">
          <draw:text-box>
            <text:p><text:span text:style-name="T16">10</text:span></text:p>
          </draw:text-box>
        </draw:frame>
        <draw:frame draw:style-name="gr77" draw:text-style-name="P34" draw:layer="layout" svg:width="1.353cm" svg:height="0.924cm" svg:x="2.447cm" svg:y="10.836cm">
          <draw:text-box>
            <text:p><text:span text:style-name="T16">20</text:span></text:p>
          </draw:text-box>
        </draw:frame>
        <draw:line draw:style-name="gr105" draw:text-style-name="P18" draw:layer="layout" svg:x1="3.6cm" svg:y1="5.2cm" svg:x2="3.6cm" svg:y2="6.351cm">
          <text:p/>
        </draw:line>
        <draw:line draw:style-name="gr105" draw:text-style-name="P18" draw:layer="layout" svg:x1="3.6cm" svg:y1="8.8cm" svg:x2="3.6cm" svg:y2="10cm">
          <text:p/>
        </draw:line>
        <draw:line draw:style-name="gr105" draw:text-style-name="P18" draw:layer="layout" svg:x1="3cm" svg:y1="10.2cm" svg:x2="3cm" svg:y2="9.002cm">
          <text:p/>
        </draw:line>
        <draw:custom-shape draw:style-name="gr56" draw:text-style-name="P19" draw:layer="layout" svg:width="1.741cm" svg:height="0.882cm" svg:x="0.259cm" svg:y="4.5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0.2cm" svg:y="3.816cm">
          <draw:text-box>
            <text:p><text:span text:style-name="T22">Tail</text:span></text:p>
          </draw:text-box>
        </draw:frame>
        <draw:g xml:id="id39" draw:id="id39">
          <draw:line draw:style-name="gr25" draw:text-style-name="P18" draw:layer="layout" svg:x1="1.4cm" svg:y1="5.462cm" svg:x2="1.4cm" svg:y2="11.4cm">
            <text:p/>
          </draw:line>
          <draw:line draw:style-name="gr105" draw:text-style-name="P18" draw:layer="layout" svg:x1="1.4cm" svg:y1="11.4cm" svg:x2="2.259cm" svg:y2="11.4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top" presentation:preset-property="Direction">
                  <anim:set smil:begin="0s" smil:dur="0.001s" smil:fill="hold" smil:targetElement="id39" smil:attributeName="visibility" smil:to="visible"/>
                  <anim:transitionFilter smil:dur="0.5s" smil:targetElement="id39" smil:type="slideWipe" smil:subtype="fromTop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17">insert_at_last</text:span></text:p>
          </draw:text-box>
        </draw:frame>
        <draw:custom-shape draw:style-name="gr52" draw:text-style-name="P27" draw:layer="layout" svg:width="2.723cm" svg:height="0.822cm" svg:x="11.971cm" svg:y="0.342cm">
          <text:p text:style-name="P26"><text:span text:style-name="T1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60" draw:text-style-name="P33" draw:layer="layout" svg:width="1.099cm" svg:height="0.979cm" svg:x="14.87cm" svg:y="4.279cm">
          <draw:text-box>
            <text:p><text:span text:style-name="T21">Yes</text:span></text:p>
          </draw:text-box>
        </draw:frame>
        <draw:custom-shape draw:style-name="gr161" draw:text-style-name="P31" draw:layer="layout" svg:width="2.723cm" svg:height="2.32cm" svg:x="11.971cm" svg:y="3.826cm">
          <text:p text:style-name="P30"><text:span text:style-name="T20">node</text:span></text:p>
          <text:p text:style-name="P30"><text:span text:style-name="T20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541cm" svg:height="0.81cm" svg:x="10.546cm" svg:y="4.284cm">
          <draw:text-box>
            <text:p><text:span text:style-name="T21">No</text:span></text:p>
          </draw:text-box>
        </draw:frame>
        <draw:g>
          <draw:custom-shape draw:style-name="gr53" draw:text-style-name="P27" draw:layer="layout" svg:width="4.2cm" svg:height="1.245cm" svg:x="11.259cm" svg:y="1.855cm">
            <text:p text:style-name="P26"><text:span text:style-name="T19">create a node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4" draw:text-style-name="P18" draw:layer="layout" svg:x1="13.332cm" svg:y1="1.187cm" svg:x2="13.332cm" svg:y2="1.861cm">
            <text:p/>
          </draw:line>
        </draw:g>
        <draw:line draw:style-name="gr54" draw:text-style-name="P18" draw:layer="layout" svg:x1="13.332cm" svg:y1="3.114cm" svg:x2="13.332cm" svg:y2="3.788cm">
          <text:p/>
        </draw:line>
        <draw:line draw:style-name="gr54" draw:text-style-name="P18" draw:layer="layout" svg:x1="12.034cm" svg:y1="4.989cm" svg:x2="10.17cm" svg:y2="4.989cm">
          <text:p/>
        </draw:line>
        <draw:line draw:style-name="gr54" draw:text-style-name="P18" draw:layer="layout" svg:x1="14.765cm" svg:y1="4.989cm" svg:x2="16.629cm" svg:y2="4.989cm">
          <text:p/>
        </draw:line>
        <draw:custom-shape draw:style-name="gr53" draw:text-style-name="P27" draw:layer="layout" svg:width="4.2cm" svg:height="1.245cm" svg:x="16.367cm" svg:y="4.377cm">
          <text:p text:style-name="P26"><text:span text:style-name="T19">update data</text:span></text:p>
          <text:p text:style-name="P26"><text:span text:style-name="T19">link part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27" draw:layer="layout" svg:width="4.2cm" svg:height="1.245cm" svg:x="6.204cm" svg:y="4.377cm">
          <text:p text:style-name="P26"><text:span text:style-name="T19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27" draw:layer="layout" svg:width="2.723cm" svg:height="0.822cm" svg:x="6.943cm" svg:y="6.896cm">
          <text:p text:style-name="P26"><text:span text:style-name="T18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7" draw:layer="layout" svg:width="4.2cm" svg:height="1.245cm" svg:x="11.259cm" svg:y="6.777cm">
          <text:p text:style-name="P26"><text:span text:style-name="T19">update Head</text:span></text:p>
          <text:p text:style-name="P26"><text:span text:style-name="T19">And Tail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2" draw:text-style-name="P31" draw:layer="layout" svg:width="2.723cm" svg:height="2.32cm" svg:x="17.106cm" svg:y="6.32cm">
          <text:p text:style-name="P30"><text:span text:style-name="T20">is</text:span></text:p>
          <text:p text:style-name="P30"><text:span text:style-name="T20">list</text:span></text:p>
          <text:p text:style-name="P30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3" draw:text-style-name="P32" draw:layer="layout" svg:width="1.069cm" svg:height="0.81cm" svg:x="15.747cm" svg:y="6.778cm">
          <draw:text-box>
            <text:p><text:span text:style-name="T21">Yes</text:span></text:p>
          </draw:text-box>
        </draw:frame>
        <draw:line draw:style-name="gr54" draw:text-style-name="P18" draw:layer="layout" svg:x1="18.467cm" svg:y1="5.608cm" svg:x2="18.467cm" svg:y2="6.282cm">
          <text:p/>
        </draw:line>
        <draw:line draw:style-name="gr54" draw:text-style-name="P18" draw:layer="layout" svg:x1="17.11cm" svg:y1="7.483cm" svg:x2="15.171cm" svg:y2="7.483cm">
          <text:p/>
        </draw:line>
        <draw:line draw:style-name="gr54" draw:text-style-name="P18" draw:layer="layout" svg:x1="8.315cm" svg:y1="5.637cm" svg:x2="8.293cm" svg:y2="6.864cm">
          <text:p/>
        </draw:line>
        <draw:line draw:style-name="gr55" draw:text-style-name="P18" draw:layer="layout" svg:x1="5.292cm" svg:y1="0.415cm" svg:x2="5.292cm" svg:y2="14.759cm">
          <text:p/>
        </draw:line>
        <draw:custom-shape draw:style-name="gr56" draw:text-style-name="P19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2.258cm" svg:y="3.73cm">
          <draw:text-box>
            <text:p><text:span text:style-name="T22">Head</text:span></text:p>
          </draw:text-box>
        </draw:frame>
        <draw:g>
          <draw:custom-shape draw:style-name="gr53" draw:text-style-name="P27" draw:layer="layout" svg:width="4.2cm" svg:height="1.245cm" svg:x="11.26cm" svg:y="9.306cm">
            <text:p text:style-name="P26"><text:span text:style-name="T19">return SUCCESS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2" draw:text-style-name="P27" draw:layer="layout" svg:width="2.723cm" svg:height="0.822cm" svg:x="11.972cm" svg:y="11.819cm">
            <text:p text:style-name="P26"><text:span text:style-name="T18">stop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109" draw:text-style-name="P18" draw:layer="layout" svg:x1="13.362cm" svg:y1="8.034cm" svg:x2="13.362cm" svg:y2="9.297cm">
            <text:p/>
          </draw:line>
          <draw:line draw:style-name="gr109" draw:text-style-name="P18" draw:layer="layout" svg:x1="13.362cm" svg:y1="10.552cm" svg:x2="13.362cm" svg:y2="11.815cm">
            <text:p/>
          </draw:line>
        </draw:g>
        <draw:frame draw:style-name="gr163" draw:text-style-name="P33" draw:layer="layout" svg:width="1.099cm" svg:height="0.979cm" svg:x="20.04cm" svg:y="6.774cm">
          <draw:text-box>
            <text:p><text:span text:style-name="T21">No</text:span></text:p>
          </draw:text-box>
        </draw:frame>
        <draw:line draw:style-name="gr54" draw:text-style-name="P18" draw:layer="layout" svg:x1="19.835cm" svg:y1="7.484cm" svg:x2="21.699cm" svg:y2="7.484cm">
          <text:p/>
        </draw:line>
        <draw:custom-shape draw:style-name="gr53" draw:text-style-name="P27" draw:layer="layout" svg:width="4.2cm" svg:height="1.245cm" svg:x="21.483cm" svg:y="6.778cm">
          <text:p text:style-name="P26"><text:span text:style-name="T19"/></text:p>
          <text:p text:style-name="P26"><text:span text:style-name="T19">establish link </text:span></text:p>
          <text:p text:style-name="P26"><text:span text:style-name="T19">last node + new node</text:span></text:p>
          <text:p text:style-name="P26"><text:span text:style-name="T19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40" draw:layer="layout" svg:width="4.2cm" svg:height="1.245cm" svg:x="21.483cm" svg:y="9.264cm">
          <text:p text:style-name="P39"><text:span text:style-name="T23">Update tail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9" draw:text-style-name="P18" draw:layer="layout" svg:x1="23.583cm" svg:y1="8.028cm" svg:x2="23.583cm" svg:y2="9.291cm">
          <text:p/>
        </draw:line>
        <draw:g>
          <draw:custom-shape draw:style-name="gr56" draw:text-style-name="P19" draw:layer="layout" svg:width="1.741cm" svg:height="0.882cm" svg:x="2.287cm" svg:y="6.351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28" draw:layer="layout" svg:width="1.741cm" svg:height="0.882cm" svg:x="2.287cm" svg:y="7.229cm">
            <text:p/>
            <draw:enhanced-geometry svg:viewBox="0 0 21600 21600" draw:type="rectangle" draw:enhanced-path="M 0 0 L 21600 0 21600 21600 0 21600 0 0 Z N"/>
          </draw:custom-shape>
          <draw:custom-shape draw:style-name="gr165" draw:text-style-name="P29" draw:layer="layout" svg:width="1.741cm" svg:height="0.882cm" svg:x="2.287cm" svg:y="8.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8" draw:text-style-name="P21" draw:layer="layout" svg:width="1.741cm" svg:height="0.882cm" svg:x="2.259cm" svg:y="10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28" draw:layer="layout" svg:width="1.741cm" svg:height="0.882cm" svg:x="2.259cm" svg:y="10.878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29" draw:layer="layout" svg:width="1.741cm" svg:height="0.882cm" svg:x="2.259cm" svg:y="11.769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34" draw:layer="layout" svg:width="1.353cm" svg:height="0.924cm" svg:x="2.6cm" svg:y="7.187cm">
          <draw:text-box>
            <text:p><text:span text:style-name="T16">10</text:span></text:p>
          </draw:text-box>
        </draw:frame>
        <draw:frame draw:style-name="gr77" draw:text-style-name="P34" draw:layer="layout" svg:width="1.353cm" svg:height="0.924cm" svg:x="2.447cm" svg:y="10.836cm">
          <draw:text-box>
            <text:p><text:span text:style-name="T16">20</text:span></text:p>
          </draw:text-box>
        </draw:frame>
        <draw:line draw:style-name="gr105" draw:text-style-name="P18" draw:layer="layout" svg:x1="3.6cm" svg:y1="5.2cm" svg:x2="3.6cm" svg:y2="6.351cm">
          <text:p/>
        </draw:line>
        <draw:line draw:style-name="gr105" draw:text-style-name="P18" draw:layer="layout" svg:x1="3.6cm" svg:y1="8.8cm" svg:x2="3.6cm" svg:y2="10cm">
          <text:p/>
        </draw:line>
        <draw:line draw:style-name="gr105" draw:text-style-name="P18" draw:layer="layout" svg:x1="3cm" svg:y1="10.2cm" svg:x2="3cm" svg:y2="9.002cm">
          <text:p/>
        </draw:line>
        <draw:custom-shape draw:style-name="gr56" draw:text-style-name="P19" draw:layer="layout" svg:width="1.741cm" svg:height="0.882cm" svg:x="0.259cm" svg:y="4.58cm">
          <text:p/>
          <draw:enhanced-geometry svg:viewBox="0 0 21600 21600" draw:type="rectangle" draw:enhanced-path="M 0 0 L 21600 0 21600 21600 0 21600 0 0 Z N"/>
        </draw:custom-shape>
        <draw:frame draw:style-name="gr86" draw:text-style-name="P35" draw:layer="layout" svg:width="1.874cm" svg:height="0.924cm" svg:x="0.2cm" svg:y="3.816cm">
          <draw:text-box>
            <text:p><text:span text:style-name="T22">Tail</text:span></text:p>
          </draw:text-box>
        </draw:frame>
        <draw:g>
          <draw:line draw:style-name="gr25" draw:text-style-name="P18" draw:layer="layout" svg:x1="1.4cm" svg:y1="5.462cm" svg:x2="1.4cm" svg:y2="11.4cm">
            <text:p/>
          </draw:line>
          <draw:line draw:style-name="gr105" draw:text-style-name="P18" draw:layer="layout" svg:x1="1.4cm" svg:y1="11.4cm" svg:x2="2.259cm" svg:y2="11.4cm">
            <text:p/>
          </draw:line>
        </draw:g>
        <draw:g>
          <draw:custom-shape draw:style-name="gr53" draw:text-style-name="P27" draw:layer="layout" svg:width="4.2cm" svg:height="1.245cm" svg:x="21.462cm" svg:y="11.796cm">
            <text:p text:style-name="P26"><text:span text:style-name="T19">return SUCCESS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2" draw:text-style-name="P27" draw:layer="layout" svg:width="2.723cm" svg:height="0.822cm" svg:x="22.174cm" svg:y="14.309cm">
            <text:p text:style-name="P26"><text:span text:style-name="T18">stop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109" draw:text-style-name="P18" draw:layer="layout" svg:x1="23.564cm" svg:y1="10.524cm" svg:x2="23.564cm" svg:y2="11.787cm">
            <text:p/>
          </draw:line>
          <draw:line draw:style-name="gr109" draw:text-style-name="P18" draw:layer="layout" svg:x1="23.564cm" svg:y1="13.042cm" svg:x2="23.564cm" svg:y2="14.305cm">
            <text:p/>
          </draw:line>
        </draw:g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ub_5f_header_5f_" presentation:presentation-page-layout-name="AL2T1">
        <office:forms form:automatic-focus="false" form:apply-design-mode="false"/>
        <draw:frame presentation:style-name="pr3" draw:text-style-name="P41" draw:layer="layout" svg:width="27.1cm" svg:height="3.465cm" svg:x="0.9cm" svg:y="10.61cm" presentation:class="title" presentation:user-transformed="true">
          <draw:text-box>
            <text:p><text:span text:style-name="T24"><text:tab/></text:span><text:span text:style-name="T24"><text:tab/></text:span><text:span text:style-name="T24">Algorithm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frame draw:style-name="gr168" draw:text-style-name="P42" draw:layer="layout" svg:width="9.193cm" svg:height="1.14cm" svg:x="2cm" svg:y="3.8cm">
          <draw:text-box>
            <text:p xml:id="id41" text:id="id41"><text:span text:style-name="T25">1.Input Specification :-</text:span></text:p>
          </draw:text-box>
        </draw:frame>
        <draw:frame draw:style-name="gr169" draw:text-style-name="P43" draw:layer="layout" svg:width="15.264cm" svg:height="1.115cm" svg:x="2.217cm" svg:y="2.306cm">
          <draw:text-box draw:corner-radius="0.504cm">
            <text:p xml:id="id40" text:id="id40"><text:span text:style-name="T26">Algorithm : insert_at_last(Head,Tail,data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slideWipe" smil:subtype="fromLeft"/>
                </anim:par>
              </anim:par>
              <anim:par smil:begin="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frame draw:style-name="gr168" draw:text-style-name="P42" draw:layer="layout" svg:width="9.193cm" svg:height="1.14cm" svg:x="2cm" svg:y="3.8cm">
          <draw:text-box>
            <text:p><text:span text:style-name="T25">1.Input Specification :-</text:span></text:p>
          </draw:text-box>
        </draw:frame>
        <draw:frame draw:style-name="gr170" draw:text-style-name="P44" draw:layer="layout" svg:width="12.354cm" svg:height="1.725cm" svg:x="10.046cm" svg:y="6.385cm">
          <draw:text-box>
            <text:p xml:id="id44" text:id="id44"><text:span text:style-name="T27">data <text:s text:c="6"/>: <text:s/>Item to be added</text:span></text:p>
          </draw:text-box>
        </draw:frame>
        <draw:frame draw:style-name="gr169" draw:text-style-name="P43" draw:layer="layout" svg:width="15.264cm" svg:height="1.115cm" svg:x="2.217cm" svg:y="2.306cm">
          <draw:text-box draw:corner-radius="0.504cm">
            <text:p><text:span text:style-name="T26">Algorithm : insert_at_last(Head,Tail,data)</text:span></text:p>
          </draw:text-box>
        </draw:frame>
        <draw:frame draw:style-name="gr171" draw:text-style-name="P45" draw:layer="layout" svg:width="17.718cm" svg:height="1.115cm" svg:x="10cm" svg:y="4.485cm">
          <draw:text-box>
            <text:p xml:id="id42" text:id="id42"><text:span text:style-name="T28">Head <text:s text:c="5"/>: <text:s/>Pointer containing <text:s/>first node address</text:span></text:p>
          </draw:text-box>
        </draw:frame>
        <draw:frame draw:style-name="gr171" draw:text-style-name="P45" draw:layer="layout" svg:width="17.718cm" svg:height="1.115cm" svg:x="10cm" svg:y="5.485cm">
          <draw:text-box>
            <text:p xml:id="id43" text:id="id43"><text:span text:style-name="T28">Tail <text:s text:c="8"/>: <text:s/>Pointer containing <text:s/>last node addres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slideWipe" smil:subtype="fromLeft"/>
                </anim:par>
              </anim:par>
              <anim:par smil:begin="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slideWipe" smil:subtype="fromLeft"/>
                </anim:par>
              </anim:par>
              <anim:par smil:begin="2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frame draw:style-name="gr168" draw:text-style-name="P42" draw:layer="layout" svg:width="9.193cm" svg:height="1.14cm" svg:x="2cm" svg:y="3.8cm">
          <draw:text-box>
            <text:p><text:span text:style-name="T25">1.Input Specification :-</text:span></text:p>
          </draw:text-box>
        </draw:frame>
        <draw:frame draw:style-name="gr170" draw:text-style-name="P44" draw:layer="layout" svg:width="11.954cm" svg:height="1.725cm" svg:x="10.046cm" svg:y="6.385cm">
          <draw:text-box>
            <text:p><text:span text:style-name="T27">data <text:s text:c="6"/>: <text:s/>Item to be added</text:span></text:p>
          </draw:text-box>
        </draw:frame>
        <draw:frame draw:style-name="gr172" draw:text-style-name="P44" draw:layer="layout" svg:width="12cm" svg:height="1.979cm" svg:x="2cm" svg:y="8cm">
          <draw:text-box>
            <text:p xml:id="id45" text:id="id45"><text:span text:style-name="T27"><text:s/></text:span><text:span text:style-name="T25">2.Output Specification :-</text:span></text:p>
          </draw:text-box>
        </draw:frame>
        <draw:frame draw:style-name="gr169" draw:text-style-name="P43" draw:layer="layout" svg:width="15.264cm" svg:height="1.115cm" svg:x="2.217cm" svg:y="2.306cm">
          <draw:text-box draw:corner-radius="0.504cm">
            <text:p><text:span text:style-name="T26">Algorithm : insert_at_last(Head,Tail,data)</text:span></text:p>
          </draw:text-box>
        </draw:frame>
        <draw:frame draw:style-name="gr171" draw:text-style-name="P45" draw:layer="layout" svg:width="17.718cm" svg:height="1.115cm" svg:x="10cm" svg:y="4.485cm">
          <draw:text-box>
            <text:p><text:span text:style-name="T28">Head <text:s text:c="5"/>: <text:s/>Pointer containing <text:s/>first node address</text:span></text:p>
          </draw:text-box>
        </draw:frame>
        <draw:frame draw:style-name="gr171" draw:text-style-name="P45" draw:layer="layout" svg:width="17.718cm" svg:height="1.115cm" svg:x="10cm" svg:y="5.485cm">
          <draw:text-box>
            <text:p><text:span text:style-name="T28">Tail <text:s text:c="8"/>: <text:s/>Pointer containing <text:s/>last node addres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frame draw:style-name="gr168" draw:text-style-name="P42" draw:layer="layout" svg:width="9.193cm" svg:height="1.14cm" svg:x="2cm" svg:y="3.8cm">
          <draw:text-box>
            <text:p><text:span text:style-name="T25">1.Input Specification :-</text:span></text:p>
          </draw:text-box>
        </draw:frame>
        <draw:frame draw:style-name="gr170" draw:text-style-name="P44" draw:layer="layout" svg:width="11.554cm" svg:height="1.725cm" svg:x="10.046cm" svg:y="6.385cm">
          <draw:text-box>
            <text:p><text:span text:style-name="T27">data <text:s text:c="6"/>: <text:s/>Item to be added</text:span></text:p>
          </draw:text-box>
        </draw:frame>
        <draw:frame draw:style-name="gr172" draw:text-style-name="P44" draw:layer="layout" svg:width="10.6cm" svg:height="1.979cm" svg:x="2cm" svg:y="8cm">
          <draw:text-box>
            <text:p><text:span text:style-name="T27"><text:s/></text:span><text:span text:style-name="T25">2.Output Specification :-</text:span></text:p>
          </draw:text-box>
        </draw:frame>
        <draw:frame draw:style-name="gr169" draw:text-style-name="P43" draw:layer="layout" svg:width="15.264cm" svg:height="1.115cm" svg:x="2.217cm" svg:y="2.306cm">
          <draw:text-box draw:corner-radius="0.504cm">
            <text:p><text:span text:style-name="T26">Algorithm : insert_at_last(Head,Tail,data)</text:span></text:p>
          </draw:text-box>
        </draw:frame>
        <draw:frame draw:style-name="gr171" draw:text-style-name="P45" draw:layer="layout" svg:width="17.718cm" svg:height="1.115cm" svg:x="10cm" svg:y="4.485cm">
          <draw:text-box>
            <text:p><text:span text:style-name="T28">Head <text:s text:c="5"/>: <text:s/>Pointer containing <text:s/>first node address</text:span></text:p>
          </draw:text-box>
        </draw:frame>
        <draw:frame draw:style-name="gr171" draw:text-style-name="P45" draw:layer="layout" svg:width="11.839cm" svg:height="1.115cm" svg:x="9.961cm" svg:y="8.901cm">
          <draw:text-box>
            <text:p xml:id="id46" text:id="id46"><text:span text:style-name="T27">Status : <text:s/>SUCCESS / FAILURE </text:span></text:p>
          </draw:text-box>
        </draw:frame>
        <draw:frame draw:style-name="gr171" draw:text-style-name="P45" draw:layer="layout" svg:width="17.718cm" svg:height="1.115cm" svg:x="10cm" svg:y="5.485cm">
          <draw:text-box>
            <text:p><text:span text:style-name="T28">Tail <text:s text:c="8"/>: <text:s/>Pointer containing <text:s/>last node addres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frame draw:style-name="gr172" draw:text-style-name="P25" draw:layer="layout" svg:width="12.059cm" svg:height="1.979cm" svg:x="5.941cm" svg:y="0.9cm">
          <draw:text-box>
            <text:p xml:id="id47" text:id="id47"><text:span text:style-name="T26">insert_at_last(Head,Tail,data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frame draw:style-name="gr172" draw:text-style-name="P25" draw:layer="layout" svg:width="12.059cm" svg:height="1.979cm" svg:x="5.941cm" svg:y="0.9cm">
          <draw:text-box>
            <text:p><text:span text:style-name="T26">insert_at_last(Head,Tail,data)</text:span></text:p>
          </draw:text-box>
        </draw:frame>
        <draw:g xml:id="id48" draw:id="id48">
          <draw:g>
            <draw:custom-shape draw:style-name="gr173" draw:text-style-name="P46" draw:layer="layout" svg:width="1.533cm" svg:height="1cm" svg:x="4cm" svg:y="4.6cm">
              <text:p/>
              <draw:enhanced-geometry svg:viewBox="0 0 21600 21600" draw:type="rectangle" draw:enhanced-path="M 0 0 L 21600 0 21600 21600 0 21600 0 0 Z N"/>
            </draw:custom-shape>
            <draw:custom-shape draw:style-name="gr174" draw:text-style-name="P46" draw:layer="layout" svg:width="1.534cm" svg:height="1cm" svg:x="5.533cm" svg:y="4.6cm">
              <text:p/>
              <draw:enhanced-geometry svg:viewBox="0 0 21600 21600" draw:type="rectangle" draw:enhanced-path="M 0 0 L 21600 0 21600 21600 0 21600 0 0 Z N"/>
            </draw:custom-shape>
            <draw:custom-shape draw:style-name="gr173" draw:text-style-name="P46" draw:layer="layout" svg:width="1.533cm" svg:height="1cm" svg:x="7.067cm" svg:y="4.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75" draw:text-style-name="P17" draw:layer="layout" svg:width="2.157cm" svg:height="1.115cm" svg:x="5.387cm" svg:y="3.4cm">
            <draw:text-box>
              <text:p><text:span text:style-name="T3">Node</text:span></text:p>
            </draw:text-box>
          </draw:frame>
          <draw:line draw:style-name="gr176" draw:text-style-name="P18" draw:layer="layout" svg:x1="4.8cm" svg:y1="7.2cm" svg:x2="4.8cm" svg:y2="5.6cm">
            <text:p/>
          </draw:line>
          <draw:line draw:style-name="gr176" draw:text-style-name="P18" draw:layer="layout" svg:x1="6.4cm" svg:y1="8.2cm" svg:x2="6.4cm" svg:y2="5.6cm">
            <text:p/>
          </draw:line>
          <draw:line draw:style-name="gr176" draw:text-style-name="P18" draw:layer="layout" svg:x1="7.8cm" svg:y1="7.2cm" svg:x2="7.8cm" svg:y2="5.6cm">
            <text:p/>
          </draw:line>
          <draw:frame draw:style-name="gr177" draw:text-style-name="P17" draw:layer="layout" svg:width="2.022cm" svg:height="1.115cm" svg:x="5.56cm" svg:y="8.2cm">
            <draw:text-box>
              <text:p><text:span text:style-name="T3">Data</text:span></text:p>
            </draw:text-box>
          </draw:frame>
          <draw:frame draw:style-name="gr178" draw:text-style-name="P17" draw:layer="layout" svg:width="1.912cm" svg:height="1.115cm" svg:x="7.032cm" svg:y="7.195cm">
            <draw:text-box>
              <text:p><text:span text:style-name="T3">next</text:span></text:p>
            </draw:text-box>
          </draw:frame>
          <draw:frame draw:style-name="gr179" draw:text-style-name="P17" draw:layer="layout" svg:width="1.916cm" svg:height="1.115cm" svg:x="4cm" svg:y="7.2cm">
            <draw:text-box>
              <text:p><text:span text:style-name="T3">prev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48" smil:attributeName="visibility" smil:to="visible"/>
                  <anim:transitionFilter smil:dur="1s" smil:targetElement="id48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ontent" presentation:presentation-page-layout-name="AL2T1"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frame draw:style-name="gr172" draw:text-style-name="P25" draw:layer="layout" svg:width="12.059cm" svg:height="1.979cm" svg:x="5.941cm" svg:y="0.9cm">
          <draw:text-box>
            <text:p><text:span text:style-name="T26">insert_at_last(Head,Tail,data)</text:span></text:p>
          </draw:text-box>
        </draw:frame>
        <draw:frame draw:style-name="gr177" draw:text-style-name="P17" draw:layer="layout" svg:width="2.022cm" svg:height="1.115cm" svg:x="5.56cm" svg:y="8.2cm">
          <draw:text-box>
            <text:p><text:span text:style-name="T3">Data</text:span></text:p>
          </draw:text-box>
        </draw:frame>
        <draw:g>
          <draw:g>
            <draw:custom-shape draw:style-name="gr173" draw:text-style-name="P46" draw:layer="layout" svg:width="1.533cm" svg:height="1cm" svg:x="4cm" svg:y="4.6cm">
              <text:p/>
              <draw:enhanced-geometry svg:viewBox="0 0 21600 21600" draw:type="rectangle" draw:enhanced-path="M 0 0 L 21600 0 21600 21600 0 21600 0 0 Z N"/>
            </draw:custom-shape>
            <draw:custom-shape draw:style-name="gr174" draw:text-style-name="P46" draw:layer="layout" svg:width="1.534cm" svg:height="1cm" svg:x="5.533cm" svg:y="4.6cm">
              <text:p/>
              <draw:enhanced-geometry svg:viewBox="0 0 21600 21600" draw:type="rectangle" draw:enhanced-path="M 0 0 L 21600 0 21600 21600 0 21600 0 0 Z N"/>
            </draw:custom-shape>
            <draw:custom-shape draw:style-name="gr173" draw:text-style-name="P46" draw:layer="layout" svg:width="1.533cm" svg:height="1cm" svg:x="7.067cm" svg:y="4.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75" draw:text-style-name="P17" draw:layer="layout" svg:width="2.157cm" svg:height="1.115cm" svg:x="5.387cm" svg:y="3.4cm">
            <draw:text-box>
              <text:p><text:span text:style-name="T3">Node</text:span></text:p>
            </draw:text-box>
          </draw:frame>
          <draw:line draw:style-name="gr176" draw:text-style-name="P18" draw:layer="layout" svg:x1="4.8cm" svg:y1="7.2cm" svg:x2="4.8cm" svg:y2="5.6cm">
            <text:p/>
          </draw:line>
          <draw:line draw:style-name="gr176" draw:text-style-name="P18" draw:layer="layout" svg:x1="6.4cm" svg:y1="8.2cm" svg:x2="6.4cm" svg:y2="5.6cm">
            <text:p/>
          </draw:line>
          <draw:line draw:style-name="gr176" draw:text-style-name="P18" draw:layer="layout" svg:x1="7.8cm" svg:y1="7.2cm" svg:x2="7.8cm" svg:y2="5.6cm">
            <text:p/>
          </draw:line>
          <draw:frame draw:style-name="gr178" draw:text-style-name="P17" draw:layer="layout" svg:width="1.912cm" svg:height="1.115cm" svg:x="7.032cm" svg:y="7.195cm">
            <draw:text-box>
              <text:p><text:span text:style-name="T3">next</text:span></text:p>
            </draw:text-box>
          </draw:frame>
          <draw:frame draw:style-name="gr179" draw:text-style-name="P17" draw:layer="layout" svg:width="1.916cm" svg:height="1.115cm" svg:x="4cm" svg:y="7.2cm">
            <draw:text-box>
              <text:p><text:span text:style-name="T3">prev</text:span></text:p>
            </draw:text-box>
          </draw:frame>
        </draw:g>
        <draw:frame draw:style-name="gr180" draw:text-style-name="P47" draw:layer="layout" svg:width="7.6cm" svg:height="1.163cm" svg:x="11.4cm" svg:y="3.2cm">
          <draw:text-box>
            <text:p xml:id="id49" text:id="id49"><text:span text:style-name="T14"><text:s text:c="3"/></text:span><text:span text:style-name="T14">typedef </text:span><text:span text:style-name="T29">int</text:span><text:span text:style-name="T14"> data_t</text:span></text:p>
          </draw:text-box>
        </draw:frame>
        <draw:g xml:id="id50" draw:id="id50">
          <draw:frame draw:style-name="gr171" draw:text-style-name="P47" draw:layer="layout" svg:width="9.912cm" svg:height="1.115cm" svg:x="12.344cm" svg:y="5.763cm">
            <draw:text-box>
              <text:p><text:span text:style-name="T29"><text:s text:c="3"/></text:span><text:span text:style-name="T29">struct node</text:span><text:span text:style-name="T14"> *</text:span><text:span text:style-name="T30">prev;</text:span></text:p>
            </draw:text-box>
          </draw:frame>
          <draw:frame draw:style-name="gr171" draw:text-style-name="P47" draw:layer="layout" svg:width="1.652cm" svg:height="1.115cm" svg:x="11.636cm" svg:y="5.068cm">
            <draw:text-box>
              <text:p><text:span text:style-name="T14"><text:s/></text:span><text:span text:style-name="T14">{</text:span></text:p>
            </draw:text-box>
          </draw:frame>
          <draw:frame draw:style-name="gr171" draw:text-style-name="P47" draw:layer="layout" svg:width="0.944cm" svg:height="1.115cm" svg:x="11.871cm" svg:y="8.098cm">
            <draw:text-box>
              <text:p><text:span text:style-name="T14">}</text:span></text:p>
            </draw:text-box>
          </draw:frame>
          <draw:frame draw:style-name="gr170" draw:text-style-name="P47" draw:layer="layout" svg:width="2.36cm" svg:height="1.725cm" svg:x="12.226cm" svg:y="8.198cm">
            <draw:text-box>
              <text:p><text:span text:style-name="T31">Dlist</text:span><text:span text:style-name="T14">;</text:span></text:p>
            </draw:text-box>
          </draw:frame>
          <draw:frame draw:style-name="gr171" draw:text-style-name="P47" draw:layer="layout" svg:width="8.732cm" svg:height="1.115cm" svg:x="11.4cm" svg:y="4.363cm">
            <draw:text-box>
              <text:p><text:span text:style-name="T14"><text:s text:c="3"/></text:span><text:span text:style-name="T14">typedef </text:span><text:span text:style-name="T29">struct node</text:span></text:p>
            </draw:text-box>
          </draw:frame>
          <draw:frame draw:style-name="gr171" draw:text-style-name="P47" draw:layer="layout" svg:width="7.08cm" svg:height="1.115cm" svg:x="12.344cm" svg:y="6.6cm">
            <draw:text-box>
              <text:p><text:span text:style-name="T14"><text:s text:c="3"/></text:span><text:span text:style-name="T14">data_t data;</text:span></text:p>
            </draw:text-box>
          </draw:frame>
          <draw:frame draw:style-name="gr171" draw:text-style-name="P47" draw:layer="layout" svg:width="10.856cm" svg:height="1.115cm" svg:x="12.344cm" svg:y="7.446cm">
            <draw:text-box>
              <text:p><text:span text:style-name="T14"><text:s text:c="3"/></text:span><text:span text:style-name="T29">struct node</text:span><text:span text:style-name="T14"> *next;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bottom" presentation:preset-property="Directio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50" smil:attributeName="visibility" smil:to="visible"/>
                  <anim:transitionFilter smil:dur="1s" smil:targetElement="id50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frame draw:style-name="gr181" draw:text-style-name="P48" draw:layer="layout" svg:width="12.6cm" svg:height="1cm" svg:x="6cm" svg:y="2.2cm">
          <draw:text-box>
            <text:p xml:id="id51" text:id="id51"><text:span text:style-name="T22"><text:s/></text:span><text:span text:style-name="T22">new <text:s text:c="4"/>= <text:s text:c="4"/>Memalloc(sizeof (Dlist) )</text:span></text:p>
          </draw:text-box>
        </draw:frame>
        <draw:frame draw:style-name="gr171" draw:text-style-name="P25" draw:layer="layout" svg:width="12.059cm" svg:height="1.115cm" svg:x="5.941cm" svg:y="0.9cm">
          <draw:text-box>
            <text:p><text:span text:style-name="T26">insert_at_last(Head,Tail,data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polyline draw:style-name="gr55" draw:text-style-name="P18" xml:id="id52" draw:id="id52" draw:layer="layout" svg:width="0cm" svg:height="12.999cm" svg:x="4.6cm" svg:y="2cm" svg:viewBox="0 0 0 13000" draw:points="0,0 0,13000">
          <text:p/>
        </draw:polyline>
        <draw:frame draw:style-name="gr181" draw:text-style-name="P48" draw:layer="layout" svg:width="12.6cm" svg:height="1cm" svg:x="6cm" svg:y="2.2cm">
          <draw:text-box>
            <text:p><text:span text:style-name="T22"><text:s/></text:span><text:span text:style-name="T22">new <text:s text:c="4"/>= <text:s text:c="4"/>Memalloc(sizeof (Dlist) )</text:span></text:p>
          </draw:text-box>
        </draw:frame>
        <draw:frame draw:style-name="gr171" draw:text-style-name="P25" draw:layer="layout" svg:width="12.059cm" svg:height="1.115cm" svg:x="5.941cm" svg:y="0.9cm">
          <draw:text-box>
            <text:p><text:span text:style-name="T26">insert_at_last(Head,Tail,data)</text:span></text:p>
          </draw:text-box>
        </draw:frame>
        <draw:g xml:id="id53" draw:id="id53">
          <draw:g>
            <draw:custom-shape draw:style-name="gr56" draw:text-style-name="P19" draw:layer="layout" svg:width="1.741cm" svg:height="0.882cm" svg:x="2.259cm" svg:y="4.53cm">
              <text:p/>
              <draw:enhanced-geometry svg:viewBox="0 0 21600 21600" draw:type="rectangle" draw:enhanced-path="M 0 0 L 21600 0 21600 21600 0 21600 0 0 Z N"/>
            </draw:custom-shape>
            <draw:custom-shape draw:style-name="gr182" draw:text-style-name="P29" draw:layer="layout" svg:width="1.741cm" svg:height="0.882cm" svg:x="2.259cm" svg:y="5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3.69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53" smil:attributeName="visibility" smil:to="visible"/>
                  <anim:transitionFilter smil:dur="0.5s" smil:targetElement="id53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line draw:style-name="gr55" draw:text-style-name="P18" draw:layer="layout" svg:x1="4.6cm" svg:y1="2cm" svg:x2="4.6cm" svg:y2="15cm">
          <text:p/>
        </draw:line>
        <draw:frame draw:style-name="gr181" draw:text-style-name="P48" draw:layer="layout" svg:width="12.6cm" svg:height="1cm" svg:x="6cm" svg:y="2.2cm">
          <draw:text-box>
            <text:p><text:span text:style-name="T22"><text:s/></text:span><text:span text:style-name="T22">new <text:s text:c="4"/>= <text:s text:c="4"/>Memalloc(sizeof (Dlist) )</text:span></text:p>
          </draw:text-box>
        </draw:frame>
        <draw:frame draw:style-name="gr94" draw:text-style-name="P49" draw:layer="layout" svg:width="5.451cm" svg:height="0.924cm" svg:x="6.2cm" svg:y="3cm">
          <draw:text-box>
            <text:p><text:span text:style-name="T32">if ( new = NULL)</text:span></text:p>
          </draw:text-box>
        </draw:frame>
        <draw:frame draw:style-name="gr183" draw:text-style-name="P49" draw:layer="layout" svg:width="4.816cm" svg:height="0.955cm" svg:x="6.8cm" svg:y="3.845cm">
          <draw:text-box>
            <text:p xml:id="id54" text:id="id54"><text:span text:style-name="T32">return FAILURE</text:span></text:p>
          </draw:text-box>
        </draw:frame>
        <draw:frame draw:style-name="gr171" draw:text-style-name="P25" draw:layer="layout" svg:width="12.059cm" svg:height="1.115cm" svg:x="5.941cm" svg:y="0.9cm">
          <draw:text-box>
            <text:p><text:span text:style-name="T26">insert_at_last(Head,Tail,data)</text:span></text:p>
          </draw:text-box>
        </draw:frame>
        <draw:g xml:id="id55" draw:id="id55">
          <draw:g>
            <draw:custom-shape draw:style-name="gr56" draw:text-style-name="P19" draw:layer="layout" svg:width="1.741cm" svg:height="0.882cm" svg:x="2.259cm" svg:y="4.53cm">
              <text:p/>
              <draw:enhanced-geometry svg:viewBox="0 0 21600 21600" draw:type="rectangle" draw:enhanced-path="M 0 0 L 21600 0 21600 21600 0 21600 0 0 Z N"/>
            </draw:custom-shape>
            <draw:custom-shape draw:style-name="gr184" draw:text-style-name="P29" draw:layer="layout" svg:width="1.741cm" svg:height="0.882cm" svg:x="2.259cm" svg:y="5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3.69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55" svg:path="M 0 0  L -0.25 0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line draw:style-name="gr55" draw:text-style-name="P18" draw:layer="layout" svg:x1="4.6cm" svg:y1="2cm" svg:x2="4.6cm" svg:y2="15cm">
          <text:p/>
        </draw:line>
        <draw:frame draw:style-name="gr181" draw:text-style-name="P48" draw:layer="layout" svg:width="12.6cm" svg:height="1cm" svg:x="6cm" svg:y="2.2cm">
          <draw:text-box>
            <text:p><text:span text:style-name="T22"><text:s/></text:span><text:span text:style-name="T22">new <text:s text:c="5"/>= <text:s text:c="3"/>Memalloc(sizeof (Dlist) )</text:span></text:p>
          </draw:text-box>
        </draw:frame>
        <draw:frame draw:style-name="gr94" draw:text-style-name="P49" draw:layer="layout" svg:width="5.451cm" svg:height="0.924cm" svg:x="6.2cm" svg:y="3cm">
          <draw:text-box>
            <text:p><text:span text:style-name="T32">if ( new = NULL)</text:span></text:p>
          </draw:text-box>
        </draw:frame>
        <draw:frame draw:style-name="gr183" draw:text-style-name="P49" draw:layer="layout" svg:width="4.816cm" svg:height="0.955cm" svg:x="6.8cm" svg:y="3.845cm">
          <draw:text-box>
            <text:p><text:span text:style-name="T32">return FAILURE</text:span></text:p>
          </draw:text-box>
        </draw:frame>
        <draw:frame draw:style-name="gr171" draw:text-style-name="P22" draw:layer="layout" svg:width="12.059cm" svg:height="1.115cm" svg:x="5.941cm" svg:y="0.9cm">
          <draw:text-box>
            <text:p><text:span text:style-name="T26">insert_at_last(Head,Tail,data)</text:span></text:p>
          </draw:text-box>
        </draw:frame>
        <draw:g xml:id="id56" draw:id="id56">
          <draw:g>
            <draw:custom-shape draw:style-name="gr56" draw:text-style-name="P19" draw:layer="layout" svg:width="1.741cm" svg:height="0.882cm" svg:x="2.259cm" svg:y="4.53cm">
              <text:p/>
              <draw:enhanced-geometry svg:viewBox="0 0 21600 21600" draw:type="rectangle" draw:enhanced-path="M 0 0 L 21600 0 21600 21600 0 21600 0 0 Z N"/>
            </draw:custom-shape>
            <draw:custom-shape draw:style-name="gr185" draw:text-style-name="P29" draw:layer="layout" svg:width="1.741cm" svg:height="0.882cm" svg:x="2.259cm" svg:y="5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3.69cm">
            <text:p/>
            <draw:enhanced-geometry svg:viewBox="0 0 21600 21600" draw:type="rectangle" draw:enhanced-path="M 0 0 L 21600 0 21600 21600 0 21600 0 0 Z N"/>
          </draw:custom-shape>
        </draw:g>
        <draw:frame draw:style-name="gr186" draw:text-style-name="P50" draw:layer="layout" svg:width="9.4cm" svg:height="1.411cm" svg:x="6.2cm" svg:y="5.275cm">
          <draw:text-box>
            <text:p><text:span text:style-name="T22">new <text:s text:c="10"/>next <text:s/>= <text:s text:c="5"/>NULL</text:span></text:p>
          </draw:text-box>
        </draw:frame>
        <draw:frame draw:style-name="gr94" draw:text-style-name="P49" draw:layer="layout" svg:width="8.971cm" svg:height="0.924cm" svg:x="6.2cm" svg:y="6cm">
          <draw:text-box>
            <text:p><text:span text:style-name="T32">new <text:s text:c="10"/>prev <text:s/>= <text:s text:c="4"/>NULL</text:span></text:p>
          </draw:text-box>
        </draw:frame>
        <draw:line draw:style-name="gr22" draw:text-style-name="P51" draw:layer="layout" svg:x1="7.8cm" svg:y1="5.778cm" svg:x2="8.8cm" svg:y2="5.778cm">
          <text:p/>
        </draw:line>
        <draw:frame draw:style-name="gr94" draw:text-style-name="P50" draw:layer="layout" svg:width="7.8cm" svg:height="0.924cm" svg:x="6.2cm" svg:y="4.676cm">
          <draw:text-box>
            <text:p><text:span text:style-name="T22">new <text:s text:c="10"/>data <text:s/>= <text:s text:c="5"/>data</text:span></text:p>
          </draw:text-box>
        </draw:frame>
        <draw:line draw:style-name="gr22" draw:text-style-name="P18" draw:layer="layout" svg:x1="7.8cm" svg:y1="6.5cm" svg:x2="8.8cm" svg:y2="6.5cm">
          <text:p/>
        </draw:line>
        <draw:line draw:style-name="gr22" draw:text-style-name="P18" draw:layer="layout" svg:x1="7.8cm" svg:y1="5.1cm" svg:x2="8.8cm" svg:y2="5.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0-width/2;x" smil:keyTimes="0;1"/>
                  <anim:animate smil:dur="0.5s" smil:fill="hold" smil:targetElement="id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attributeName="visibility" smil:to="visible"/>
                  <anim:transitionFilter smil:dur="0.5s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line draw:style-name="gr55" draw:text-style-name="P18" draw:layer="layout" svg:x1="4.6cm" svg:y1="2cm" svg:x2="4.6cm" svg:y2="15cm">
          <text:p/>
        </draw:line>
        <draw:frame draw:style-name="gr181" draw:text-style-name="P48" draw:layer="layout" svg:width="12.6cm" svg:height="1cm" svg:x="6cm" svg:y="2.2cm">
          <draw:text-box>
            <text:p><text:span text:style-name="T22"><text:s/></text:span><text:span text:style-name="T22">new <text:s text:c="3"/>= <text:s text:c="5"/>Memalloc(sizeof (Dlist) )</text:span></text:p>
          </draw:text-box>
        </draw:frame>
        <draw:frame draw:style-name="gr94" draw:text-style-name="P49" draw:layer="layout" svg:width="5.451cm" svg:height="0.924cm" svg:x="6.2cm" svg:y="3cm">
          <draw:text-box>
            <text:p><text:span text:style-name="T32">if ( new = NULL)</text:span></text:p>
          </draw:text-box>
        </draw:frame>
        <draw:frame draw:style-name="gr183" draw:text-style-name="P49" draw:layer="layout" svg:width="4.816cm" svg:height="0.955cm" svg:x="6.8cm" svg:y="3.845cm">
          <draw:text-box>
            <text:p><text:span text:style-name="T32">return FAILURE</text:span></text:p>
          </draw:text-box>
        </draw:frame>
        <draw:frame draw:style-name="gr171" draw:text-style-name="P25" draw:layer="layout" svg:width="12.059cm" svg:height="1.115cm" svg:x="5.941cm" svg:y="0.9cm">
          <draw:text-box>
            <text:p><text:span text:style-name="T26">insert_at_last(Head,Tail,data)</text:span></text:p>
          </draw:text-box>
        </draw:frame>
        <draw:g>
          <draw:g>
            <draw:custom-shape draw:style-name="gr56" draw:text-style-name="P19" draw:layer="layout" svg:width="1.741cm" svg:height="0.882cm" svg:x="2.259cm" svg:y="4.53cm">
              <text:p/>
              <draw:enhanced-geometry svg:viewBox="0 0 21600 21600" draw:type="rectangle" draw:enhanced-path="M 0 0 L 21600 0 21600 21600 0 21600 0 0 Z N"/>
            </draw:custom-shape>
            <draw:custom-shape draw:style-name="gr187" draw:text-style-name="P29" draw:layer="layout" svg:width="1.741cm" svg:height="0.882cm" svg:x="2.259cm" svg:y="5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3.69cm">
            <text:p/>
            <draw:enhanced-geometry svg:viewBox="0 0 21600 21600" draw:type="rectangle" draw:enhanced-path="M 0 0 L 21600 0 21600 21600 0 21600 0 0 Z N"/>
          </draw:custom-shape>
        </draw:g>
        <draw:frame draw:style-name="gr186" draw:text-style-name="P50" draw:layer="layout" svg:width="9.4cm" svg:height="1.411cm" svg:x="6.2cm" svg:y="5.275cm">
          <draw:text-box>
            <text:p><text:span text:style-name="T22">new <text:s text:c="10"/>next <text:s/>= <text:s text:c="5"/>NULL</text:span></text:p>
          </draw:text-box>
        </draw:frame>
        <draw:frame draw:style-name="gr94" draw:text-style-name="P49" draw:layer="layout" svg:width="8.971cm" svg:height="0.924cm" svg:x="6.2cm" svg:y="6cm">
          <draw:text-box>
            <text:p><text:span text:style-name="T32">new <text:s text:c="10"/>prev <text:s/>= <text:s text:c="4"/>NULL</text:span></text:p>
          </draw:text-box>
        </draw:frame>
        <draw:line draw:style-name="gr22" draw:text-style-name="P51" draw:layer="layout" svg:x1="7.8cm" svg:y1="5.778cm" svg:x2="8.8cm" svg:y2="5.778cm">
          <text:p/>
        </draw:line>
        <draw:frame draw:style-name="gr94" draw:text-style-name="P50" draw:layer="layout" svg:width="7.8cm" svg:height="0.924cm" svg:x="6.2cm" svg:y="4.676cm">
          <draw:text-box>
            <text:p><text:span text:style-name="T22">new <text:s text:c="10"/>data <text:s/>= <text:s text:c="5"/>data</text:span></text:p>
          </draw:text-box>
        </draw:frame>
        <draw:line draw:style-name="gr22" draw:text-style-name="P18" draw:layer="layout" svg:x1="7.8cm" svg:y1="6.5cm" svg:x2="8.8cm" svg:y2="6.5cm">
          <text:p/>
        </draw:line>
        <draw:line draw:style-name="gr22" draw:text-style-name="P18" draw:layer="layout" svg:x1="7.8cm" svg:y1="5.1cm" svg:x2="8.8cm" svg:y2="5.1cm">
          <text:p/>
        </draw:line>
        <draw:frame draw:style-name="gr188" draw:text-style-name="P52" draw:layer="layout" svg:width="1.2cm" svg:height="0.925cm" svg:x="2.6cm" svg:y="4.572cm">
          <draw:text-box>
            <text:p xml:id="id57" text:id="id57"><text:span text:style-name="T16">10</text:span></text:p>
          </draw:text-box>
        </draw:frame>
        <draw:frame draw:style-name="gr188" draw:text-style-name="P52" draw:layer="layout" svg:width="1.8cm" svg:height="0.925cm" svg:x="2.259cm" svg:y="3.69cm">
          <draw:text-box>
            <text:p xml:id="id58" text:id="id58"><text:span text:style-name="T16">NULL</text:span></text:p>
          </draw:text-box>
        </draw:frame>
        <draw:frame draw:style-name="gr188" draw:text-style-name="P52" draw:layer="layout" svg:width="1.8cm" svg:height="0.925cm" svg:x="2.3cm" svg:y="5.3cm">
          <draw:text-box>
            <text:p xml:id="id59" text:id="id59"><text:span text:style-name="T16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slideWipe" smil:subtype="fromLeft"/>
                </anim:par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slideWipe" smil:subtype="fromLeft"/>
                </anim:par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line draw:style-name="gr55" draw:text-style-name="P18" draw:layer="layout" svg:x1="4.6cm" svg:y1="2cm" svg:x2="4.6cm" svg:y2="15cm">
          <text:p/>
        </draw:line>
        <draw:frame draw:style-name="gr94" draw:text-style-name="P49" draw:layer="layout" svg:width="5.2cm" svg:height="0.924cm" svg:x="6cm" svg:y="6.876cm">
          <draw:text-box>
            <text:p xml:id="id60" text:id="id60"><text:span text:style-name="T32"><text:s text:c="2"/></text:span><text:span text:style-name="T32">if (Head = NULL)</text:span></text:p>
          </draw:text-box>
        </draw:frame>
        <draw:frame draw:style-name="gr181" draw:text-style-name="P48" draw:layer="layout" svg:width="12.6cm" svg:height="1cm" svg:x="6cm" svg:y="2.2cm">
          <draw:text-box>
            <text:p><text:span text:style-name="T22"><text:s/></text:span><text:span text:style-name="T22">new <text:s text:c="4"/>= <text:s text:c="4"/>Memalloc(sizeof (Dlist) )</text:span></text:p>
          </draw:text-box>
        </draw:frame>
        <draw:frame draw:style-name="gr94" draw:text-style-name="P49" draw:layer="layout" svg:width="5.451cm" svg:height="0.924cm" svg:x="6.2cm" svg:y="3cm">
          <draw:text-box>
            <text:p><text:span text:style-name="T32">if ( new = NULL)</text:span></text:p>
          </draw:text-box>
        </draw:frame>
        <draw:frame draw:style-name="gr183" draw:text-style-name="P49" draw:layer="layout" svg:width="4.816cm" svg:height="0.955cm" svg:x="6.8cm" svg:y="3.845cm">
          <draw:text-box>
            <text:p><text:span text:style-name="T32">return FAILURE</text:span></text:p>
          </draw:text-box>
        </draw:frame>
        <draw:frame draw:style-name="gr171" draw:text-style-name="P25" draw:layer="layout" svg:width="12.059cm" svg:height="1.115cm" svg:x="5.941cm" svg:y="0.9cm">
          <draw:text-box>
            <text:p><text:span text:style-name="T26">insert_at_last(Head,Tail,data)</text:span></text:p>
          </draw:text-box>
        </draw:frame>
        <draw:g>
          <draw:g>
            <draw:custom-shape draw:style-name="gr56" draw:text-style-name="P19" draw:layer="layout" svg:width="1.741cm" svg:height="0.882cm" svg:x="2.259cm" svg:y="4.53cm">
              <text:p/>
              <draw:enhanced-geometry svg:viewBox="0 0 21600 21600" draw:type="rectangle" draw:enhanced-path="M 0 0 L 21600 0 21600 21600 0 21600 0 0 Z N"/>
            </draw:custom-shape>
            <draw:custom-shape draw:style-name="gr189" draw:text-style-name="P29" draw:layer="layout" svg:width="1.741cm" svg:height="0.882cm" svg:x="2.259cm" svg:y="5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3.69cm">
            <text:p/>
            <draw:enhanced-geometry svg:viewBox="0 0 21600 21600" draw:type="rectangle" draw:enhanced-path="M 0 0 L 21600 0 21600 21600 0 21600 0 0 Z N"/>
          </draw:custom-shape>
        </draw:g>
        <draw:frame draw:style-name="gr188" draw:text-style-name="P25" draw:layer="layout" svg:width="1.8cm" svg:height="0.925cm" svg:x="2.2cm" svg:y="0.946cm">
          <draw:text-box>
            <text:p><text:span text:style-name="T22">Head</text:span></text:p>
          </draw:text-box>
        </draw:frame>
        <draw:custom-shape draw:style-name="gr56" draw:text-style-name="P19" draw:layer="layout" svg:width="1.741cm" svg:height="0.882cm" svg:x="2.259cm" svg:y="1.8cm">
          <text:p/>
          <draw:enhanced-geometry svg:viewBox="0 0 21600 21600" draw:type="rectangle" draw:enhanced-path="M 0 0 L 21600 0 21600 21600 0 21600 0 0 Z N"/>
        </draw:custom-shape>
        <draw:frame draw:style-name="gr188" draw:text-style-name="P52" draw:layer="layout" svg:width="1.2cm" svg:height="0.925cm" svg:x="2.6cm" svg:y="4.572cm">
          <draw:text-box>
            <text:p><text:span text:style-name="T16">10</text:span></text:p>
          </draw:text-box>
        </draw:frame>
        <draw:frame draw:style-name="gr188" draw:text-style-name="P52" draw:layer="layout" svg:width="1.8cm" svg:height="0.925cm" svg:x="2.259cm" svg:y="3.69cm">
          <draw:text-box>
            <text:p><text:span text:style-name="T16">NULL</text:span></text:p>
          </draw:text-box>
        </draw:frame>
        <draw:frame draw:style-name="gr188" draw:text-style-name="P52" draw:layer="layout" svg:width="1.8cm" svg:height="0.925cm" svg:x="2.3cm" svg:y="5.3cm">
          <draw:text-box>
            <text:p><text:span text:style-name="T16">NULL</text:span></text:p>
          </draw:text-box>
        </draw:frame>
        <draw:frame draw:style-name="gr188" draw:text-style-name="P52" draw:layer="layout" svg:width="1.8cm" svg:height="0.925cm" svg:x="2.259cm" svg:y="1.757cm">
          <draw:text-box>
            <text:p xml:id="id61" text:id="id61"><text:span text:style-name="T16">NULL</text:span></text:p>
          </draw:text-box>
        </draw:frame>
        <draw:frame draw:style-name="gr186" draw:text-style-name="P50" draw:layer="layout" svg:width="9.4cm" svg:height="1.411cm" svg:x="6.2cm" svg:y="5.275cm">
          <draw:text-box>
            <text:p><text:span text:style-name="T22">new <text:s text:c="10"/>next <text:s/>= <text:s text:c="5"/>NULL</text:span></text:p>
          </draw:text-box>
        </draw:frame>
        <draw:frame draw:style-name="gr94" draw:text-style-name="P49" draw:layer="layout" svg:width="8.971cm" svg:height="0.924cm" svg:x="6.2cm" svg:y="6cm">
          <draw:text-box>
            <text:p><text:span text:style-name="T32">new <text:s text:c="10"/>prev <text:s/>= <text:s text:c="4"/>NULL</text:span></text:p>
          </draw:text-box>
        </draw:frame>
        <draw:line draw:style-name="gr22" draw:text-style-name="P51" draw:layer="layout" svg:x1="7.8cm" svg:y1="5.778cm" svg:x2="8.8cm" svg:y2="5.778cm">
          <text:p/>
        </draw:line>
        <draw:frame draw:style-name="gr94" draw:text-style-name="P50" draw:layer="layout" svg:width="7.8cm" svg:height="0.924cm" svg:x="6.2cm" svg:y="4.676cm">
          <draw:text-box>
            <text:p><text:span text:style-name="T22">new <text:s text:c="10"/>data <text:s/>= <text:s text:c="5"/>data</text:span></text:p>
          </draw:text-box>
        </draw:frame>
        <draw:line draw:style-name="gr22" draw:text-style-name="P18" draw:layer="layout" svg:x1="7.8cm" svg:y1="6.5cm" svg:x2="8.8cm" svg:y2="6.5cm">
          <text:p/>
        </draw:line>
        <draw:line draw:style-name="gr22" draw:text-style-name="P18" draw:layer="layout" svg:x1="7.8cm" svg:y1="5.1cm" svg:x2="8.8cm" svg:y2="5.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line draw:style-name="gr55" draw:text-style-name="P18" draw:layer="layout" svg:x1="4.6cm" svg:y1="2cm" svg:x2="4.6cm" svg:y2="15cm">
          <text:p/>
        </draw:line>
        <draw:frame draw:style-name="gr94" draw:text-style-name="P49" draw:layer="layout" svg:width="5.2cm" svg:height="0.924cm" svg:x="6cm" svg:y="6.876cm">
          <draw:text-box>
            <text:p><text:span text:style-name="T32"><text:s text:c="2"/></text:span><text:span text:style-name="T32">if (Head = NULL)</text:span></text:p>
          </draw:text-box>
        </draw:frame>
        <draw:frame draw:style-name="gr181" draw:text-style-name="P48" draw:layer="layout" svg:width="12.6cm" svg:height="1cm" svg:x="6cm" svg:y="2.2cm">
          <draw:text-box>
            <text:p><text:span text:style-name="T22"><text:s/></text:span><text:span text:style-name="T22">new <text:s text:c="4"/>= <text:s text:c="4"/>Memalloc(sizeof (Dlist) )</text:span></text:p>
          </draw:text-box>
        </draw:frame>
        <draw:frame draw:style-name="gr94" draw:text-style-name="P49" draw:layer="layout" svg:width="5.451cm" svg:height="0.924cm" svg:x="6.2cm" svg:y="3cm">
          <draw:text-box>
            <text:p><text:span text:style-name="T32">if ( new = NULL)</text:span></text:p>
          </draw:text-box>
        </draw:frame>
        <draw:frame draw:style-name="gr183" draw:text-style-name="P49" draw:layer="layout" svg:width="4.816cm" svg:height="0.955cm" svg:x="6.8cm" svg:y="3.845cm">
          <draw:text-box>
            <text:p><text:span text:style-name="T32">return FAILURE</text:span></text:p>
          </draw:text-box>
        </draw:frame>
        <draw:line draw:style-name="gr22" draw:text-style-name="P18" draw:layer="layout" svg:x1="9.4cm" svg:y1="8.2cm" svg:x2="8.4cm" svg:y2="8.2cm">
          <text:p/>
        </draw:line>
        <draw:frame draw:style-name="gr171" draw:text-style-name="P25" draw:layer="layout" svg:width="12.059cm" svg:height="1.115cm" svg:x="5.941cm" svg:y="0.9cm">
          <draw:text-box>
            <text:p><text:span text:style-name="T26">insert_at_last(Head,Tail,data)</text:span></text:p>
          </draw:text-box>
        </draw:frame>
        <draw:g>
          <draw:g>
            <draw:custom-shape draw:style-name="gr56" draw:text-style-name="P19" draw:layer="layout" svg:width="1.741cm" svg:height="0.882cm" svg:x="2.259cm" svg:y="4.53cm">
              <text:p/>
              <draw:enhanced-geometry svg:viewBox="0 0 21600 21600" draw:type="rectangle" draw:enhanced-path="M 0 0 L 21600 0 21600 21600 0 21600 0 0 Z N"/>
            </draw:custom-shape>
            <draw:custom-shape draw:style-name="gr190" draw:text-style-name="P29" draw:layer="layout" svg:width="1.741cm" svg:height="0.882cm" svg:x="2.259cm" svg:y="5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3.69cm">
            <text:p/>
            <draw:enhanced-geometry svg:viewBox="0 0 21600 21600" draw:type="rectangle" draw:enhanced-path="M 0 0 L 21600 0 21600 21600 0 21600 0 0 Z N"/>
          </draw:custom-shape>
        </draw:g>
        <draw:frame draw:style-name="gr188" draw:text-style-name="P25" draw:layer="layout" svg:width="1.8cm" svg:height="0.925cm" svg:x="2.2cm" svg:y="0.946cm">
          <draw:text-box>
            <text:p><text:span text:style-name="T22">Head</text:span></text:p>
          </draw:text-box>
        </draw:frame>
        <draw:frame draw:style-name="gr181" draw:text-style-name="P49" draw:layer="layout" svg:width="7.4cm" svg:height="1cm" svg:x="6.4cm" svg:y="7.8cm">
          <draw:text-box>
            <text:p><text:span text:style-name="T32"><text:s text:c="2"/></text:span><text:span text:style-name="T32">Head <text:s text:c="8"/>Tail = <text:s text:c="4"/>new</text:span></text:p>
          </draw:text-box>
        </draw:frame>
        <draw:custom-shape draw:style-name="gr56" draw:text-style-name="P19" draw:layer="layout" svg:width="1.741cm" svg:height="0.882cm" svg:x="2.259cm" svg:y="1.8cm">
          <text:p/>
          <draw:enhanced-geometry svg:viewBox="0 0 21600 21600" draw:type="rectangle" draw:enhanced-path="M 0 0 L 21600 0 21600 21600 0 21600 0 0 Z N"/>
        </draw:custom-shape>
        <draw:polyline draw:style-name="gr105" draw:text-style-name="P18" xml:id="id62" draw:id="id62" draw:layer="layout" svg:width="0cm" svg:height="1.317cm" svg:x="3.2cm" svg:y="2.4cm" svg:viewBox="0 0 0 1318" draw:points="0,0 0,1318">
          <text:p/>
        </draw:polyline>
        <draw:g xml:id="id63" draw:id="id63">
          <draw:custom-shape draw:style-name="gr56" draw:text-style-name="P19" draw:layer="layout" svg:width="1.741cm" svg:height="0.882cm" svg:x="0.26cm" svg:y="1.83cm">
            <text:p/>
            <draw:enhanced-geometry svg:viewBox="0 0 21600 21600" draw:type="rectangle" draw:enhanced-path="M 0 0 L 21600 0 21600 21600 0 21600 0 0 Z N"/>
          </draw:custom-shape>
          <draw:frame draw:style-name="gr188" draw:text-style-name="P25" draw:layer="layout" svg:width="1.8cm" svg:height="0.925cm" svg:x="0.26cm" svg:y="0.936cm">
            <draw:text-box>
              <text:p><text:span text:style-name="T22">Tail</text:span></text:p>
            </draw:text-box>
          </draw:frame>
        </draw:g>
        <draw:frame draw:style-name="gr188" draw:text-style-name="P52" draw:layer="layout" svg:width="1.2cm" svg:height="0.925cm" svg:x="2.6cm" svg:y="4.572cm">
          <draw:text-box>
            <text:p><text:span text:style-name="T16">10</text:span></text:p>
          </draw:text-box>
        </draw:frame>
        <draw:frame draw:style-name="gr188" draw:text-style-name="P52" draw:layer="layout" svg:width="1.8cm" svg:height="0.925cm" svg:x="2.259cm" svg:y="3.69cm">
          <draw:text-box>
            <text:p><text:span text:style-name="T16">NULL</text:span></text:p>
          </draw:text-box>
        </draw:frame>
        <draw:frame draw:style-name="gr188" draw:text-style-name="P52" draw:layer="layout" svg:width="1.8cm" svg:height="0.925cm" svg:x="2.3cm" svg:y="5.3cm">
          <draw:text-box>
            <text:p><text:span text:style-name="T16">NULL</text:span></text:p>
          </draw:text-box>
        </draw:frame>
        <draw:frame draw:style-name="gr186" draw:text-style-name="P50" draw:layer="layout" svg:width="9.4cm" svg:height="1.411cm" svg:x="6.2cm" svg:y="5.275cm">
          <draw:text-box>
            <text:p><text:span text:style-name="T22">new <text:s text:c="10"/>next <text:s/>= <text:s text:c="5"/>NULL</text:span></text:p>
          </draw:text-box>
        </draw:frame>
        <draw:frame draw:style-name="gr94" draw:text-style-name="P49" draw:layer="layout" svg:width="8.971cm" svg:height="0.924cm" svg:x="6.2cm" svg:y="6cm">
          <draw:text-box>
            <text:p><text:span text:style-name="T32">new <text:s text:c="10"/>prev <text:s/>= <text:s text:c="4"/>NULL</text:span></text:p>
          </draw:text-box>
        </draw:frame>
        <draw:line draw:style-name="gr22" draw:text-style-name="P51" draw:layer="layout" svg:x1="7.8cm" svg:y1="5.778cm" svg:x2="8.8cm" svg:y2="5.778cm">
          <text:p/>
        </draw:line>
        <draw:frame draw:style-name="gr94" draw:text-style-name="P50" draw:layer="layout" svg:width="7.8cm" svg:height="0.924cm" svg:x="6.2cm" svg:y="4.676cm">
          <draw:text-box>
            <text:p><text:span text:style-name="T22">new <text:s text:c="10"/>data <text:s/>= <text:s text:c="5"/>data</text:span></text:p>
          </draw:text-box>
        </draw:frame>
        <draw:line draw:style-name="gr22" draw:text-style-name="P18" draw:layer="layout" svg:x1="7.8cm" svg:y1="6.5cm" svg:x2="8.8cm" svg:y2="6.5cm">
          <text:p/>
        </draw:line>
        <draw:line draw:style-name="gr22" draw:text-style-name="P18" draw:layer="layout" svg:x1="7.8cm" svg:y1="5.1cm" svg:x2="8.8cm" svg:y2="5.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2s" smil:fill="hold" smil:targetElement="id62" smil:attributeName="visibility" smil:to="visible"/>
                  <anim:animate smil:dur="1s" smil:fill="hold" smil:targetElement="id62" smil:attributeName="x" smil:values="x;x" smil:keyTimes="0;1"/>
                  <anim:animate smil:dur="1s" smil:fill="hold" smil:targetElement="id62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63" smil:attributeName="visibility" smil:to="visible"/>
                  <anim:transitionFilter smil:dur="0.5s" smil:targetElement="id63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line draw:style-name="gr55" draw:text-style-name="P18" draw:layer="layout" svg:x1="4.6cm" svg:y1="2cm" svg:x2="4.6cm" svg:y2="15cm">
          <text:p/>
        </draw:line>
        <draw:frame draw:style-name="gr191" draw:text-style-name="P49" draw:layer="layout" svg:width="5.4cm" svg:height="0.963cm" svg:x="6.4cm" svg:y="8.637cm">
          <draw:text-box>
            <text:p xml:id="id65" text:id="id65"><text:span text:style-name="T32"><text:s text:c="2"/></text:span><text:span text:style-name="T32">return SUCCESS</text:span></text:p>
          </draw:text-box>
        </draw:frame>
        <draw:frame draw:style-name="gr171" draw:text-style-name="P25" draw:layer="layout" svg:width="12.059cm" svg:height="1.115cm" svg:x="5.941cm" svg:y="0.9cm">
          <draw:text-box>
            <text:p><text:span text:style-name="T26">insert_at_last(Head,Tail,data)</text:span></text:p>
          </draw:text-box>
        </draw:frame>
        <draw:g>
          <draw:g>
            <draw:custom-shape draw:style-name="gr56" draw:text-style-name="P19" draw:layer="layout" svg:width="1.741cm" svg:height="0.882cm" svg:x="2.259cm" svg:y="4.53cm">
              <text:p/>
              <draw:enhanced-geometry svg:viewBox="0 0 21600 21600" draw:type="rectangle" draw:enhanced-path="M 0 0 L 21600 0 21600 21600 0 21600 0 0 Z N"/>
            </draw:custom-shape>
            <draw:custom-shape draw:style-name="gr192" draw:text-style-name="P29" draw:layer="layout" svg:width="1.741cm" svg:height="0.882cm" svg:x="2.259cm" svg:y="5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3.69cm">
            <text:p/>
            <draw:enhanced-geometry svg:viewBox="0 0 21600 21600" draw:type="rectangle" draw:enhanced-path="M 0 0 L 21600 0 21600 21600 0 21600 0 0 Z N"/>
          </draw:custom-shape>
        </draw:g>
        <draw:frame draw:style-name="gr188" draw:text-style-name="P25" draw:layer="layout" svg:width="1.8cm" svg:height="0.925cm" svg:x="2.2cm" svg:y="0.946cm">
          <draw:text-box>
            <text:p><text:span text:style-name="T22">Head</text:span></text:p>
          </draw:text-box>
        </draw:frame>
        <draw:custom-shape draw:style-name="gr56" draw:text-style-name="P19" draw:layer="layout" svg:width="1.741cm" svg:height="0.882cm" svg:x="2.259cm" svg:y="1.8cm">
          <text:p/>
          <draw:enhanced-geometry svg:viewBox="0 0 21600 21600" draw:type="rectangle" draw:enhanced-path="M 0 0 L 21600 0 21600 21600 0 21600 0 0 Z N"/>
        </draw:custom-shape>
        <draw:line draw:style-name="gr105" draw:text-style-name="P18" draw:layer="layout" svg:x1="3.2cm" svg:y1="2.4cm" svg:x2="3.2cm" svg:y2="3.718cm">
          <text:p/>
        </draw:line>
        <draw:g>
          <draw:custom-shape draw:style-name="gr56" draw:text-style-name="P19" draw:layer="layout" svg:width="1.741cm" svg:height="0.882cm" svg:x="0.26cm" svg:y="1.83cm">
            <text:p/>
            <draw:enhanced-geometry svg:viewBox="0 0 21600 21600" draw:type="rectangle" draw:enhanced-path="M 0 0 L 21600 0 21600 21600 0 21600 0 0 Z N"/>
          </draw:custom-shape>
          <draw:frame draw:style-name="gr188" draw:text-style-name="P25" draw:layer="layout" svg:width="1.8cm" svg:height="0.925cm" svg:x="0.26cm" svg:y="0.936cm">
            <draw:text-box>
              <text:p><text:span text:style-name="T22">Tail</text:span></text:p>
            </draw:text-box>
          </draw:frame>
        </draw:g>
        <draw:frame draw:style-name="gr188" draw:text-style-name="P52" draw:layer="layout" svg:width="1.2cm" svg:height="0.925cm" svg:x="2.6cm" svg:y="4.572cm">
          <draw:text-box>
            <text:p><text:span text:style-name="T16">10</text:span></text:p>
          </draw:text-box>
        </draw:frame>
        <draw:frame draw:style-name="gr188" draw:text-style-name="P52" draw:layer="layout" svg:width="1.8cm" svg:height="0.925cm" svg:x="2.259cm" svg:y="3.69cm">
          <draw:text-box>
            <text:p><text:span text:style-name="T16">NULL</text:span></text:p>
          </draw:text-box>
        </draw:frame>
        <draw:frame draw:style-name="gr188" draw:text-style-name="P52" draw:layer="layout" svg:width="1.8cm" svg:height="0.925cm" svg:x="2.3cm" svg:y="5.3cm">
          <draw:text-box>
            <text:p><text:span text:style-name="T16">NULL</text:span></text:p>
          </draw:text-box>
        </draw:frame>
        <draw:g xml:id="id64" draw:id="id64">
          <draw:line draw:style-name="gr25" draw:text-style-name="P18" draw:layer="layout" svg:x1="1.2cm" svg:y1="2.712cm" svg:x2="1.2cm" svg:y2="5cm">
            <text:p/>
          </draw:line>
          <draw:line draw:style-name="gr105" draw:text-style-name="P18" draw:layer="layout" svg:x1="1.2cm" svg:y1="5cm" svg:x2="2.259cm" svg:y2="5cm">
            <text:p/>
          </draw:line>
        </draw:g>
        <draw:frame draw:style-name="gr94" draw:text-style-name="P49" draw:layer="layout" svg:width="5.2cm" svg:height="0.924cm" svg:x="6cm" svg:y="6.876cm">
          <draw:text-box>
            <text:p><text:span text:style-name="T32"><text:s text:c="2"/></text:span><text:span text:style-name="T32">if (Head = NULL)</text:span></text:p>
          </draw:text-box>
        </draw:frame>
        <draw:frame draw:style-name="gr181" draw:text-style-name="P48" draw:layer="layout" svg:width="12.6cm" svg:height="1cm" svg:x="6cm" svg:y="2.2cm">
          <draw:text-box>
            <text:p><text:span text:style-name="T22"><text:s/></text:span><text:span text:style-name="T22">new <text:s text:c="4"/>= <text:s text:c="4"/>Memalloc(sizeof (Dlist) )</text:span></text:p>
          </draw:text-box>
        </draw:frame>
        <draw:frame draw:style-name="gr94" draw:text-style-name="P49" draw:layer="layout" svg:width="5.451cm" svg:height="0.924cm" svg:x="6.2cm" svg:y="3cm">
          <draw:text-box>
            <text:p><text:span text:style-name="T32">if ( new = NULL)</text:span></text:p>
          </draw:text-box>
        </draw:frame>
        <draw:frame draw:style-name="gr183" draw:text-style-name="P49" draw:layer="layout" svg:width="4.816cm" svg:height="0.955cm" svg:x="6.8cm" svg:y="3.845cm">
          <draw:text-box>
            <text:p><text:span text:style-name="T32">return FAILURE</text:span></text:p>
          </draw:text-box>
        </draw:frame>
        <draw:frame draw:style-name="gr181" draw:text-style-name="P49" draw:layer="layout" svg:width="7.4cm" svg:height="1cm" svg:x="6.4cm" svg:y="7.8cm">
          <draw:text-box>
            <text:p><text:span text:style-name="T32"><text:s text:c="2"/></text:span><text:span text:style-name="T32">Head = <text:s/>Tail = <text:s text:c="4"/>new</text:span></text:p>
          </draw:text-box>
        </draw:frame>
        <draw:frame draw:style-name="gr186" draw:text-style-name="P50" draw:layer="layout" svg:width="9.4cm" svg:height="1.411cm" svg:x="6.2cm" svg:y="5.275cm">
          <draw:text-box>
            <text:p><text:span text:style-name="T22">new <text:s text:c="10"/>next <text:s/>= <text:s text:c="5"/>NULL</text:span></text:p>
          </draw:text-box>
        </draw:frame>
        <draw:frame draw:style-name="gr94" draw:text-style-name="P49" draw:layer="layout" svg:width="8.971cm" svg:height="0.924cm" svg:x="6.2cm" svg:y="6cm">
          <draw:text-box>
            <text:p><text:span text:style-name="T32">new <text:s text:c="10"/>prev <text:s/>= <text:s text:c="4"/>NULL</text:span></text:p>
          </draw:text-box>
        </draw:frame>
        <draw:line draw:style-name="gr22" draw:text-style-name="P51" draw:layer="layout" svg:x1="7.8cm" svg:y1="5.778cm" svg:x2="8.8cm" svg:y2="5.778cm">
          <text:p/>
        </draw:line>
        <draw:frame draw:style-name="gr94" draw:text-style-name="P50" draw:layer="layout" svg:width="7.8cm" svg:height="0.924cm" svg:x="6.2cm" svg:y="4.676cm">
          <draw:text-box>
            <text:p><text:span text:style-name="T22">new <text:s text:c="10"/>data <text:s/>= <text:s text:c="5"/>data</text:span></text:p>
          </draw:text-box>
        </draw:frame>
        <draw:line draw:style-name="gr22" draw:text-style-name="P18" draw:layer="layout" svg:x1="7.8cm" svg:y1="6.5cm" svg:x2="8.8cm" svg:y2="6.5cm">
          <text:p/>
        </draw:line>
        <draw:line draw:style-name="gr22" draw:text-style-name="P18" draw:layer="layout" svg:x1="7.8cm" svg:y1="5.1cm" svg:x2="8.8cm" svg:y2="5.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64" smil:attributeName="visibility" smil:to="visible"/>
                  <anim:animate smil:dur="1s" smil:fill="hold" smil:targetElement="id64" smil:attributeName="x" smil:values="0-width/2;x" smil:keyTimes="0;1"/>
                  <anim:animate smil:dur="1s" smil:fill="hold" smil:targetElement="id64" smil:attributeName="y" smil:values="y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peek-in" presentation:preset-sub-type="from-bottom" presentation:preset-property="Direction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line draw:style-name="gr55" draw:text-style-name="P18" draw:layer="layout" svg:x1="4.6cm" svg:y1="2cm" svg:x2="4.6cm" svg:y2="15cm">
          <text:p/>
        </draw:line>
        <draw:frame draw:style-name="gr181" draw:text-style-name="P53" draw:layer="layout" svg:width="12.6cm" svg:height="1cm" svg:x="6cm" svg:y="2.2cm">
          <draw:text-box>
            <text:p><text:span text:style-name="T33"><text:s/></text:span><text:span text:style-name="T33">new <text:s text:c="4"/>= <text:s text:c="4"/>Memalloc(sizeof (Dlist) )</text:span></text:p>
          </draw:text-box>
        </draw:frame>
        <draw:frame draw:style-name="gr191" draw:text-style-name="P49" draw:layer="layout" svg:width="5.4cm" svg:height="0.963cm" svg:x="6.4cm" svg:y="8.637cm">
          <draw:text-box>
            <text:p><text:span text:style-name="T32"><text:s text:c="2"/></text:span><text:span text:style-name="T32">return SUCCESS</text:span></text:p>
          </draw:text-box>
        </draw:frame>
        <draw:frame draw:style-name="gr171" draw:text-style-name="P25" draw:layer="layout" svg:width="12.059cm" svg:height="1.115cm" svg:x="5.941cm" svg:y="0.9cm">
          <draw:text-box>
            <text:p><text:span text:style-name="T26">insert_at_last(Head,Tail,data)</text:span></text:p>
          </draw:text-box>
        </draw:frame>
        <draw:g>
          <draw:g>
            <draw:custom-shape draw:style-name="gr56" draw:text-style-name="P19" draw:layer="layout" svg:width="1.741cm" svg:height="0.882cm" svg:x="2.259cm" svg:y="4.53cm">
              <text:p/>
              <draw:enhanced-geometry svg:viewBox="0 0 21600 21600" draw:type="rectangle" draw:enhanced-path="M 0 0 L 21600 0 21600 21600 0 21600 0 0 Z N"/>
            </draw:custom-shape>
            <draw:custom-shape draw:style-name="gr193" draw:text-style-name="P29" draw:layer="layout" svg:width="1.741cm" svg:height="0.882cm" svg:x="2.259cm" svg:y="5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3.69cm">
            <text:p/>
            <draw:enhanced-geometry svg:viewBox="0 0 21600 21600" draw:type="rectangle" draw:enhanced-path="M 0 0 L 21600 0 21600 21600 0 21600 0 0 Z N"/>
          </draw:custom-shape>
        </draw:g>
        <draw:frame draw:style-name="gr188" draw:text-style-name="P25" draw:layer="layout" svg:width="1.8cm" svg:height="0.925cm" svg:x="2.2cm" svg:y="0.946cm">
          <draw:text-box>
            <text:p><text:span text:style-name="T22">Head</text:span></text:p>
          </draw:text-box>
        </draw:frame>
        <draw:frame draw:style-name="gr181" draw:text-style-name="P49" draw:layer="layout" svg:width="7.4cm" svg:height="1cm" svg:x="6.4cm" svg:y="7.8cm">
          <draw:text-box>
            <text:p><text:span text:style-name="T32"><text:s text:c="2"/></text:span><text:span text:style-name="T32">Head <text:s text:c="2"/>= <text:s text:c="5"/>Tail = <text:s text:c="3"/>new</text:span></text:p>
          </draw:text-box>
        </draw:frame>
        <draw:custom-shape draw:style-name="gr56" draw:text-style-name="P19" draw:layer="layout" svg:width="1.741cm" svg:height="0.882cm" svg:x="2.259cm" svg:y="1.8cm">
          <text:p/>
          <draw:enhanced-geometry svg:viewBox="0 0 21600 21600" draw:type="rectangle" draw:enhanced-path="M 0 0 L 21600 0 21600 21600 0 21600 0 0 Z N"/>
        </draw:custom-shape>
        <draw:line draw:style-name="gr105" draw:text-style-name="P18" draw:layer="layout" svg:x1="3.2cm" svg:y1="2.4cm" svg:x2="3.2cm" svg:y2="3.718cm">
          <text:p/>
        </draw:line>
        <draw:g>
          <draw:custom-shape draw:style-name="gr56" draw:text-style-name="P19" draw:layer="layout" svg:width="1.741cm" svg:height="0.882cm" svg:x="0.26cm" svg:y="1.83cm">
            <text:p/>
            <draw:enhanced-geometry svg:viewBox="0 0 21600 21600" draw:type="rectangle" draw:enhanced-path="M 0 0 L 21600 0 21600 21600 0 21600 0 0 Z N"/>
          </draw:custom-shape>
          <draw:frame draw:style-name="gr188" draw:text-style-name="P25" draw:layer="layout" svg:width="1.8cm" svg:height="0.925cm" svg:x="0.26cm" svg:y="0.936cm">
            <draw:text-box>
              <text:p><text:span text:style-name="T22">Tail</text:span></text:p>
            </draw:text-box>
          </draw:frame>
        </draw:g>
        <draw:frame draw:style-name="gr188" draw:text-style-name="P52" draw:layer="layout" svg:width="1.2cm" svg:height="0.925cm" svg:x="2.6cm" svg:y="4.572cm">
          <draw:text-box>
            <text:p><text:span text:style-name="T16">10</text:span></text:p>
          </draw:text-box>
        </draw:frame>
        <draw:frame draw:style-name="gr188" draw:text-style-name="P52" draw:layer="layout" svg:width="1.8cm" svg:height="0.925cm" svg:x="2.259cm" svg:y="3.69cm">
          <draw:text-box>
            <text:p><text:span text:style-name="T16">NULL</text:span></text:p>
          </draw:text-box>
        </draw:frame>
        <draw:frame draw:style-name="gr188" draw:text-style-name="P52" draw:layer="layout" svg:width="1.8cm" svg:height="0.925cm" svg:x="2.3cm" svg:y="5.3cm">
          <draw:text-box>
            <text:p><text:span text:style-name="T16">NULL</text:span></text:p>
          </draw:text-box>
        </draw:frame>
        <draw:g>
          <draw:line draw:style-name="gr25" draw:text-style-name="P18" draw:layer="layout" svg:x1="1.2cm" svg:y1="2.712cm" svg:x2="1.2cm" svg:y2="5cm">
            <text:p/>
          </draw:line>
          <draw:line draw:style-name="gr105" draw:text-style-name="P18" draw:layer="layout" svg:x1="1.2cm" svg:y1="5cm" svg:x2="2.259cm" svg:y2="5cm">
            <text:p/>
          </draw:line>
        </draw:g>
        <draw:frame draw:style-name="gr94" draw:text-style-name="P49" draw:layer="layout" svg:width="5.2cm" svg:height="0.924cm" svg:x="6cm" svg:y="6.876cm">
          <draw:text-box>
            <text:p><text:span text:style-name="T32"><text:s text:c="2"/></text:span><text:span text:style-name="T32">if (Head = NULL)</text:span></text:p>
          </draw:text-box>
        </draw:frame>
        <draw:frame draw:style-name="gr94" draw:text-style-name="P49" draw:layer="layout" svg:width="5.451cm" svg:height="0.924cm" svg:x="6.2cm" svg:y="3cm">
          <draw:text-box>
            <text:p><text:span text:style-name="T32">if ( new = NULL)</text:span></text:p>
          </draw:text-box>
        </draw:frame>
        <draw:frame draw:style-name="gr183" draw:text-style-name="P49" draw:layer="layout" svg:width="4.816cm" svg:height="0.955cm" svg:x="6.8cm" svg:y="3.845cm">
          <draw:text-box>
            <text:p><text:span text:style-name="T32">return FAILURE</text:span></text:p>
          </draw:text-box>
        </draw:frame>
        <draw:frame draw:style-name="gr186" draw:text-style-name="P50" draw:layer="layout" svg:width="9.4cm" svg:height="1.411cm" svg:x="6.2cm" svg:y="5.275cm">
          <draw:text-box>
            <text:p><text:span text:style-name="T22">new <text:s text:c="10"/>next <text:s/>= <text:s text:c="5"/>NULL</text:span></text:p>
          </draw:text-box>
        </draw:frame>
        <draw:frame draw:style-name="gr94" draw:text-style-name="P49" draw:layer="layout" svg:width="8.971cm" svg:height="0.924cm" svg:x="6.2cm" svg:y="6cm">
          <draw:text-box>
            <text:p><text:span text:style-name="T32">new <text:s text:c="10"/>prev <text:s/>= <text:s text:c="4"/>NULL</text:span></text:p>
          </draw:text-box>
        </draw:frame>
        <draw:line draw:style-name="gr22" draw:text-style-name="P51" draw:layer="layout" svg:x1="7.8cm" svg:y1="5.778cm" svg:x2="8.8cm" svg:y2="5.778cm">
          <text:p/>
        </draw:line>
        <draw:frame draw:style-name="gr94" draw:text-style-name="P50" draw:layer="layout" svg:width="7.8cm" svg:height="0.924cm" svg:x="6.2cm" svg:y="4.676cm">
          <draw:text-box>
            <text:p><text:span text:style-name="T22">new <text:s text:c="10"/>data <text:s/>= <text:s text:c="5"/>data</text:span></text:p>
          </draw:text-box>
        </draw:frame>
        <draw:line draw:style-name="gr22" draw:text-style-name="P18" draw:layer="layout" svg:x1="7.8cm" svg:y1="6.5cm" svg:x2="8.8cm" svg:y2="6.5cm">
          <text:p/>
        </draw:line>
        <draw:line draw:style-name="gr22" draw:text-style-name="P18" draw:layer="layout" svg:x1="7.8cm" svg:y1="5.1cm" svg:x2="8.8cm" svg:y2="5.1cm">
          <text:p/>
        </draw:line>
        <presentation:notes draw:style-name="dp2">
          <draw:page-thumbnail draw:style-name="gr2" draw:layer="layout" svg:width="0.001cm" svg:height="0.001cm" svg:x="0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line draw:style-name="gr55" draw:text-style-name="P18" draw:layer="layout" svg:x1="4.6cm" svg:y1="2cm" svg:x2="4.6cm" svg:y2="15cm">
          <text:p/>
        </draw:line>
        <draw:frame draw:style-name="gr191" draw:text-style-name="P49" draw:layer="layout" svg:width="5.4cm" svg:height="0.963cm" svg:x="6.4cm" svg:y="8.637cm">
          <draw:text-box>
            <text:p><text:span text:style-name="T32"><text:s text:c="2"/></text:span><text:span text:style-name="T32">return SUCCESS</text:span></text:p>
          </draw:text-box>
        </draw:frame>
        <draw:frame draw:style-name="gr171" draw:text-style-name="P25" draw:layer="layout" svg:width="12.059cm" svg:height="1.115cm" svg:x="5.941cm" svg:y="0.9cm">
          <draw:text-box>
            <text:p><text:span text:style-name="T26">insert_at_last(Head,Tail,data)</text:span></text:p>
          </draw:text-box>
        </draw:frame>
        <draw:g>
          <draw:g>
            <draw:custom-shape draw:style-name="gr56" draw:text-style-name="P19" draw:layer="layout" svg:width="1.741cm" svg:height="0.882cm" svg:x="2.259cm" svg:y="4.53cm">
              <text:p/>
              <draw:enhanced-geometry svg:viewBox="0 0 21600 21600" draw:type="rectangle" draw:enhanced-path="M 0 0 L 21600 0 21600 21600 0 21600 0 0 Z N"/>
            </draw:custom-shape>
            <draw:custom-shape draw:style-name="gr194" draw:text-style-name="P29" draw:layer="layout" svg:width="1.741cm" svg:height="0.882cm" svg:x="2.259cm" svg:y="5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3.69cm">
            <text:p/>
            <draw:enhanced-geometry svg:viewBox="0 0 21600 21600" draw:type="rectangle" draw:enhanced-path="M 0 0 L 21600 0 21600 21600 0 21600 0 0 Z N"/>
          </draw:custom-shape>
        </draw:g>
        <draw:frame draw:style-name="gr188" draw:text-style-name="P25" draw:layer="layout" svg:width="1.8cm" svg:height="0.925cm" svg:x="2.2cm" svg:y="0.946cm">
          <draw:text-box>
            <text:p><text:span text:style-name="T22">Head</text:span></text:p>
          </draw:text-box>
        </draw:frame>
        <draw:custom-shape draw:style-name="gr56" draw:text-style-name="P19" draw:layer="layout" svg:width="1.741cm" svg:height="0.882cm" svg:x="2.259cm" svg:y="1.8cm">
          <text:p/>
          <draw:enhanced-geometry svg:viewBox="0 0 21600 21600" draw:type="rectangle" draw:enhanced-path="M 0 0 L 21600 0 21600 21600 0 21600 0 0 Z N"/>
        </draw:custom-shape>
        <draw:line draw:style-name="gr105" draw:text-style-name="P18" draw:layer="layout" svg:x1="3.2cm" svg:y1="2.4cm" svg:x2="3.2cm" svg:y2="3.718cm">
          <text:p/>
        </draw:line>
        <draw:g>
          <draw:custom-shape draw:style-name="gr56" draw:text-style-name="P19" draw:layer="layout" svg:width="1.741cm" svg:height="0.882cm" svg:x="0.26cm" svg:y="1.83cm">
            <text:p/>
            <draw:enhanced-geometry svg:viewBox="0 0 21600 21600" draw:type="rectangle" draw:enhanced-path="M 0 0 L 21600 0 21600 21600 0 21600 0 0 Z N"/>
          </draw:custom-shape>
          <draw:frame draw:style-name="gr188" draw:text-style-name="P25" draw:layer="layout" svg:width="1.8cm" svg:height="0.925cm" svg:x="0.26cm" svg:y="0.936cm">
            <draw:text-box>
              <text:p><text:span text:style-name="T22">Tail</text:span></text:p>
            </draw:text-box>
          </draw:frame>
        </draw:g>
        <draw:frame draw:style-name="gr188" draw:text-style-name="P52" draw:layer="layout" svg:width="1.2cm" svg:height="0.925cm" svg:x="2.6cm" svg:y="4.572cm">
          <draw:text-box>
            <text:p><text:span text:style-name="T16">10</text:span></text:p>
          </draw:text-box>
        </draw:frame>
        <draw:frame draw:style-name="gr188" draw:text-style-name="P52" draw:layer="layout" svg:width="1.8cm" svg:height="0.925cm" svg:x="2.259cm" svg:y="3.69cm">
          <draw:text-box>
            <text:p><text:span text:style-name="T16">NULL</text:span></text:p>
          </draw:text-box>
        </draw:frame>
        <draw:frame draw:style-name="gr188" draw:text-style-name="P52" draw:layer="layout" svg:width="1.8cm" svg:height="0.925cm" svg:x="2.3cm" svg:y="5.3cm">
          <draw:text-box>
            <text:p><text:span text:style-name="T16">NULL</text:span></text:p>
          </draw:text-box>
        </draw:frame>
        <draw:g>
          <draw:line draw:style-name="gr25" draw:text-style-name="P18" draw:layer="layout" svg:x1="1.2cm" svg:y1="2.712cm" svg:x2="1.2cm" svg:y2="5cm">
            <text:p/>
          </draw:line>
          <draw:line draw:style-name="gr105" draw:text-style-name="P18" draw:layer="layout" svg:x1="1.2cm" svg:y1="5cm" svg:x2="2.259cm" svg:y2="5cm">
            <text:p/>
          </draw:line>
        </draw:g>
        <draw:g xml:id="id66" draw:id="id66">
          <draw:g>
            <draw:custom-shape draw:style-name="gr56" draw:text-style-name="P19" draw:layer="layout" svg:width="1.741cm" svg:height="0.882cm" svg:x="2.259cm" svg:y="8.84cm">
              <text:p/>
              <draw:enhanced-geometry svg:viewBox="0 0 21600 21600" draw:type="rectangle" draw:enhanced-path="M 0 0 L 21600 0 21600 21600 0 21600 0 0 Z N"/>
            </draw:custom-shape>
            <draw:custom-shape draw:style-name="gr195" draw:text-style-name="P29" draw:layer="layout" svg:width="1.741cm" svg:height="0.882cm" svg:x="2.259cm" svg:y="9.71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8cm">
            <text:p/>
            <draw:enhanced-geometry svg:viewBox="0 0 21600 21600" draw:type="rectangle" draw:enhanced-path="M 0 0 L 21600 0 21600 21600 0 21600 0 0 Z N"/>
          </draw:custom-shape>
        </draw:g>
        <draw:frame draw:style-name="gr94" draw:text-style-name="P49" draw:layer="layout" svg:width="5.2cm" svg:height="0.924cm" svg:x="6cm" svg:y="6.876cm">
          <draw:text-box>
            <text:p><text:span text:style-name="T32"><text:s text:c="2"/></text:span><text:span text:style-name="T32">if (Head = NULL)</text:span></text:p>
          </draw:text-box>
        </draw:frame>
        <draw:frame draw:style-name="gr181" draw:text-style-name="P48" draw:layer="layout" svg:width="12.6cm" svg:height="1cm" svg:x="6cm" svg:y="2.2cm">
          <draw:text-box>
            <text:p><text:span text:style-name="T22"><text:s/></text:span><text:span text:style-name="T22">new <text:s text:c="4"/>= <text:s text:c="4"/>Memalloc(sizeof (Dlist) )</text:span></text:p>
          </draw:text-box>
        </draw:frame>
        <draw:frame draw:style-name="gr94" draw:text-style-name="P49" draw:layer="layout" svg:width="5.451cm" svg:height="0.924cm" svg:x="6.2cm" svg:y="3cm">
          <draw:text-box>
            <text:p><text:span text:style-name="T32">if ( new = NULL)</text:span></text:p>
          </draw:text-box>
        </draw:frame>
        <draw:frame draw:style-name="gr183" draw:text-style-name="P49" draw:layer="layout" svg:width="4.816cm" svg:height="0.955cm" svg:x="6.8cm" svg:y="3.845cm">
          <draw:text-box>
            <text:p><text:span text:style-name="T32">return FAILURE</text:span></text:p>
          </draw:text-box>
        </draw:frame>
        <draw:frame draw:style-name="gr181" draw:text-style-name="P49" draw:layer="layout" svg:width="7.4cm" svg:height="1cm" svg:x="6.4cm" svg:y="7.8cm">
          <draw:text-box>
            <text:p><text:span text:style-name="T32"><text:s text:c="2"/></text:span><text:span text:style-name="T32">Head <text:s text:c="3"/>= <text:s text:c="4"/>Tail = <text:s text:c="4"/>new</text:span></text:p>
          </draw:text-box>
        </draw:frame>
        <draw:frame draw:style-name="gr186" draw:text-style-name="P50" draw:layer="layout" svg:width="9.4cm" svg:height="1.411cm" svg:x="6.2cm" svg:y="5.275cm">
          <draw:text-box>
            <text:p><text:span text:style-name="T22">new <text:s text:c="10"/>next <text:s/>= <text:s text:c="5"/>NULL</text:span></text:p>
          </draw:text-box>
        </draw:frame>
        <draw:frame draw:style-name="gr94" draw:text-style-name="P49" draw:layer="layout" svg:width="8.971cm" svg:height="0.924cm" svg:x="6.2cm" svg:y="6cm">
          <draw:text-box>
            <text:p><text:span text:style-name="T32">new <text:s text:c="10"/>prev <text:s/>= <text:s text:c="4"/>NULL</text:span></text:p>
          </draw:text-box>
        </draw:frame>
        <draw:line draw:style-name="gr22" draw:text-style-name="P51" draw:layer="layout" svg:x1="7.8cm" svg:y1="5.778cm" svg:x2="8.8cm" svg:y2="5.778cm">
          <text:p/>
        </draw:line>
        <draw:frame draw:style-name="gr94" draw:text-style-name="P50" draw:layer="layout" svg:width="7.8cm" svg:height="0.924cm" svg:x="6.2cm" svg:y="4.676cm">
          <draw:text-box>
            <text:p><text:span text:style-name="T22">new <text:s text:c="10"/>data <text:s/>= <text:s text:c="5"/>data</text:span></text:p>
          </draw:text-box>
        </draw:frame>
        <draw:line draw:style-name="gr22" draw:text-style-name="P18" draw:layer="layout" svg:x1="7.8cm" svg:y1="6.5cm" svg:x2="8.8cm" svg:y2="6.5cm">
          <text:p/>
        </draw:line>
        <draw:line draw:style-name="gr22" draw:text-style-name="P18" draw:layer="layout" svg:x1="7.8cm" svg:y1="5.1cm" svg:x2="8.8cm" svg:y2="5.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66" smil:attributeName="visibility" smil:to="visible"/>
                  <anim:animate smil:dur="1s" smil:fill="hold" smil:targetElement="id66" smil:attributeName="x" smil:values="0-width/2;x" smil:keyTimes="0;1"/>
                  <anim:animate smil:dur="1s" smil:fill="hold" smil:targetElement="id6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line draw:style-name="gr55" draw:text-style-name="P18" draw:layer="layout" svg:x1="4.6cm" svg:y1="2cm" svg:x2="4.6cm" svg:y2="15cm">
          <text:p/>
        </draw:line>
        <draw:frame draw:style-name="gr191" draw:text-style-name="P49" draw:layer="layout" svg:width="5.4cm" svg:height="0.963cm" svg:x="6.4cm" svg:y="8.637cm">
          <draw:text-box>
            <text:p><text:span text:style-name="T32"><text:s text:c="2"/></text:span><text:span text:style-name="T32">return SUCCESS</text:span></text:p>
          </draw:text-box>
        </draw:frame>
        <draw:frame draw:style-name="gr171" draw:text-style-name="P25" draw:layer="layout" svg:width="12.059cm" svg:height="1.115cm" svg:x="5.941cm" svg:y="0.9cm">
          <draw:text-box>
            <text:p><text:span text:style-name="T26">insert_at_last(Head,Tail,data)</text:span></text:p>
          </draw:text-box>
        </draw:frame>
        <draw:g>
          <draw:g>
            <draw:custom-shape draw:style-name="gr56" draw:text-style-name="P19" draw:layer="layout" svg:width="1.741cm" svg:height="0.882cm" svg:x="2.259cm" svg:y="4.53cm">
              <text:p/>
              <draw:enhanced-geometry svg:viewBox="0 0 21600 21600" draw:type="rectangle" draw:enhanced-path="M 0 0 L 21600 0 21600 21600 0 21600 0 0 Z N"/>
            </draw:custom-shape>
            <draw:custom-shape draw:style-name="gr196" draw:text-style-name="P29" draw:layer="layout" svg:width="1.741cm" svg:height="0.882cm" svg:x="2.259cm" svg:y="5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3.69cm">
            <text:p/>
            <draw:enhanced-geometry svg:viewBox="0 0 21600 21600" draw:type="rectangle" draw:enhanced-path="M 0 0 L 21600 0 21600 21600 0 21600 0 0 Z N"/>
          </draw:custom-shape>
        </draw:g>
        <draw:frame draw:style-name="gr188" draw:text-style-name="P25" draw:layer="layout" svg:width="1.8cm" svg:height="0.925cm" svg:x="2.2cm" svg:y="0.946cm">
          <draw:text-box>
            <text:p><text:span text:style-name="T22">Head</text:span></text:p>
          </draw:text-box>
        </draw:frame>
        <draw:custom-shape draw:style-name="gr56" draw:text-style-name="P19" draw:layer="layout" svg:width="1.741cm" svg:height="0.882cm" svg:x="2.259cm" svg:y="1.8cm">
          <text:p/>
          <draw:enhanced-geometry svg:viewBox="0 0 21600 21600" draw:type="rectangle" draw:enhanced-path="M 0 0 L 21600 0 21600 21600 0 21600 0 0 Z N"/>
        </draw:custom-shape>
        <draw:line draw:style-name="gr105" draw:text-style-name="P18" draw:layer="layout" svg:x1="3.2cm" svg:y1="2.4cm" svg:x2="3.2cm" svg:y2="3.718cm">
          <text:p/>
        </draw:line>
        <draw:g>
          <draw:custom-shape draw:style-name="gr56" draw:text-style-name="P19" draw:layer="layout" svg:width="1.741cm" svg:height="0.882cm" svg:x="0.26cm" svg:y="1.83cm">
            <text:p/>
            <draw:enhanced-geometry svg:viewBox="0 0 21600 21600" draw:type="rectangle" draw:enhanced-path="M 0 0 L 21600 0 21600 21600 0 21600 0 0 Z N"/>
          </draw:custom-shape>
          <draw:frame draw:style-name="gr188" draw:text-style-name="P25" draw:layer="layout" svg:width="1.8cm" svg:height="0.925cm" svg:x="0.26cm" svg:y="0.936cm">
            <draw:text-box>
              <text:p><text:span text:style-name="T22">Tail</text:span></text:p>
            </draw:text-box>
          </draw:frame>
        </draw:g>
        <draw:frame draw:style-name="gr188" draw:text-style-name="P52" draw:layer="layout" svg:width="1.2cm" svg:height="0.925cm" svg:x="2.6cm" svg:y="4.572cm">
          <draw:text-box>
            <text:p><text:span text:style-name="T16">10</text:span></text:p>
          </draw:text-box>
        </draw:frame>
        <draw:frame draw:style-name="gr188" draw:text-style-name="P52" draw:layer="layout" svg:width="1.8cm" svg:height="0.925cm" svg:x="2.259cm" svg:y="3.69cm">
          <draw:text-box>
            <text:p><text:span text:style-name="T16">NULL</text:span></text:p>
          </draw:text-box>
        </draw:frame>
        <draw:frame draw:style-name="gr188" draw:text-style-name="P52" draw:layer="layout" svg:width="1.8cm" svg:height="0.925cm" svg:x="2.3cm" svg:y="5.3cm">
          <draw:text-box>
            <text:p><text:span text:style-name="T16">NULL</text:span></text:p>
          </draw:text-box>
        </draw:frame>
        <draw:g>
          <draw:line draw:style-name="gr25" draw:text-style-name="P18" draw:layer="layout" svg:x1="1.2cm" svg:y1="2.712cm" svg:x2="1.2cm" svg:y2="5cm">
            <text:p/>
          </draw:line>
          <draw:line draw:style-name="gr105" draw:text-style-name="P18" draw:layer="layout" svg:x1="1.2cm" svg:y1="5cm" svg:x2="2.259cm" svg:y2="5cm">
            <text:p/>
          </draw:line>
        </draw:g>
        <draw:g>
          <draw:g>
            <draw:custom-shape draw:style-name="gr56" draw:text-style-name="P19" draw:layer="layout" svg:width="1.741cm" svg:height="0.882cm" svg:x="2.259cm" svg:y="8.84cm">
              <text:p/>
              <draw:enhanced-geometry svg:viewBox="0 0 21600 21600" draw:type="rectangle" draw:enhanced-path="M 0 0 L 21600 0 21600 21600 0 21600 0 0 Z N"/>
            </draw:custom-shape>
            <draw:custom-shape draw:style-name="gr197" draw:text-style-name="P29" draw:layer="layout" svg:width="1.741cm" svg:height="0.882cm" svg:x="2.259cm" svg:y="9.71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8cm">
            <text:p/>
            <draw:enhanced-geometry svg:viewBox="0 0 21600 21600" draw:type="rectangle" draw:enhanced-path="M 0 0 L 21600 0 21600 21600 0 21600 0 0 Z N"/>
          </draw:custom-shape>
        </draw:g>
        <draw:frame draw:style-name="gr188" draw:text-style-name="P52" draw:layer="layout" svg:width="1.2cm" svg:height="0.925cm" svg:x="2.6cm" svg:y="8.882cm">
          <draw:text-box>
            <text:p xml:id="id67" text:id="id67"><text:span text:style-name="T16">20</text:span></text:p>
          </draw:text-box>
        </draw:frame>
        <draw:frame draw:style-name="gr188" draw:text-style-name="P52" draw:layer="layout" svg:width="1.8cm" svg:height="0.925cm" svg:x="2.259cm" svg:y="8cm">
          <draw:text-box>
            <text:p xml:id="id68" text:id="id68"><text:span text:style-name="T16">NULL</text:span></text:p>
          </draw:text-box>
        </draw:frame>
        <draw:frame draw:style-name="gr188" draw:text-style-name="P52" draw:layer="layout" svg:width="1.8cm" svg:height="0.925cm" svg:x="2.259cm" svg:y="9.6cm">
          <draw:text-box>
            <text:p xml:id="id69" text:id="id69"><text:span text:style-name="T16">NULL</text:span></text:p>
          </draw:text-box>
        </draw:frame>
        <draw:frame draw:style-name="gr94" draw:text-style-name="P49" draw:layer="layout" svg:width="5.2cm" svg:height="0.924cm" svg:x="6cm" svg:y="6.876cm">
          <draw:text-box>
            <text:p><text:span text:style-name="T32"><text:s text:c="2"/></text:span><text:span text:style-name="T32">if (Head = NULL)</text:span></text:p>
          </draw:text-box>
        </draw:frame>
        <draw:frame draw:style-name="gr181" draw:text-style-name="P48" draw:layer="layout" svg:width="12.6cm" svg:height="1cm" svg:x="6cm" svg:y="2.2cm">
          <draw:text-box>
            <text:p><text:span text:style-name="T22"><text:s/></text:span><text:span text:style-name="T22">new <text:s text:c="4"/>= <text:s text:c="4"/>Memalloc(sizeof (Dlist) )</text:span></text:p>
          </draw:text-box>
        </draw:frame>
        <draw:frame draw:style-name="gr94" draw:text-style-name="P49" draw:layer="layout" svg:width="5.451cm" svg:height="0.924cm" svg:x="6.2cm" svg:y="3cm">
          <draw:text-box>
            <text:p><text:span text:style-name="T32">if ( new = NULL)</text:span></text:p>
          </draw:text-box>
        </draw:frame>
        <draw:frame draw:style-name="gr183" draw:text-style-name="P49" draw:layer="layout" svg:width="4.816cm" svg:height="0.955cm" svg:x="6.8cm" svg:y="3.845cm">
          <draw:text-box>
            <text:p><text:span text:style-name="T32">return FAILURE</text:span></text:p>
          </draw:text-box>
        </draw:frame>
        <draw:frame draw:style-name="gr181" draw:text-style-name="P49" draw:layer="layout" svg:width="7.4cm" svg:height="1cm" svg:x="6.4cm" svg:y="7.8cm">
          <draw:text-box>
            <text:p><text:span text:style-name="T32"><text:s text:c="2"/></text:span><text:span text:style-name="T32">Head <text:s text:c="3"/>= <text:s text:c="4"/>Tail = <text:s text:c="4"/>new</text:span></text:p>
          </draw:text-box>
        </draw:frame>
        <draw:frame draw:style-name="gr186" draw:text-style-name="P50" draw:layer="layout" svg:width="9.4cm" svg:height="1.411cm" svg:x="6.2cm" svg:y="5.275cm">
          <draw:text-box>
            <text:p><text:span text:style-name="T22">new <text:s text:c="10"/>next <text:s/>= <text:s text:c="5"/>NULL</text:span></text:p>
          </draw:text-box>
        </draw:frame>
        <draw:frame draw:style-name="gr94" draw:text-style-name="P49" draw:layer="layout" svg:width="8.971cm" svg:height="0.924cm" svg:x="6.2cm" svg:y="6cm">
          <draw:text-box>
            <text:p><text:span text:style-name="T32">new <text:s text:c="10"/>prev <text:s/>= <text:s text:c="4"/>NULL</text:span></text:p>
          </draw:text-box>
        </draw:frame>
        <draw:line draw:style-name="gr22" draw:text-style-name="P51" draw:layer="layout" svg:x1="7.8cm" svg:y1="5.778cm" svg:x2="8.8cm" svg:y2="5.778cm">
          <text:p/>
        </draw:line>
        <draw:frame draw:style-name="gr94" draw:text-style-name="P50" draw:layer="layout" svg:width="7.8cm" svg:height="0.924cm" svg:x="6.2cm" svg:y="4.676cm">
          <draw:text-box>
            <text:p><text:span text:style-name="T22">new <text:s text:c="10"/>data <text:s/>= <text:s text:c="5"/>data</text:span></text:p>
          </draw:text-box>
        </draw:frame>
        <draw:line draw:style-name="gr22" draw:text-style-name="P18" draw:layer="layout" svg:x1="7.8cm" svg:y1="6.5cm" svg:x2="8.8cm" svg:y2="6.5cm">
          <text:p/>
        </draw:line>
        <draw:line draw:style-name="gr22" draw:text-style-name="P18" draw:layer="layout" svg:x1="7.8cm" svg:y1="5.1cm" svg:x2="8.8cm" svg:y2="5.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slideWipe" smil:subtype="fromLeft"/>
                </anim:par>
              </anim:par>
              <anim:par smil:begin="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line draw:style-name="gr55" draw:text-style-name="P18" draw:layer="layout" svg:x1="4.6cm" svg:y1="2cm" svg:x2="4.6cm" svg:y2="15cm">
          <text:p/>
        </draw:line>
        <draw:frame draw:style-name="gr191" draw:text-style-name="P49" draw:layer="layout" svg:width="5.4cm" svg:height="0.963cm" svg:x="6.4cm" svg:y="8.637cm">
          <draw:text-box>
            <text:p><text:span text:style-name="T32"><text:s text:c="2"/></text:span><text:span text:style-name="T32">return SUCCESS</text:span></text:p>
          </draw:text-box>
        </draw:frame>
        <draw:frame draw:style-name="gr171" draw:text-style-name="P25" draw:layer="layout" svg:width="12.059cm" svg:height="1.115cm" svg:x="5.941cm" svg:y="0.9cm">
          <draw:text-box>
            <text:p><text:span text:style-name="T26">insert_at_last(Head,Tail,data)</text:span></text:p>
          </draw:text-box>
        </draw:frame>
        <draw:g>
          <draw:g>
            <draw:custom-shape draw:style-name="gr56" draw:text-style-name="P19" draw:layer="layout" svg:width="1.741cm" svg:height="0.882cm" svg:x="2.259cm" svg:y="4.53cm">
              <text:p/>
              <draw:enhanced-geometry svg:viewBox="0 0 21600 21600" draw:type="rectangle" draw:enhanced-path="M 0 0 L 21600 0 21600 21600 0 21600 0 0 Z N"/>
            </draw:custom-shape>
            <draw:custom-shape draw:style-name="gr198" draw:text-style-name="P29" draw:layer="layout" svg:width="1.741cm" svg:height="0.882cm" svg:x="2.259cm" svg:y="5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3.69cm">
            <text:p/>
            <draw:enhanced-geometry svg:viewBox="0 0 21600 21600" draw:type="rectangle" draw:enhanced-path="M 0 0 L 21600 0 21600 21600 0 21600 0 0 Z N"/>
          </draw:custom-shape>
        </draw:g>
        <draw:frame draw:style-name="gr188" draw:text-style-name="P25" draw:layer="layout" svg:width="1.8cm" svg:height="0.925cm" svg:x="2.2cm" svg:y="0.946cm">
          <draw:text-box>
            <text:p><text:span text:style-name="T22">Head</text:span></text:p>
          </draw:text-box>
        </draw:frame>
        <draw:custom-shape draw:style-name="gr56" draw:text-style-name="P19" draw:layer="layout" svg:width="1.741cm" svg:height="0.882cm" svg:x="2.259cm" svg:y="1.8cm">
          <text:p/>
          <draw:enhanced-geometry svg:viewBox="0 0 21600 21600" draw:type="rectangle" draw:enhanced-path="M 0 0 L 21600 0 21600 21600 0 21600 0 0 Z N"/>
        </draw:custom-shape>
        <draw:line draw:style-name="gr105" draw:text-style-name="P18" draw:layer="layout" svg:x1="3.2cm" svg:y1="2.4cm" svg:x2="3.2cm" svg:y2="3.718cm">
          <text:p/>
        </draw:line>
        <draw:g>
          <draw:custom-shape draw:style-name="gr56" draw:text-style-name="P19" draw:layer="layout" svg:width="1.741cm" svg:height="0.882cm" svg:x="0.26cm" svg:y="1.83cm">
            <text:p/>
            <draw:enhanced-geometry svg:viewBox="0 0 21600 21600" draw:type="rectangle" draw:enhanced-path="M 0 0 L 21600 0 21600 21600 0 21600 0 0 Z N"/>
          </draw:custom-shape>
          <draw:frame draw:style-name="gr188" draw:text-style-name="P25" draw:layer="layout" svg:width="1.8cm" svg:height="0.925cm" svg:x="0.26cm" svg:y="0.936cm">
            <draw:text-box>
              <text:p><text:span text:style-name="T22">Tail</text:span></text:p>
            </draw:text-box>
          </draw:frame>
        </draw:g>
        <draw:frame draw:style-name="gr188" draw:text-style-name="P52" draw:layer="layout" svg:width="1.2cm" svg:height="0.925cm" svg:x="2.6cm" svg:y="4.572cm">
          <draw:text-box>
            <text:p><text:span text:style-name="T16">10</text:span></text:p>
          </draw:text-box>
        </draw:frame>
        <draw:frame draw:style-name="gr188" draw:text-style-name="P52" draw:layer="layout" svg:width="1.8cm" svg:height="0.925cm" svg:x="2.259cm" svg:y="3.69cm">
          <draw:text-box>
            <text:p><text:span text:style-name="T16">NULL</text:span></text:p>
          </draw:text-box>
        </draw:frame>
        <draw:frame draw:style-name="gr188" draw:text-style-name="P52" draw:layer="layout" svg:width="1.8cm" svg:height="0.925cm" svg:x="2.3cm" svg:y="5.3cm">
          <draw:text-box>
            <text:p><text:span text:style-name="T16">NULL</text:span></text:p>
          </draw:text-box>
        </draw:frame>
        <draw:g>
          <draw:line draw:style-name="gr25" draw:text-style-name="P18" draw:layer="layout" svg:x1="1.2cm" svg:y1="2.712cm" svg:x2="1.2cm" svg:y2="5cm">
            <text:p/>
          </draw:line>
          <draw:line draw:style-name="gr105" draw:text-style-name="P18" draw:layer="layout" svg:x1="1.2cm" svg:y1="5cm" svg:x2="2.259cm" svg:y2="5cm">
            <text:p/>
          </draw:line>
        </draw:g>
        <draw:g>
          <draw:g>
            <draw:custom-shape draw:style-name="gr56" draw:text-style-name="P19" draw:layer="layout" svg:width="1.741cm" svg:height="0.882cm" svg:x="2.259cm" svg:y="8.84cm">
              <text:p/>
              <draw:enhanced-geometry svg:viewBox="0 0 21600 21600" draw:type="rectangle" draw:enhanced-path="M 0 0 L 21600 0 21600 21600 0 21600 0 0 Z N"/>
            </draw:custom-shape>
            <draw:custom-shape draw:style-name="gr199" draw:text-style-name="P29" draw:layer="layout" svg:width="1.741cm" svg:height="0.882cm" svg:x="2.259cm" svg:y="9.71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8cm">
            <text:p/>
            <draw:enhanced-geometry svg:viewBox="0 0 21600 21600" draw:type="rectangle" draw:enhanced-path="M 0 0 L 21600 0 21600 21600 0 21600 0 0 Z N"/>
          </draw:custom-shape>
        </draw:g>
        <draw:frame draw:style-name="gr188" draw:text-style-name="P52" draw:layer="layout" svg:width="1.2cm" svg:height="0.925cm" svg:x="2.6cm" svg:y="8.882cm">
          <draw:text-box>
            <text:p><text:span text:style-name="T16">20</text:span></text:p>
          </draw:text-box>
        </draw:frame>
        <draw:frame draw:style-name="gr188" draw:text-style-name="P52" draw:layer="layout" svg:width="1.8cm" svg:height="0.925cm" svg:x="2.259cm" svg:y="8cm">
          <draw:text-box>
            <text:p><text:span text:style-name="T16">NULL</text:span></text:p>
          </draw:text-box>
        </draw:frame>
        <draw:frame draw:style-name="gr188" draw:text-style-name="P52" draw:layer="layout" svg:width="1.8cm" svg:height="0.925cm" svg:x="2.259cm" svg:y="9.6cm">
          <draw:text-box>
            <text:p><text:span text:style-name="T16">NULL</text:span></text:p>
          </draw:text-box>
        </draw:frame>
        <draw:frame draw:style-name="gr94" draw:text-style-name="P49" draw:layer="layout" svg:width="5.2cm" svg:height="0.924cm" svg:x="6cm" svg:y="6.876cm">
          <draw:text-box>
            <text:p><text:span text:style-name="T32"><text:s text:c="2"/></text:span><text:span text:style-name="T32">if (Head = NULL)</text:span></text:p>
          </draw:text-box>
        </draw:frame>
        <draw:frame draw:style-name="gr181" draw:text-style-name="P48" draw:layer="layout" svg:width="12.6cm" svg:height="1cm" svg:x="6cm" svg:y="2.2cm">
          <draw:text-box>
            <text:p><text:span text:style-name="T22"><text:s/></text:span><text:span text:style-name="T22">new <text:s text:c="4"/>= <text:s text:c="4"/>Memalloc(sizeof (Dlist) )</text:span></text:p>
          </draw:text-box>
        </draw:frame>
        <draw:frame draw:style-name="gr94" draw:text-style-name="P49" draw:layer="layout" svg:width="5.451cm" svg:height="0.924cm" svg:x="6.2cm" svg:y="3cm">
          <draw:text-box>
            <text:p><text:span text:style-name="T32">if ( new = NULL)</text:span></text:p>
          </draw:text-box>
        </draw:frame>
        <draw:frame draw:style-name="gr183" draw:text-style-name="P49" draw:layer="layout" svg:width="4.816cm" svg:height="0.955cm" svg:x="6.8cm" svg:y="3.845cm">
          <draw:text-box>
            <text:p><text:span text:style-name="T32">return FAILURE</text:span></text:p>
          </draw:text-box>
        </draw:frame>
        <draw:frame draw:style-name="gr181" draw:text-style-name="P49" draw:layer="layout" svg:width="7.4cm" svg:height="1cm" svg:x="6.4cm" svg:y="7.8cm">
          <draw:text-box>
            <text:p><text:span text:style-name="T32"><text:s text:c="2"/></text:span><text:span text:style-name="T32">Head <text:s text:c="2"/>= <text:s text:c="5"/>Tail = <text:s text:c="4"/>new</text:span></text:p>
          </draw:text-box>
        </draw:frame>
        <draw:frame draw:style-name="gr186" draw:text-style-name="P50" draw:layer="layout" svg:width="9.4cm" svg:height="1.411cm" svg:x="6.2cm" svg:y="5.275cm">
          <draw:text-box>
            <text:p><text:span text:style-name="T22">new <text:s text:c="10"/>next <text:s/>= <text:s text:c="5"/>NULL</text:span></text:p>
          </draw:text-box>
        </draw:frame>
        <draw:frame draw:style-name="gr94" draw:text-style-name="P49" draw:layer="layout" svg:width="8.971cm" svg:height="0.924cm" svg:x="6.2cm" svg:y="6cm">
          <draw:text-box>
            <text:p><text:span text:style-name="T32">new <text:s text:c="10"/>prev <text:s/>= <text:s text:c="4"/>NULL</text:span></text:p>
          </draw:text-box>
        </draw:frame>
        <draw:line draw:style-name="gr22" draw:text-style-name="P51" draw:layer="layout" svg:x1="7.8cm" svg:y1="5.778cm" svg:x2="8.8cm" svg:y2="5.778cm">
          <text:p/>
        </draw:line>
        <draw:frame draw:style-name="gr94" draw:text-style-name="P50" draw:layer="layout" svg:width="7.8cm" svg:height="0.924cm" svg:x="6.2cm" svg:y="4.676cm">
          <draw:text-box>
            <text:p><text:span text:style-name="T22">new <text:s text:c="10"/>data <text:s/>= <text:s text:c="5"/>data</text:span></text:p>
          </draw:text-box>
        </draw:frame>
        <draw:line draw:style-name="gr22" draw:text-style-name="P18" draw:layer="layout" svg:x1="7.8cm" svg:y1="6.5cm" svg:x2="8.8cm" svg:y2="6.5cm">
          <text:p/>
        </draw:line>
        <draw:line draw:style-name="gr22" draw:text-style-name="P18" draw:layer="layout" svg:x1="7.8cm" svg:y1="5.1cm" svg:x2="8.8cm" svg:y2="5.1cm">
          <text:p/>
        </draw:line>
        <presentation:notes draw:style-name="dp2">
          <draw:page-thumbnail draw:style-name="gr2" draw:layer="layout" svg:width="0.001cm" svg:height="0.001cm" svg:x="0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line draw:style-name="gr55" draw:text-style-name="P18" draw:layer="layout" svg:x1="4.6cm" svg:y1="2cm" svg:x2="4.6cm" svg:y2="15cm">
          <text:p/>
        </draw:line>
        <draw:frame draw:style-name="gr191" draw:text-style-name="P49" draw:layer="layout" svg:width="5.4cm" svg:height="0.963cm" svg:x="6.4cm" svg:y="8.637cm">
          <draw:text-box>
            <text:p><text:span text:style-name="T32"><text:s text:c="2"/></text:span><text:span text:style-name="T32">return SUCCESS</text:span></text:p>
          </draw:text-box>
        </draw:frame>
        <draw:frame draw:style-name="gr171" draw:text-style-name="P25" draw:layer="layout" svg:width="12.059cm" svg:height="1.115cm" svg:x="5.941cm" svg:y="0.9cm">
          <draw:text-box>
            <text:p><text:span text:style-name="T26">insert_at_last(Head,Tail,data)</text:span></text:p>
          </draw:text-box>
        </draw:frame>
        <draw:g>
          <draw:g>
            <draw:custom-shape draw:style-name="gr56" draw:text-style-name="P19" draw:layer="layout" svg:width="1.741cm" svg:height="0.882cm" svg:x="2.259cm" svg:y="4.53cm">
              <text:p/>
              <draw:enhanced-geometry svg:viewBox="0 0 21600 21600" draw:type="rectangle" draw:enhanced-path="M 0 0 L 21600 0 21600 21600 0 21600 0 0 Z N"/>
            </draw:custom-shape>
            <draw:custom-shape draw:style-name="gr200" draw:text-style-name="P29" draw:layer="layout" svg:width="1.741cm" svg:height="0.882cm" svg:x="2.259cm" svg:y="5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3.69cm">
            <text:p/>
            <draw:enhanced-geometry svg:viewBox="0 0 21600 21600" draw:type="rectangle" draw:enhanced-path="M 0 0 L 21600 0 21600 21600 0 21600 0 0 Z N"/>
          </draw:custom-shape>
        </draw:g>
        <draw:frame draw:style-name="gr188" draw:text-style-name="P25" draw:layer="layout" svg:width="1.8cm" svg:height="0.925cm" svg:x="2.2cm" svg:y="0.946cm">
          <draw:text-box>
            <text:p><text:span text:style-name="T22">Head</text:span></text:p>
          </draw:text-box>
        </draw:frame>
        <draw:custom-shape draw:style-name="gr56" draw:text-style-name="P19" draw:layer="layout" svg:width="1.741cm" svg:height="0.882cm" svg:x="2.259cm" svg:y="1.8cm">
          <text:p/>
          <draw:enhanced-geometry svg:viewBox="0 0 21600 21600" draw:type="rectangle" draw:enhanced-path="M 0 0 L 21600 0 21600 21600 0 21600 0 0 Z N"/>
        </draw:custom-shape>
        <draw:line draw:style-name="gr105" draw:text-style-name="P18" draw:layer="layout" svg:x1="3.2cm" svg:y1="2.4cm" svg:x2="3.2cm" svg:y2="3.718cm">
          <text:p/>
        </draw:line>
        <draw:g>
          <draw:custom-shape draw:style-name="gr56" draw:text-style-name="P19" draw:layer="layout" svg:width="1.741cm" svg:height="0.882cm" svg:x="0.26cm" svg:y="1.83cm">
            <text:p/>
            <draw:enhanced-geometry svg:viewBox="0 0 21600 21600" draw:type="rectangle" draw:enhanced-path="M 0 0 L 21600 0 21600 21600 0 21600 0 0 Z N"/>
          </draw:custom-shape>
          <draw:frame draw:style-name="gr188" draw:text-style-name="P25" draw:layer="layout" svg:width="1.8cm" svg:height="0.925cm" svg:x="0.26cm" svg:y="0.936cm">
            <draw:text-box>
              <text:p><text:span text:style-name="T22">Tail</text:span></text:p>
            </draw:text-box>
          </draw:frame>
        </draw:g>
        <draw:frame draw:style-name="gr188" draw:text-style-name="P52" draw:layer="layout" svg:width="1.2cm" svg:height="0.925cm" svg:x="2.6cm" svg:y="4.572cm">
          <draw:text-box>
            <text:p><text:span text:style-name="T16">10</text:span></text:p>
          </draw:text-box>
        </draw:frame>
        <draw:frame draw:style-name="gr188" draw:text-style-name="P52" draw:layer="layout" svg:width="1.8cm" svg:height="0.925cm" svg:x="2.259cm" svg:y="3.69cm">
          <draw:text-box>
            <text:p><text:span text:style-name="T16">NULL</text:span></text:p>
          </draw:text-box>
        </draw:frame>
        <draw:frame draw:style-name="gr188" draw:text-style-name="P52" draw:layer="layout" svg:width="1.8cm" svg:height="0.925cm" svg:x="2.3cm" svg:y="5.3cm">
          <draw:text-box>
            <text:p xml:id="id70" text:id="id70"><text:span text:style-name="T16">NULL</text:span></text:p>
          </draw:text-box>
        </draw:frame>
        <draw:g>
          <draw:line draw:style-name="gr25" draw:text-style-name="P18" draw:layer="layout" svg:x1="1.2cm" svg:y1="2.712cm" svg:x2="1.2cm" svg:y2="5cm">
            <text:p/>
          </draw:line>
          <draw:line draw:style-name="gr105" draw:text-style-name="P18" draw:layer="layout" svg:x1="1.2cm" svg:y1="5cm" svg:x2="2.259cm" svg:y2="5cm">
            <text:p/>
          </draw:line>
        </draw:g>
        <draw:g>
          <draw:g>
            <draw:custom-shape draw:style-name="gr56" draw:text-style-name="P19" draw:layer="layout" svg:width="1.741cm" svg:height="0.882cm" svg:x="2.259cm" svg:y="8.84cm">
              <text:p/>
              <draw:enhanced-geometry svg:viewBox="0 0 21600 21600" draw:type="rectangle" draw:enhanced-path="M 0 0 L 21600 0 21600 21600 0 21600 0 0 Z N"/>
            </draw:custom-shape>
            <draw:custom-shape draw:style-name="gr201" draw:text-style-name="P29" draw:layer="layout" svg:width="1.741cm" svg:height="0.882cm" svg:x="2.259cm" svg:y="9.71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8cm">
            <text:p/>
            <draw:enhanced-geometry svg:viewBox="0 0 21600 21600" draw:type="rectangle" draw:enhanced-path="M 0 0 L 21600 0 21600 21600 0 21600 0 0 Z N"/>
          </draw:custom-shape>
        </draw:g>
        <draw:frame draw:style-name="gr188" draw:text-style-name="P52" draw:layer="layout" svg:width="1.2cm" svg:height="0.925cm" svg:x="2.6cm" svg:y="8.882cm">
          <draw:text-box>
            <text:p><text:span text:style-name="T16">20</text:span></text:p>
          </draw:text-box>
        </draw:frame>
        <draw:frame draw:style-name="gr188" draw:text-style-name="P52" draw:layer="layout" svg:width="1.8cm" svg:height="0.925cm" svg:x="2.259cm" svg:y="8cm">
          <draw:text-box>
            <text:p><text:span text:style-name="T16">NULL</text:span></text:p>
          </draw:text-box>
        </draw:frame>
        <draw:frame draw:style-name="gr188" draw:text-style-name="P52" draw:layer="layout" svg:width="1.8cm" svg:height="0.925cm" svg:x="2.259cm" svg:y="9.6cm">
          <draw:text-box>
            <text:p><text:span text:style-name="T16">NULL</text:span></text:p>
          </draw:text-box>
        </draw:frame>
        <draw:frame draw:style-name="gr94" draw:text-style-name="P50" draw:layer="layout" svg:width="7.4cm" svg:height="0.924cm" svg:x="6.2cm" svg:y="9.276cm">
          <draw:text-box>
            <text:p><text:span text:style-name="T22">Tail <text:s text:c="12"/>next = <text:s text:c="4"/>new</text:span></text:p>
          </draw:text-box>
        </draw:frame>
        <draw:line draw:style-name="gr22" draw:text-style-name="P51" draw:layer="layout" svg:x1="7.8cm" svg:y1="9.8cm" svg:x2="8.8cm" svg:y2="9.8cm">
          <text:p/>
        </draw:line>
        <draw:polyline draw:style-name="gr105" draw:text-style-name="P18" xml:id="id71" draw:id="id71" draw:layer="layout" svg:width="0cm" svg:height="1.917cm" svg:x="3.4cm" svg:y="6.082cm" svg:viewBox="0 0 0 1918" draw:points="0,0 0,1918">
          <text:p/>
        </draw:polyline>
        <draw:frame draw:style-name="gr94" draw:text-style-name="P49" draw:layer="layout" svg:width="5.2cm" svg:height="0.924cm" svg:x="6cm" svg:y="6.876cm">
          <draw:text-box>
            <text:p><text:span text:style-name="T32"><text:s text:c="2"/></text:span><text:span text:style-name="T32">if (Head = NULL)</text:span></text:p>
          </draw:text-box>
        </draw:frame>
        <draw:frame draw:style-name="gr181" draw:text-style-name="P48" draw:layer="layout" svg:width="12.6cm" svg:height="1cm" svg:x="6cm" svg:y="2.2cm">
          <draw:text-box>
            <text:p><text:span text:style-name="T22"><text:s/></text:span><text:span text:style-name="T22">new <text:s text:c="4"/>= <text:s text:c="4"/>Memalloc(sizeof (Dlist) )</text:span></text:p>
          </draw:text-box>
        </draw:frame>
        <draw:frame draw:style-name="gr94" draw:text-style-name="P49" draw:layer="layout" svg:width="5.451cm" svg:height="0.924cm" svg:x="6.2cm" svg:y="3cm">
          <draw:text-box>
            <text:p><text:span text:style-name="T32">if ( new = NULL)</text:span></text:p>
          </draw:text-box>
        </draw:frame>
        <draw:frame draw:style-name="gr183" draw:text-style-name="P49" draw:layer="layout" svg:width="4.816cm" svg:height="0.955cm" svg:x="6.8cm" svg:y="3.845cm">
          <draw:text-box>
            <text:p><text:span text:style-name="T32">return FAILURE</text:span></text:p>
          </draw:text-box>
        </draw:frame>
        <draw:frame draw:style-name="gr181" draw:text-style-name="P49" draw:layer="layout" svg:width="7.4cm" svg:height="1cm" svg:x="6.4cm" svg:y="7.8cm">
          <draw:text-box>
            <text:p><text:span text:style-name="T32"><text:s text:c="2"/></text:span><text:span text:style-name="T32">Head <text:s text:c="4"/>= <text:s text:c="3"/>Tail = <text:s text:c="4"/>new</text:span></text:p>
          </draw:text-box>
        </draw:frame>
        <draw:frame draw:style-name="gr186" draw:text-style-name="P50" draw:layer="layout" svg:width="9.4cm" svg:height="1.411cm" svg:x="6.2cm" svg:y="5.275cm">
          <draw:text-box>
            <text:p><text:span text:style-name="T22">new <text:s text:c="10"/>next <text:s/>= <text:s text:c="5"/>NULL</text:span></text:p>
          </draw:text-box>
        </draw:frame>
        <draw:frame draw:style-name="gr94" draw:text-style-name="P49" draw:layer="layout" svg:width="8.971cm" svg:height="0.924cm" svg:x="6.2cm" svg:y="6cm">
          <draw:text-box>
            <text:p><text:span text:style-name="T32">new <text:s text:c="10"/>prev <text:s/>= <text:s text:c="4"/>NULL</text:span></text:p>
          </draw:text-box>
        </draw:frame>
        <draw:line draw:style-name="gr22" draw:text-style-name="P51" draw:layer="layout" svg:x1="7.8cm" svg:y1="5.778cm" svg:x2="8.8cm" svg:y2="5.778cm">
          <text:p/>
        </draw:line>
        <draw:frame draw:style-name="gr94" draw:text-style-name="P50" draw:layer="layout" svg:width="7.8cm" svg:height="0.924cm" svg:x="6.2cm" svg:y="4.676cm">
          <draw:text-box>
            <text:p><text:span text:style-name="T22">new <text:s text:c="10"/>data <text:s/>= <text:s text:c="5"/>data</text:span></text:p>
          </draw:text-box>
        </draw:frame>
        <draw:line draw:style-name="gr22" draw:text-style-name="P18" draw:layer="layout" svg:x1="7.8cm" svg:y1="6.5cm" svg:x2="8.8cm" svg:y2="6.5cm">
          <text:p/>
        </draw:line>
        <draw:line draw:style-name="gr22" draw:text-style-name="P18" draw:layer="layout" svg:x1="7.8cm" svg:y1="5.1cm" svg:x2="8.8cm" svg:y2="5.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anim:sub-item="text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line draw:style-name="gr55" draw:text-style-name="P18" draw:layer="layout" svg:x1="4.6cm" svg:y1="2cm" svg:x2="4.6cm" svg:y2="15cm">
          <text:p/>
        </draw:line>
        <draw:frame draw:style-name="gr191" draw:text-style-name="P49" draw:layer="layout" svg:width="5.4cm" svg:height="0.963cm" svg:x="6.4cm" svg:y="8.637cm">
          <draw:text-box>
            <text:p><text:span text:style-name="T32"><text:s text:c="2"/></text:span><text:span text:style-name="T32">return SUCCESS</text:span></text:p>
          </draw:text-box>
        </draw:frame>
        <draw:frame draw:style-name="gr171" draw:text-style-name="P25" draw:layer="layout" svg:width="12.059cm" svg:height="1.115cm" svg:x="5.941cm" svg:y="0.9cm">
          <draw:text-box>
            <text:p><text:span text:style-name="T26">insert_at_last(Head,Tail,data)</text:span></text:p>
          </draw:text-box>
        </draw:frame>
        <draw:g>
          <draw:g>
            <draw:custom-shape draw:style-name="gr56" draw:text-style-name="P19" draw:layer="layout" svg:width="1.741cm" svg:height="0.882cm" svg:x="2.259cm" svg:y="4.53cm">
              <text:p/>
              <draw:enhanced-geometry svg:viewBox="0 0 21600 21600" draw:type="rectangle" draw:enhanced-path="M 0 0 L 21600 0 21600 21600 0 21600 0 0 Z N"/>
            </draw:custom-shape>
            <draw:custom-shape draw:style-name="gr202" draw:text-style-name="P29" draw:layer="layout" svg:width="1.741cm" svg:height="0.882cm" svg:x="2.259cm" svg:y="5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3.69cm">
            <text:p/>
            <draw:enhanced-geometry svg:viewBox="0 0 21600 21600" draw:type="rectangle" draw:enhanced-path="M 0 0 L 21600 0 21600 21600 0 21600 0 0 Z N"/>
          </draw:custom-shape>
        </draw:g>
        <draw:frame draw:style-name="gr188" draw:text-style-name="P25" draw:layer="layout" svg:width="1.8cm" svg:height="0.925cm" svg:x="2.2cm" svg:y="0.946cm">
          <draw:text-box>
            <text:p><text:span text:style-name="T22">Head</text:span></text:p>
          </draw:text-box>
        </draw:frame>
        <draw:custom-shape draw:style-name="gr56" draw:text-style-name="P19" draw:layer="layout" svg:width="1.741cm" svg:height="0.882cm" svg:x="2.259cm" svg:y="1.8cm">
          <text:p/>
          <draw:enhanced-geometry svg:viewBox="0 0 21600 21600" draw:type="rectangle" draw:enhanced-path="M 0 0 L 21600 0 21600 21600 0 21600 0 0 Z N"/>
        </draw:custom-shape>
        <draw:line draw:style-name="gr105" draw:text-style-name="P18" draw:layer="layout" svg:x1="3.2cm" svg:y1="2.4cm" svg:x2="3.2cm" svg:y2="3.718cm">
          <text:p/>
        </draw:line>
        <draw:g>
          <draw:custom-shape draw:style-name="gr56" draw:text-style-name="P19" draw:layer="layout" svg:width="1.741cm" svg:height="0.882cm" svg:x="0.26cm" svg:y="1.83cm">
            <text:p/>
            <draw:enhanced-geometry svg:viewBox="0 0 21600 21600" draw:type="rectangle" draw:enhanced-path="M 0 0 L 21600 0 21600 21600 0 21600 0 0 Z N"/>
          </draw:custom-shape>
          <draw:frame draw:style-name="gr188" draw:text-style-name="P25" draw:layer="layout" svg:width="1.8cm" svg:height="0.925cm" svg:x="0.26cm" svg:y="0.936cm">
            <draw:text-box>
              <text:p><text:span text:style-name="T22">Tail</text:span></text:p>
            </draw:text-box>
          </draw:frame>
        </draw:g>
        <draw:frame draw:style-name="gr188" draw:text-style-name="P52" draw:layer="layout" svg:width="1.2cm" svg:height="0.925cm" svg:x="2.6cm" svg:y="4.572cm">
          <draw:text-box>
            <text:p><text:span text:style-name="T16">10</text:span></text:p>
          </draw:text-box>
        </draw:frame>
        <draw:frame draw:style-name="gr188" draw:text-style-name="P52" draw:layer="layout" svg:width="1.8cm" svg:height="0.925cm" svg:x="2.259cm" svg:y="3.69cm">
          <draw:text-box>
            <text:p><text:span text:style-name="T16">NULL</text:span></text:p>
          </draw:text-box>
        </draw:frame>
        <draw:g>
          <draw:line draw:style-name="gr25" draw:text-style-name="P18" draw:layer="layout" svg:x1="1.2cm" svg:y1="2.712cm" svg:x2="1.2cm" svg:y2="5cm">
            <text:p/>
          </draw:line>
          <draw:line draw:style-name="gr105" draw:text-style-name="P18" draw:layer="layout" svg:x1="1.2cm" svg:y1="5cm" svg:x2="2.259cm" svg:y2="5cm">
            <text:p/>
          </draw:line>
        </draw:g>
        <draw:g>
          <draw:g>
            <draw:custom-shape draw:style-name="gr56" draw:text-style-name="P19" draw:layer="layout" svg:width="1.741cm" svg:height="0.882cm" svg:x="2.259cm" svg:y="8.84cm">
              <text:p/>
              <draw:enhanced-geometry svg:viewBox="0 0 21600 21600" draw:type="rectangle" draw:enhanced-path="M 0 0 L 21600 0 21600 21600 0 21600 0 0 Z N"/>
            </draw:custom-shape>
            <draw:custom-shape draw:style-name="gr203" draw:text-style-name="P29" draw:layer="layout" svg:width="1.741cm" svg:height="0.882cm" svg:x="2.259cm" svg:y="9.71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8cm">
            <text:p/>
            <draw:enhanced-geometry svg:viewBox="0 0 21600 21600" draw:type="rectangle" draw:enhanced-path="M 0 0 L 21600 0 21600 21600 0 21600 0 0 Z N"/>
          </draw:custom-shape>
        </draw:g>
        <draw:frame draw:style-name="gr188" draw:text-style-name="P52" draw:layer="layout" svg:width="1.2cm" svg:height="0.925cm" svg:x="2.6cm" svg:y="8.882cm">
          <draw:text-box>
            <text:p><text:span text:style-name="T16">20</text:span></text:p>
          </draw:text-box>
        </draw:frame>
        <draw:frame draw:style-name="gr188" draw:text-style-name="P52" draw:layer="layout" svg:width="1.8cm" svg:height="0.925cm" svg:x="2.259cm" svg:y="8cm">
          <draw:text-box>
            <text:p xml:id="id72" text:id="id72"><text:span text:style-name="T16">NULL</text:span></text:p>
          </draw:text-box>
        </draw:frame>
        <draw:frame draw:style-name="gr188" draw:text-style-name="P52" draw:layer="layout" svg:width="1.8cm" svg:height="0.925cm" svg:x="2.259cm" svg:y="9.6cm">
          <draw:text-box>
            <text:p><text:span text:style-name="T16">NULL</text:span></text:p>
          </draw:text-box>
        </draw:frame>
        <draw:frame draw:style-name="gr94" draw:text-style-name="P50" draw:layer="layout" svg:width="7.4cm" svg:height="0.924cm" svg:x="6.2cm" svg:y="9.276cm">
          <draw:text-box>
            <text:p><text:span text:style-name="T22">Tail <text:s text:c="12"/>next = <text:s text:c="4"/>new</text:span></text:p>
          </draw:text-box>
        </draw:frame>
        <draw:line draw:style-name="gr22" draw:text-style-name="P51" draw:layer="layout" svg:x1="7.8cm" svg:y1="9.8cm" svg:x2="8.8cm" svg:y2="9.8cm">
          <text:p/>
        </draw:line>
        <draw:line draw:style-name="gr105" draw:text-style-name="P18" draw:layer="layout" svg:x1="3.4cm" svg:y1="6.082cm" svg:x2="3.4cm" svg:y2="8cm">
          <text:p/>
        </draw:line>
        <draw:frame draw:style-name="gr94" draw:text-style-name="P50" draw:layer="layout" svg:width="7.4cm" svg:height="0.924cm" svg:x="6.21cm" svg:y="9.9cm">
          <draw:text-box>
            <text:p><text:span text:style-name="T22">new <text:s text:c="11"/>prev = <text:s text:c="4"/>Tail</text:span></text:p>
          </draw:text-box>
        </draw:frame>
        <draw:line draw:style-name="gr22" draw:text-style-name="P51" draw:layer="layout" svg:x1="7.7cm" svg:y1="10.4cm" svg:x2="8.7cm" svg:y2="10.4cm">
          <text:p/>
        </draw:line>
        <draw:polyline draw:style-name="gr105" draw:text-style-name="P18" xml:id="id73" draw:id="id73" draw:layer="layout" svg:width="0cm" svg:height="1.917cm" svg:x="2.8cm" svg:y="6.29cm" svg:viewBox="0 0 0 1918" draw:points="0,1918 0,0">
          <text:p/>
        </draw:polyline>
        <draw:frame draw:style-name="gr94" draw:text-style-name="P49" draw:layer="layout" svg:width="5.2cm" svg:height="0.924cm" svg:x="6cm" svg:y="6.876cm">
          <draw:text-box>
            <text:p><text:span text:style-name="T32"><text:s text:c="2"/></text:span><text:span text:style-name="T32">if (Head = NULL)</text:span></text:p>
          </draw:text-box>
        </draw:frame>
        <draw:frame draw:style-name="gr181" draw:text-style-name="P48" draw:layer="layout" svg:width="12.6cm" svg:height="1cm" svg:x="6cm" svg:y="2.2cm">
          <draw:text-box>
            <text:p><text:span text:style-name="T22"><text:s/></text:span><text:span text:style-name="T22">new <text:s text:c="4"/>= <text:s text:c="4"/>Memalloc(sizeof (Dlist) )</text:span></text:p>
          </draw:text-box>
        </draw:frame>
        <draw:frame draw:style-name="gr94" draw:text-style-name="P49" draw:layer="layout" svg:width="5.451cm" svg:height="0.924cm" svg:x="6.2cm" svg:y="3cm">
          <draw:text-box>
            <text:p><text:span text:style-name="T32">if ( new = NULL)</text:span></text:p>
          </draw:text-box>
        </draw:frame>
        <draw:frame draw:style-name="gr183" draw:text-style-name="P49" draw:layer="layout" svg:width="4.816cm" svg:height="0.955cm" svg:x="6.8cm" svg:y="3.845cm">
          <draw:text-box>
            <text:p><text:span text:style-name="T32">return FAILURE</text:span></text:p>
          </draw:text-box>
        </draw:frame>
        <draw:frame draw:style-name="gr181" draw:text-style-name="P49" draw:layer="layout" svg:width="7.4cm" svg:height="1cm" svg:x="6.4cm" svg:y="7.8cm">
          <draw:text-box>
            <text:p><text:span text:style-name="T32"><text:s text:c="2"/></text:span><text:span text:style-name="T32">Head = <text:s text:c="7"/>Tail = <text:s text:c="4"/>new</text:span></text:p>
          </draw:text-box>
        </draw:frame>
        <draw:frame draw:style-name="gr186" draw:text-style-name="P50" draw:layer="layout" svg:width="9.4cm" svg:height="1.411cm" svg:x="6.2cm" svg:y="5.275cm">
          <draw:text-box>
            <text:p><text:span text:style-name="T22">new <text:s text:c="10"/>next <text:s/>= <text:s text:c="5"/>NULL</text:span></text:p>
          </draw:text-box>
        </draw:frame>
        <draw:frame draw:style-name="gr94" draw:text-style-name="P49" draw:layer="layout" svg:width="8.971cm" svg:height="0.924cm" svg:x="6.2cm" svg:y="6cm">
          <draw:text-box>
            <text:p><text:span text:style-name="T32">new <text:s text:c="10"/>prev <text:s/>= <text:s text:c="4"/>NULL</text:span></text:p>
          </draw:text-box>
        </draw:frame>
        <draw:line draw:style-name="gr22" draw:text-style-name="P51" draw:layer="layout" svg:x1="7.8cm" svg:y1="5.778cm" svg:x2="8.8cm" svg:y2="5.778cm">
          <text:p/>
        </draw:line>
        <draw:frame draw:style-name="gr94" draw:text-style-name="P50" draw:layer="layout" svg:width="7.8cm" svg:height="0.924cm" svg:x="6.2cm" svg:y="4.676cm">
          <draw:text-box>
            <text:p><text:span text:style-name="T22">new <text:s text:c="10"/>data <text:s/>= <text:s text:c="5"/>data</text:span></text:p>
          </draw:text-box>
        </draw:frame>
        <draw:line draw:style-name="gr22" draw:text-style-name="P18" draw:layer="layout" svg:x1="7.8cm" svg:y1="6.5cm" svg:x2="8.8cm" svg:y2="6.5cm">
          <text:p/>
        </draw:line>
        <draw:line draw:style-name="gr22" draw:text-style-name="P18" draw:layer="layout" svg:x1="7.8cm" svg:y1="5.1cm" svg:x2="8.8cm" svg:y2="5.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2" anim:sub-item="text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line draw:style-name="gr55" draw:text-style-name="P18" draw:layer="layout" svg:x1="4.6cm" svg:y1="2cm" svg:x2="4.6cm" svg:y2="15cm">
          <text:p/>
        </draw:line>
        <draw:frame draw:style-name="gr171" draw:text-style-name="P25" draw:layer="layout" svg:width="12.059cm" svg:height="1.115cm" svg:x="5.941cm" svg:y="0.9cm">
          <draw:text-box>
            <text:p><text:span text:style-name="T26">insert_at_last(Head,Tail,data)</text:span></text:p>
          </draw:text-box>
        </draw:frame>
        <draw:g>
          <draw:g>
            <draw:custom-shape draw:style-name="gr56" draw:text-style-name="P19" draw:layer="layout" svg:width="1.741cm" svg:height="0.882cm" svg:x="2.259cm" svg:y="4.53cm">
              <text:p/>
              <draw:enhanced-geometry svg:viewBox="0 0 21600 21600" draw:type="rectangle" draw:enhanced-path="M 0 0 L 21600 0 21600 21600 0 21600 0 0 Z N"/>
            </draw:custom-shape>
            <draw:custom-shape draw:style-name="gr204" draw:text-style-name="P29" draw:layer="layout" svg:width="1.741cm" svg:height="0.882cm" svg:x="2.259cm" svg:y="5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3.69cm">
            <text:p/>
            <draw:enhanced-geometry svg:viewBox="0 0 21600 21600" draw:type="rectangle" draw:enhanced-path="M 0 0 L 21600 0 21600 21600 0 21600 0 0 Z N"/>
          </draw:custom-shape>
        </draw:g>
        <draw:frame draw:style-name="gr188" draw:text-style-name="P25" draw:layer="layout" svg:width="1.8cm" svg:height="0.925cm" svg:x="2.2cm" svg:y="0.946cm">
          <draw:text-box>
            <text:p><text:span text:style-name="T22">Head</text:span></text:p>
          </draw:text-box>
        </draw:frame>
        <draw:custom-shape draw:style-name="gr56" draw:text-style-name="P19" draw:layer="layout" svg:width="1.741cm" svg:height="0.882cm" svg:x="2.259cm" svg:y="1.8cm">
          <text:p/>
          <draw:enhanced-geometry svg:viewBox="0 0 21600 21600" draw:type="rectangle" draw:enhanced-path="M 0 0 L 21600 0 21600 21600 0 21600 0 0 Z N"/>
        </draw:custom-shape>
        <draw:line draw:style-name="gr105" draw:text-style-name="P18" draw:layer="layout" svg:x1="3.2cm" svg:y1="2.4cm" svg:x2="3.2cm" svg:y2="3.718cm">
          <text:p/>
        </draw:line>
        <draw:g>
          <draw:custom-shape draw:style-name="gr56" draw:text-style-name="P19" draw:layer="layout" svg:width="1.741cm" svg:height="0.882cm" svg:x="0.26cm" svg:y="1.83cm">
            <text:p/>
            <draw:enhanced-geometry svg:viewBox="0 0 21600 21600" draw:type="rectangle" draw:enhanced-path="M 0 0 L 21600 0 21600 21600 0 21600 0 0 Z N"/>
          </draw:custom-shape>
          <draw:frame draw:style-name="gr188" draw:text-style-name="P25" draw:layer="layout" svg:width="1.8cm" svg:height="0.925cm" svg:x="0.26cm" svg:y="0.936cm">
            <draw:text-box>
              <text:p><text:span text:style-name="T22">Tail</text:span></text:p>
            </draw:text-box>
          </draw:frame>
        </draw:g>
        <draw:frame draw:style-name="gr188" draw:text-style-name="P52" draw:layer="layout" svg:width="1.2cm" svg:height="0.925cm" svg:x="2.6cm" svg:y="4.572cm">
          <draw:text-box>
            <text:p><text:span text:style-name="T16">10</text:span></text:p>
          </draw:text-box>
        </draw:frame>
        <draw:frame draw:style-name="gr188" draw:text-style-name="P52" draw:layer="layout" svg:width="1.8cm" svg:height="0.925cm" svg:x="2.259cm" svg:y="3.69cm">
          <draw:text-box>
            <text:p><text:span text:style-name="T16">NULL</text:span></text:p>
          </draw:text-box>
        </draw:frame>
        <draw:g xml:id="id74" draw:id="id74">
          <draw:line draw:style-name="gr25" draw:text-style-name="P18" draw:layer="layout" svg:x1="1.2cm" svg:y1="2.712cm" svg:x2="1.2cm" svg:y2="9.2cm">
            <text:p/>
          </draw:line>
          <draw:line draw:style-name="gr105" draw:text-style-name="P18" draw:layer="layout" svg:x1="1.2cm" svg:y1="9.2cm" svg:x2="2.259cm" svg:y2="9.2cm">
            <text:p/>
          </draw:line>
        </draw:g>
        <draw:g>
          <draw:g>
            <draw:custom-shape draw:style-name="gr56" draw:text-style-name="P19" draw:layer="layout" svg:width="1.741cm" svg:height="0.882cm" svg:x="2.259cm" svg:y="8.84cm">
              <text:p/>
              <draw:enhanced-geometry svg:viewBox="0 0 21600 21600" draw:type="rectangle" draw:enhanced-path="M 0 0 L 21600 0 21600 21600 0 21600 0 0 Z N"/>
            </draw:custom-shape>
            <draw:custom-shape draw:style-name="gr205" draw:text-style-name="P29" draw:layer="layout" svg:width="1.741cm" svg:height="0.882cm" svg:x="2.259cm" svg:y="9.71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8cm">
            <text:p/>
            <draw:enhanced-geometry svg:viewBox="0 0 21600 21600" draw:type="rectangle" draw:enhanced-path="M 0 0 L 21600 0 21600 21600 0 21600 0 0 Z N"/>
          </draw:custom-shape>
        </draw:g>
        <draw:frame draw:style-name="gr188" draw:text-style-name="P52" draw:layer="layout" svg:width="1.2cm" svg:height="0.925cm" svg:x="2.6cm" svg:y="8.882cm">
          <draw:text-box>
            <text:p><text:span text:style-name="T16">20</text:span></text:p>
          </draw:text-box>
        </draw:frame>
        <draw:frame draw:style-name="gr188" draw:text-style-name="P52" draw:layer="layout" svg:width="1.8cm" svg:height="0.925cm" svg:x="2.259cm" svg:y="9.6cm">
          <draw:text-box>
            <text:p><text:span text:style-name="T16">NULL</text:span></text:p>
          </draw:text-box>
        </draw:frame>
        <draw:line draw:style-name="gr105" draw:text-style-name="P18" draw:layer="layout" svg:x1="3.4cm" svg:y1="6.082cm" svg:x2="3.4cm" svg:y2="8cm">
          <text:p/>
        </draw:line>
        <draw:line draw:style-name="gr105" draw:text-style-name="P18" draw:layer="layout" svg:x1="2.8cm" svg:y1="8.208cm" svg:x2="2.8cm" svg:y2="6.29cm">
          <text:p/>
        </draw:line>
        <draw:frame draw:style-name="gr186" draw:text-style-name="P50" draw:layer="layout" svg:width="5.49cm" svg:height="1.411cm" svg:x="6.21cm" svg:y="10.6cm">
          <draw:text-box>
            <text:p><text:span text:style-name="T22">Tail <text:s text:c="2"/>= <text:s text:c="7"/>new <text:s text:c="10"/></text:span></text:p>
          </draw:text-box>
        </draw:frame>
        <draw:frame draw:style-name="gr191" draw:text-style-name="P49" draw:layer="layout" svg:width="5.4cm" svg:height="0.963cm" svg:x="6.4cm" svg:y="8.637cm">
          <draw:text-box>
            <text:p><text:span text:style-name="T32"><text:s text:c="2"/></text:span><text:span text:style-name="T32">return SUCCESS</text:span></text:p>
          </draw:text-box>
        </draw:frame>
        <draw:frame draw:style-name="gr94" draw:text-style-name="P50" draw:layer="layout" svg:width="7.4cm" svg:height="0.924cm" svg:x="6.2cm" svg:y="9.276cm">
          <draw:text-box>
            <text:p><text:span text:style-name="T22">Tail <text:s text:c="12"/>next = <text:s text:c="4"/>new</text:span></text:p>
          </draw:text-box>
        </draw:frame>
        <draw:line draw:style-name="gr22" draw:text-style-name="P51" draw:layer="layout" svg:x1="7.8cm" svg:y1="9.8cm" svg:x2="8.8cm" svg:y2="9.8cm">
          <text:p/>
        </draw:line>
        <draw:frame draw:style-name="gr94" draw:text-style-name="P50" draw:layer="layout" svg:width="7.4cm" svg:height="0.924cm" svg:x="6.21cm" svg:y="9.9cm">
          <draw:text-box>
            <text:p><text:span text:style-name="T22">new <text:s text:c="11"/>prev = <text:s text:c="4"/>Tail</text:span></text:p>
          </draw:text-box>
        </draw:frame>
        <draw:line draw:style-name="gr22" draw:text-style-name="P51" draw:layer="layout" svg:x1="7.7cm" svg:y1="10.4cm" svg:x2="8.7cm" svg:y2="10.4cm">
          <text:p/>
        </draw:line>
        <draw:frame draw:style-name="gr94" draw:text-style-name="P49" draw:layer="layout" svg:width="5.2cm" svg:height="0.924cm" svg:x="6cm" svg:y="6.876cm">
          <draw:text-box>
            <text:p><text:span text:style-name="T32"><text:s text:c="2"/></text:span><text:span text:style-name="T32">if (Head = NULL)</text:span></text:p>
          </draw:text-box>
        </draw:frame>
        <draw:frame draw:style-name="gr181" draw:text-style-name="P48" draw:layer="layout" svg:width="12.6cm" svg:height="1cm" svg:x="6cm" svg:y="2.2cm">
          <draw:text-box>
            <text:p><text:span text:style-name="T22"><text:s/></text:span><text:span text:style-name="T22">new <text:s text:c="4"/>= <text:s text:c="4"/>Memalloc(sizeof (Dlist) )</text:span></text:p>
          </draw:text-box>
        </draw:frame>
        <draw:frame draw:style-name="gr94" draw:text-style-name="P49" draw:layer="layout" svg:width="5.451cm" svg:height="0.924cm" svg:x="6.2cm" svg:y="3cm">
          <draw:text-box>
            <text:p><text:span text:style-name="T32">if ( new = NULL)</text:span></text:p>
          </draw:text-box>
        </draw:frame>
        <draw:frame draw:style-name="gr183" draw:text-style-name="P49" draw:layer="layout" svg:width="4.816cm" svg:height="0.955cm" svg:x="6.8cm" svg:y="3.845cm">
          <draw:text-box>
            <text:p><text:span text:style-name="T32">return FAILURE</text:span></text:p>
          </draw:text-box>
        </draw:frame>
        <draw:frame draw:style-name="gr181" draw:text-style-name="P49" draw:layer="layout" svg:width="7.4cm" svg:height="1cm" svg:x="6.4cm" svg:y="7.8cm">
          <draw:text-box>
            <text:p><text:span text:style-name="T32"><text:s text:c="2"/></text:span><text:span text:style-name="T32">Head <text:s text:c="4"/>= <text:s text:c="3"/>Tail = <text:s text:c="4"/>new</text:span></text:p>
          </draw:text-box>
        </draw:frame>
        <draw:frame draw:style-name="gr186" draw:text-style-name="P50" draw:layer="layout" svg:width="9.4cm" svg:height="1.411cm" svg:x="6.2cm" svg:y="5.275cm">
          <draw:text-box>
            <text:p><text:span text:style-name="T22">new <text:s text:c="10"/>next <text:s/>= <text:s text:c="5"/>NULL</text:span></text:p>
          </draw:text-box>
        </draw:frame>
        <draw:frame draw:style-name="gr94" draw:text-style-name="P49" draw:layer="layout" svg:width="8.971cm" svg:height="0.924cm" svg:x="6.2cm" svg:y="6cm">
          <draw:text-box>
            <text:p><text:span text:style-name="T32">new <text:s text:c="10"/>prev <text:s/>= <text:s text:c="4"/>NULL</text:span></text:p>
          </draw:text-box>
        </draw:frame>
        <draw:line draw:style-name="gr22" draw:text-style-name="P51" draw:layer="layout" svg:x1="7.8cm" svg:y1="5.778cm" svg:x2="8.8cm" svg:y2="5.778cm">
          <text:p/>
        </draw:line>
        <draw:frame draw:style-name="gr94" draw:text-style-name="P50" draw:layer="layout" svg:width="7.8cm" svg:height="0.924cm" svg:x="6.2cm" svg:y="4.676cm">
          <draw:text-box>
            <text:p><text:span text:style-name="T22">new <text:s text:c="10"/>data <text:s/>= <text:s text:c="5"/>data</text:span></text:p>
          </draw:text-box>
        </draw:frame>
        <draw:line draw:style-name="gr22" draw:text-style-name="P18" draw:layer="layout" svg:x1="7.8cm" svg:y1="6.5cm" svg:x2="8.8cm" svg:y2="6.5cm">
          <text:p/>
        </draw:line>
        <draw:line draw:style-name="gr22" draw:text-style-name="P18" draw:layer="layout" svg:x1="7.8cm" svg:y1="5.1cm" svg:x2="8.8cm" svg:y2="5.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2s" smil:fill="hold" smil:targetElement="id74" smil:attributeName="visibility" smil:to="visible"/>
                  <anim:animate smil:dur="1s" smil:fill="hold" smil:targetElement="id74" smil:attributeName="x" smil:values="x;x" smil:keyTimes="0;1"/>
                  <anim:animate smil:dur="1s" smil:fill="hold" smil:targetElement="id74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content" presentation:presentation-page-layout-name="AL2T1">
        <office:forms form:automatic-focus="false" form:apply-design-mode="false"/>
        <draw:frame presentation:style-name="pr8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t_last</text:span></text:p>
          </draw:text-box>
        </draw:frame>
        <draw:line draw:style-name="gr55" draw:text-style-name="P18" draw:layer="layout" svg:x1="4.6cm" svg:y1="2cm" svg:x2="4.6cm" svg:y2="15cm">
          <text:p/>
        </draw:line>
        <draw:frame draw:style-name="gr171" draw:text-style-name="P25" draw:layer="layout" svg:width="12.059cm" svg:height="1.115cm" svg:x="5.941cm" svg:y="0.9cm">
          <draw:text-box>
            <text:p><text:span text:style-name="T26">insert_at_last(Head,Tail,data)</text:span></text:p>
          </draw:text-box>
        </draw:frame>
        <draw:g>
          <draw:g>
            <draw:custom-shape draw:style-name="gr56" draw:text-style-name="P19" draw:layer="layout" svg:width="1.741cm" svg:height="0.882cm" svg:x="2.259cm" svg:y="4.53cm">
              <text:p/>
              <draw:enhanced-geometry svg:viewBox="0 0 21600 21600" draw:type="rectangle" draw:enhanced-path="M 0 0 L 21600 0 21600 21600 0 21600 0 0 Z N"/>
            </draw:custom-shape>
            <draw:custom-shape draw:style-name="gr206" draw:text-style-name="P29" draw:layer="layout" svg:width="1.741cm" svg:height="0.882cm" svg:x="2.259cm" svg:y="5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3.69cm">
            <text:p/>
            <draw:enhanced-geometry svg:viewBox="0 0 21600 21600" draw:type="rectangle" draw:enhanced-path="M 0 0 L 21600 0 21600 21600 0 21600 0 0 Z N"/>
          </draw:custom-shape>
        </draw:g>
        <draw:frame draw:style-name="gr188" draw:text-style-name="P25" draw:layer="layout" svg:width="1.8cm" svg:height="0.925cm" svg:x="2.2cm" svg:y="0.946cm">
          <draw:text-box>
            <text:p><text:span text:style-name="T22">Head</text:span></text:p>
          </draw:text-box>
        </draw:frame>
        <draw:custom-shape draw:style-name="gr56" draw:text-style-name="P19" draw:layer="layout" svg:width="1.741cm" svg:height="0.882cm" svg:x="2.259cm" svg:y="1.8cm">
          <text:p/>
          <draw:enhanced-geometry svg:viewBox="0 0 21600 21600" draw:type="rectangle" draw:enhanced-path="M 0 0 L 21600 0 21600 21600 0 21600 0 0 Z N"/>
        </draw:custom-shape>
        <draw:line draw:style-name="gr105" draw:text-style-name="P18" draw:layer="layout" svg:x1="3.2cm" svg:y1="2.4cm" svg:x2="3.2cm" svg:y2="3.718cm">
          <text:p/>
        </draw:line>
        <draw:g>
          <draw:custom-shape draw:style-name="gr56" draw:text-style-name="P19" draw:layer="layout" svg:width="1.741cm" svg:height="0.882cm" svg:x="0.26cm" svg:y="1.83cm">
            <text:p/>
            <draw:enhanced-geometry svg:viewBox="0 0 21600 21600" draw:type="rectangle" draw:enhanced-path="M 0 0 L 21600 0 21600 21600 0 21600 0 0 Z N"/>
          </draw:custom-shape>
          <draw:frame draw:style-name="gr188" draw:text-style-name="P25" draw:layer="layout" svg:width="1.8cm" svg:height="0.925cm" svg:x="0.26cm" svg:y="0.936cm">
            <draw:text-box>
              <text:p><text:span text:style-name="T22">Tail</text:span></text:p>
            </draw:text-box>
          </draw:frame>
        </draw:g>
        <draw:frame draw:style-name="gr188" draw:text-style-name="P52" draw:layer="layout" svg:width="1.2cm" svg:height="0.925cm" svg:x="2.6cm" svg:y="4.572cm">
          <draw:text-box>
            <text:p><text:span text:style-name="T16">10</text:span></text:p>
          </draw:text-box>
        </draw:frame>
        <draw:frame draw:style-name="gr188" draw:text-style-name="P52" draw:layer="layout" svg:width="1.8cm" svg:height="0.925cm" svg:x="2.259cm" svg:y="3.69cm">
          <draw:text-box>
            <text:p><text:span text:style-name="T16">NULL</text:span></text:p>
          </draw:text-box>
        </draw:frame>
        <draw:g>
          <draw:line draw:style-name="gr25" draw:text-style-name="P18" draw:layer="layout" svg:x1="1.2cm" svg:y1="2.712cm" svg:x2="1.2cm" svg:y2="9.2cm">
            <text:p/>
          </draw:line>
          <draw:line draw:style-name="gr105" draw:text-style-name="P18" draw:layer="layout" svg:x1="1.2cm" svg:y1="9.2cm" svg:x2="2.259cm" svg:y2="9.2cm">
            <text:p/>
          </draw:line>
        </draw:g>
        <draw:g>
          <draw:g>
            <draw:custom-shape draw:style-name="gr56" draw:text-style-name="P19" draw:layer="layout" svg:width="1.741cm" svg:height="0.882cm" svg:x="2.259cm" svg:y="8.84cm">
              <text:p/>
              <draw:enhanced-geometry svg:viewBox="0 0 21600 21600" draw:type="rectangle" draw:enhanced-path="M 0 0 L 21600 0 21600 21600 0 21600 0 0 Z N"/>
            </draw:custom-shape>
            <draw:custom-shape draw:style-name="gr207" draw:text-style-name="P29" draw:layer="layout" svg:width="1.741cm" svg:height="0.882cm" svg:x="2.259cm" svg:y="9.71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6" draw:text-style-name="P19" draw:layer="layout" svg:width="1.741cm" svg:height="0.882cm" svg:x="2.259cm" svg:y="8cm">
            <text:p/>
            <draw:enhanced-geometry svg:viewBox="0 0 21600 21600" draw:type="rectangle" draw:enhanced-path="M 0 0 L 21600 0 21600 21600 0 21600 0 0 Z N"/>
          </draw:custom-shape>
        </draw:g>
        <draw:frame draw:style-name="gr188" draw:text-style-name="P52" draw:layer="layout" svg:width="1.2cm" svg:height="0.925cm" svg:x="2.6cm" svg:y="8.882cm">
          <draw:text-box>
            <text:p><text:span text:style-name="T16">20</text:span></text:p>
          </draw:text-box>
        </draw:frame>
        <draw:frame draw:style-name="gr188" draw:text-style-name="P52" draw:layer="layout" svg:width="1.8cm" svg:height="0.925cm" svg:x="2.259cm" svg:y="9.6cm">
          <draw:text-box>
            <text:p><text:span text:style-name="T16">NULL</text:span></text:p>
          </draw:text-box>
        </draw:frame>
        <draw:line draw:style-name="gr105" draw:text-style-name="P18" draw:layer="layout" svg:x1="3.4cm" svg:y1="6.082cm" svg:x2="3.4cm" svg:y2="8cm">
          <text:p/>
        </draw:line>
        <draw:line draw:style-name="gr105" draw:text-style-name="P18" draw:layer="layout" svg:x1="2.8cm" svg:y1="8.208cm" svg:x2="2.8cm" svg:y2="6.29cm">
          <text:p/>
        </draw:line>
        <draw:frame draw:style-name="gr191" draw:text-style-name="P49" draw:layer="layout" svg:width="5.4cm" svg:height="0.963cm" svg:x="6cm" svg:y="11.237cm">
          <draw:text-box>
            <text:p xml:id="id75" text:id="id75"><text:span text:style-name="T32"><text:s text:c="2"/></text:span><text:span text:style-name="T32">return SUCCESS</text:span></text:p>
          </draw:text-box>
        </draw:frame>
        <draw:frame draw:style-name="gr186" draw:text-style-name="P50" draw:layer="layout" svg:width="5.49cm" svg:height="1.411cm" svg:x="6.21cm" svg:y="10.601cm">
          <draw:text-box>
            <text:p><text:span text:style-name="T22">Tail <text:s text:c="2"/>= <text:s text:c="7"/>new <text:s text:c="10"/></text:span></text:p>
          </draw:text-box>
        </draw:frame>
        <draw:frame draw:style-name="gr191" draw:text-style-name="P49" draw:layer="layout" svg:width="5.4cm" svg:height="0.963cm" svg:x="6.4cm" svg:y="8.638cm">
          <draw:text-box>
            <text:p><text:span text:style-name="T32"><text:s text:c="2"/></text:span><text:span text:style-name="T32">return SUCCESS</text:span></text:p>
          </draw:text-box>
        </draw:frame>
        <draw:frame draw:style-name="gr94" draw:text-style-name="P50" draw:layer="layout" svg:width="7.4cm" svg:height="0.924cm" svg:x="6.2cm" svg:y="9.277cm">
          <draw:text-box>
            <text:p><text:span text:style-name="T22">Tail <text:s text:c="12"/>next = <text:s text:c="4"/>new</text:span></text:p>
          </draw:text-box>
        </draw:frame>
        <draw:line draw:style-name="gr22" draw:text-style-name="P51" draw:layer="layout" svg:x1="7.8cm" svg:y1="9.801cm" svg:x2="8.8cm" svg:y2="9.801cm">
          <text:p/>
        </draw:line>
        <draw:frame draw:style-name="gr94" draw:text-style-name="P50" draw:layer="layout" svg:width="7.4cm" svg:height="0.924cm" svg:x="6.21cm" svg:y="9.901cm">
          <draw:text-box>
            <text:p><text:span text:style-name="T22">new <text:s text:c="11"/>prev = <text:s text:c="4"/>Tail</text:span></text:p>
          </draw:text-box>
        </draw:frame>
        <draw:line draw:style-name="gr22" draw:text-style-name="P51" draw:layer="layout" svg:x1="7.7cm" svg:y1="10.401cm" svg:x2="8.7cm" svg:y2="10.401cm">
          <text:p/>
        </draw:line>
        <draw:frame draw:style-name="gr94" draw:text-style-name="P49" draw:layer="layout" svg:width="5.2cm" svg:height="0.924cm" svg:x="6cm" svg:y="6.877cm">
          <draw:text-box>
            <text:p><text:span text:style-name="T32"><text:s text:c="2"/></text:span><text:span text:style-name="T32">if (Head = NULL)</text:span></text:p>
          </draw:text-box>
        </draw:frame>
        <draw:frame draw:style-name="gr181" draw:text-style-name="P48" draw:layer="layout" svg:width="12.6cm" svg:height="1cm" svg:x="6cm" svg:y="2.201cm">
          <draw:text-box>
            <text:p><text:span text:style-name="T22"><text:s/></text:span><text:span text:style-name="T22">new <text:s text:c="4"/>= <text:s text:c="4"/>Memalloc(sizeof (Dlist) )</text:span></text:p>
          </draw:text-box>
        </draw:frame>
        <draw:frame draw:style-name="gr94" draw:text-style-name="P49" draw:layer="layout" svg:width="5.451cm" svg:height="0.924cm" svg:x="6.2cm" svg:y="3.001cm">
          <draw:text-box>
            <text:p><text:span text:style-name="T32">if ( new = NULL)</text:span></text:p>
          </draw:text-box>
        </draw:frame>
        <draw:frame draw:style-name="gr183" draw:text-style-name="P49" draw:layer="layout" svg:width="4.816cm" svg:height="0.955cm" svg:x="6.8cm" svg:y="3.846cm">
          <draw:text-box>
            <text:p><text:span text:style-name="T32">return FAILURE</text:span></text:p>
          </draw:text-box>
        </draw:frame>
        <draw:frame draw:style-name="gr181" draw:text-style-name="P49" draw:layer="layout" svg:width="7.4cm" svg:height="1cm" svg:x="6.4cm" svg:y="7.801cm">
          <draw:text-box>
            <text:p><text:span text:style-name="T32"><text:s text:c="2"/></text:span><text:span text:style-name="T32">Head <text:s/>= <text:s text:c="6"/>Tail = <text:s text:c="4"/>new</text:span></text:p>
          </draw:text-box>
        </draw:frame>
        <draw:frame draw:style-name="gr186" draw:text-style-name="P50" draw:layer="layout" svg:width="9.4cm" svg:height="1.411cm" svg:x="6.2cm" svg:y="5.276cm">
          <draw:text-box>
            <text:p><text:span text:style-name="T22">new <text:s text:c="10"/>next <text:s/>= <text:s text:c="5"/>NULL</text:span></text:p>
          </draw:text-box>
        </draw:frame>
        <draw:frame draw:style-name="gr94" draw:text-style-name="P49" draw:layer="layout" svg:width="8.971cm" svg:height="0.924cm" svg:x="6.2cm" svg:y="6.001cm">
          <draw:text-box>
            <text:p><text:span text:style-name="T32">new <text:s text:c="10"/>prev <text:s/>= <text:s text:c="4"/>NULL</text:span></text:p>
          </draw:text-box>
        </draw:frame>
        <draw:line draw:style-name="gr22" draw:text-style-name="P51" draw:layer="layout" svg:x1="7.8cm" svg:y1="5.779cm" svg:x2="8.8cm" svg:y2="5.779cm">
          <text:p/>
        </draw:line>
        <draw:frame draw:style-name="gr94" draw:text-style-name="P50" draw:layer="layout" svg:width="7.8cm" svg:height="0.924cm" svg:x="6.2cm" svg:y="4.677cm">
          <draw:text-box>
            <text:p><text:span text:style-name="T22">new <text:s text:c="10"/>data <text:s/>= <text:s text:c="5"/>data</text:span></text:p>
          </draw:text-box>
        </draw:frame>
        <draw:line draw:style-name="gr22" draw:text-style-name="P18" draw:layer="layout" svg:x1="7.8cm" svg:y1="6.501cm" svg:x2="8.8cm" svg:y2="6.501cm">
          <text:p/>
        </draw:line>
        <draw:line draw:style-name="gr22" draw:text-style-name="P18" draw:layer="layout" svg:x1="7.8cm" svg:y1="5.101cm" svg:x2="8.8cm" svg:y2="5.1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75" anim:sub-item="text" smil:attributeName="visibility" smil:to="visible"/>
                  <anim:transitionFilter smil:dur="1s" smil:targetElement="id75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11cm" svg:height="3.465cm" svg:x="0.9cm" svg:y="10.61cm" presentation:class="title" presentation:user-transformed="true">
          <draw:text-box>
            <text:p><text:span text:style-name="T3"><text:tab/></text:span><text:span text:style-name="T3">Code – Insert at Last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eader_5f_-background" style:display-name="header_-background" style:family="presentation">
      <style:graphic-properties draw:stroke="none" draw:fill="none"/>
      <style:text-properties style:letter-kerning="true"/>
    </style:style>
    <style:style style:name="header_5f_-backgroundobjects" style:display-name="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5f_-notes" style:display-name="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5f_-outline1" style:display-name="header_-outline1" style:family="presentation">
      <style:graphic-properties draw:stroke="none" draw:fill="none" draw:auto-grow-height="false" draw:fit-to-size="shrink-to-fit" style:shrink-to-fit="true">
        <text:list-style style:name="header_5f_-outline1" style:display-name="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outline2" style:display-name="header_-outline2" style:family="presentation" style:parent-style-name="header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_5f_-outline3" style:display-name="header_-outline3" style:family="presentation" style:parent-style-name="header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_5f_-outline4" style:display-name="header_-outline4" style:family="presentation" style:parent-style-name="header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_5f_-outline5" style:display-name="header_-outline5" style:family="presentation" style:parent-style-name="header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6" style:display-name="header_-outline6" style:family="presentation" style:parent-style-name="header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7" style:display-name="header_-outline7" style:family="presentation" style:parent-style-name="header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8" style:display-name="header_-outline8" style:family="presentation" style:parent-style-name="header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9" style:display-name="header_-outline9" style:family="presentation" style:parent-style-name="header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subtitle" style:display-name="header_-subtitle" style:family="presentation">
      <style:graphic-properties draw:stroke="none" draw:fill="none" draw:textarea-vertical-align="middle">
        <text:list-style style:name="header_5f_-subtitle" style:display-name="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title" style:display-name="header_-title" style:family="presentation">
      <style:graphic-properties draw:stroke="none" draw:fill="none" draw:textarea-vertical-align="middle">
        <text:list-style style:name="header_5f_-title" style:display-name="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header_5f_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8" style:family="presentation" style:parent-style-name="header_5f_-backgroundobjects">
      <style:graphic-properties draw:stroke="none" draw:fill-color="#ffffff" draw:textarea-vertical-align="middle" draw:auto-grow-height="false" fo:min-height="2.176cm" fo:min-width="19.509cm"/>
    </style:style>
    <style:style style:name="Mpr29" style:family="presentation" style:parent-style-name="header_5f_-backgroundobjects">
      <style:graphic-properties draw:stroke="none" draw:fill-color="#ffffff" draw:textarea-vertical-align="middle" draw:auto-grow-height="false" fo:min-height="0.464cm" fo:min-width="19.509cm"/>
    </style:style>
    <style:style style:name="Mpr30" style:family="presentation" style:parent-style-name="header_5f_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1" style:family="presentation" style:parent-style-name="header_5f_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32" style:family="presentation" style:parent-style-name="header_5f_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33" style:family="presentation" style:parent-style-name="header_5f_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4" style:family="presentation" style:parent-style-name="header_5f_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5" style:family="presentation" style:parent-style-name="header_5f_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36" style:family="presentation" style:parent-style-name="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37" style:family="presentation" style:parent-style-name="header_5f_-backgroundobjects">
      <style:graphic-properties draw:stroke="none" draw:fill="none" draw:fill-color="#ffffff" draw:auto-grow-height="false" fo:min-height="1.485cm"/>
    </style:style>
    <style:style style:name="Mpr38" style:family="presentation" style:parent-style-name="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15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1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1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header_5f_" style:display-name="header_" style:page-layout-name="PM1" draw:style-name="Mdp1">
      <draw:frame presentation:style-name="header_5f_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27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8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29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30" draw:text-style-name="MP5" draw:layer="backgroundobjects" svg:x1="5.828cm" svg:y1="-0.054cm" svg:x2="10.171cm" svg:y2="4.289cm">
            <text:p/>
          </draw:line>
          <draw:line presentation:style-name="Mpr31" draw:text-style-name="MP5" draw:layer="backgroundobjects" svg:x1="5.306cm" svg:y1="-0.053cm" svg:x2="10.288cm" svg:y2="4.929cm">
            <text:p/>
          </draw:line>
          <draw:line presentation:style-name="Mpr32" draw:text-style-name="MP5" draw:layer="backgroundobjects" svg:x1="4.506cm" svg:y1="-0.053cm" svg:x2="8.867cm" svg:y2="4.308cm">
            <text:p/>
          </draw:line>
          <draw:line presentation:style-name="Mpr33" draw:text-style-name="MP5" draw:layer="backgroundobjects" svg:x1="3.862cm" svg:y1="-0.053cm" svg:x2="8.844cm" svg:y2="4.929cm">
            <text:p/>
          </draw:line>
          <draw:line presentation:style-name="Mpr32" draw:text-style-name="MP5" draw:layer="backgroundobjects" svg:x1="-0.019cm" svg:y1="13.198cm" svg:x2="8.896cm" svg:y2="4.283cm">
            <text:p/>
          </draw:line>
          <draw:line presentation:style-name="Mpr34" draw:text-style-name="MP5" draw:layer="backgroundobjects" svg:x1="-0.028cm" svg:y1="13.884cm" svg:x2="8.853cm" svg:y2="5.003cm">
            <text:p/>
          </draw:line>
          <draw:line presentation:style-name="Mpr34" draw:text-style-name="MP5" draw:layer="backgroundobjects" svg:x1="0.011cm" svg:y1="14.384cm" svg:x2="10.144cm" svg:y2="4.251cm">
            <text:p/>
          </draw:line>
          <draw:line presentation:style-name="Mpr35" draw:text-style-name="MP5" draw:layer="backgroundobjects" svg:x1="0.357cm" svg:y1="15.801cm" svg:x2="10.207cm" svg:y2="5.951cm">
            <text:p/>
          </draw:line>
        </draw:g>
        <draw:g>
          <draw:line presentation:style-name="Mpr30" draw:text-style-name="MP5" draw:layer="backgroundobjects" svg:x1="14.928cm" svg:y1="-0.054cm" svg:x2="19.271cm" svg:y2="4.289cm">
            <text:p/>
          </draw:line>
          <draw:line presentation:style-name="Mpr31" draw:text-style-name="MP5" draw:layer="backgroundobjects" svg:x1="14.406cm" svg:y1="-0.053cm" svg:x2="19.388cm" svg:y2="4.929cm">
            <text:p/>
          </draw:line>
          <draw:line presentation:style-name="Mpr32" draw:text-style-name="MP5" draw:layer="backgroundobjects" svg:x1="13.606cm" svg:y1="-0.053cm" svg:x2="17.967cm" svg:y2="4.308cm">
            <text:p/>
          </draw:line>
          <draw:line presentation:style-name="Mpr33" draw:text-style-name="MP5" draw:layer="backgroundobjects" svg:x1="12.962cm" svg:y1="-0.053cm" svg:x2="17.944cm" svg:y2="4.929cm">
            <text:p/>
          </draw:line>
          <draw:line presentation:style-name="Mpr32" draw:text-style-name="MP5" draw:layer="backgroundobjects" svg:x1="6.418cm" svg:y1="15.861cm" svg:x2="17.996cm" svg:y2="4.283cm">
            <text:p/>
          </draw:line>
          <draw:line presentation:style-name="Mpr34" draw:text-style-name="MP5" draw:layer="backgroundobjects" svg:x1="7.14cm" svg:y1="15.816cm" svg:x2="17.953cm" svg:y2="5.003cm">
            <text:p/>
          </draw:line>
          <draw:line presentation:style-name="Mpr34" draw:text-style-name="MP5" draw:layer="backgroundobjects" svg:x1="7.737cm" svg:y1="15.758cm" svg:x2="19.244cm" svg:y2="4.251cm">
            <text:p/>
          </draw:line>
          <draw:line presentation:style-name="Mpr35" draw:text-style-name="MP5" draw:layer="backgroundobjects" svg:x1="9.457cm" svg:y1="15.801cm" svg:x2="19.307cm" svg:y2="5.951cm">
            <text:p/>
          </draw:line>
        </draw:g>
      </draw:g>
      <draw:frame presentation:style-name="header_5f_-title" draw:layer="backgroundobjects" svg:width="22.288cm" svg:height="2.05cm" svg:x="0.55cm" svg:y="4.905cm" presentation:class="title" presentation:placeholder="true">
        <draw:text-box/>
      </draw:frame>
      <draw:custom-shape presentation:style-name="Mpr36" draw:text-style-name="MP8" draw:layer="backgroundobjects" svg:width="27.973cm" svg:height="0.2cm" svg:x="-0.01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_5f_-title" draw:layer="backgroundobjects" svg:width="19.798cm" svg:height="11.136cm" svg:x="0.6cm" svg:y="2.257cm" presentation:class="page"/>
        <draw:frame presentation:style-name="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7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38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38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T15H46S</meta:editing-duration>
    <meta:editing-cycles>84</meta:editing-cycles>
    <meta:generator>LibreOffice/6.0.7.3$Linux_X86_64 LibreOffice_project/00m0$Build-3</meta:generator>
    <dc:title>Bright Blue</dc:title>
    <dc:date>2021-01-07T20:42:58.191312152</dc:date>
    <meta:document-statistic meta:object-count="1720"/>
    <meta:template xlink:type="simple" xlink:actuate="onRequest" xlink:title="Bright Blue" xlink:href="../R05_Flowchart.odp" meta:date="2020-04-08T20:36:48.497255069"/>
  </office:meta>
</office:document-meta>
</file>